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" style:data-style-name="N49"/>
    <style:style style:name="ce3" style:family="table-cell" style:parent-style-name="_21315__20998__20301_" style:data-style-name="N49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9125cm" style:use-optimal-column-width="true"/>
    </style:style>
    <style:style style:name="co2" style:family="table-column">
      <style:table-column-properties fo:break-before="auto" style:column-width="7.381875cm" style:use-optimal-column-width="true"/>
    </style:style>
    <style:style style:name="co3" style:family="table-column">
      <style:table-column-properties fo:break-before="auto" style:column-width="5.635625cm" style:use-optimal-column-width="true"/>
    </style:style>
    <style:style style:name="co4" style:family="table-column">
      <style:table-column-properties fo:break-before="auto" style:column-width="4.94770833333333cm" style:use-optimal-column-width="true"/>
    </style:style>
    <style:style style:name="co5" style:family="table-column">
      <style:table-column-properties fo:break-before="auto" style:column-width="3.06916666666667cm" style:use-optimal-column-width="true"/>
    </style:style>
    <style:style style:name="co6" style:family="table-column">
      <style:table-column-properties fo:break-before="auto" style:column-width="4.18041666666667cm" style:use-optimal-column-width="true"/>
    </style:style>
    <style:style style:name="co7" style:family="table-column">
      <style:table-column-properties fo:break-before="auto" style:column-width="3.4925cm" style:use-optimal-column-width="true"/>
    </style:style>
    <style:style style:name="co8" style:family="table-column">
      <style:table-column-properties fo:break-before="auto" style:column-width="2.54cm"/>
    </style:style>
    <style:style style:name="ro1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16375" table:default-cell-style-name="ce2"/>
        <table:table-row table:style-name="ro1">
          <table:table-cell office:value-type="string" table:style-name="ce3">
            <text:p>中華民國106年12月</text:p>
          </table:table-cell>
          <table:table-cell office:value-type="string" table:style-name="ce2">
            <text:p>臺北市各里人口數戶數</text:p>
          </table:table-cell>
          <table:table-cell table:number-columns-repeated="7" table:style-name="ce2"/>
          <table:table-cell table:number-columns-repeated="16375" table:style-name="ce3"/>
        </table:table-row>
        <table:table-row table:style-name="ro1">
          <table:table-cell office:value-type="string" table:style-name="ce2">
            <text:p>區域別</text:p>
          </table:table-cell>
          <table:table-cell office:value-type="string" table:style-name="ce2">
            <text:p>村里數_現有門牌</text:p>
          </table:table-cell>
          <table:table-cell office:value-type="string" table:style-name="ce2">
            <text:p>村里數_戶籍登記</text:p>
          </table:table-cell>
          <table:table-cell office:value-type="string" table:style-name="ce2">
            <text:p>鄰數_現有門牌</text:p>
          </table:table-cell>
          <table:table-cell office:value-type="string" table:style-name="ce2">
            <text:p>鄰數_戶籍登記</text:p>
          </table:table-cell>
          <table:table-cell office:value-type="string" table:style-name="ce2">
            <text:p>戶數</text:p>
          </table:table-cell>
          <table:table-cell office:value-type="string" table:style-name="ce2">
            <text:p>人口數-合計</text:p>
          </table:table-cell>
          <table:table-cell office:value-type="string" table:style-name="ce2">
            <text:p>人口數-男</text:p>
          </table:table-cell>
          <table:table-cell office:value-type="string" table:style-name="ce2">
            <text:p>人口數-女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總 <text:s/>計</text:p>
          </table:table-cell>
          <table:table-cell office:value-type="float" office:value="456" table:style-name="ce3">
            <text:p><text:s/>456<text:s/></text:p>
          </table:table-cell>
          <table:table-cell office:value-type="float" office:value="456" table:style-name="ce3">
            <text:p><text:s/>456<text:s/></text:p>
          </table:table-cell>
          <table:table-cell office:value-type="float" office:value="9581" table:style-name="ce3">
            <text:p><text:s/>9,581<text:s/></text:p>
          </table:table-cell>
          <table:table-cell office:value-type="float" office:value="9559" table:style-name="ce3">
            <text:p><text:s/>9,559<text:s/></text:p>
          </table:table-cell>
          <table:table-cell office:value-type="float" office:value="1050755" table:style-name="ce3">
            <text:p><text:s/>1,050,755<text:s/></text:p>
          </table:table-cell>
          <table:table-cell office:value-type="float" office:value="2683257" table:style-name="ce3">
            <text:p><text:s/>2,683,257<text:s/></text:p>
          </table:table-cell>
          <table:table-cell office:value-type="float" office:value="1281917" table:style-name="ce3">
            <text:p><text:s/>1,281,917<text:s/></text:p>
          </table:table-cell>
          <table:table-cell office:value-type="float" office:value="1401340" table:style-name="ce3">
            <text:p><text:s/>1,401,34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松山區</text:p>
          </table:table-cell>
          <table:table-cell office:value-type="float" office:value="33" table:style-name="ce3">
            <text:p><text:s/>33<text:s/></text:p>
          </table:table-cell>
          <table:table-cell office:value-type="float" office:value="33" table:style-name="ce3">
            <text:p><text:s/>33<text:s/></text:p>
          </table:table-cell>
          <table:table-cell office:value-type="float" office:value="765" table:style-name="ce3">
            <text:p><text:s/>765<text:s/></text:p>
          </table:table-cell>
          <table:table-cell office:value-type="float" office:value="759" table:style-name="ce3">
            <text:p><text:s/>759<text:s/></text:p>
          </table:table-cell>
          <table:table-cell office:value-type="float" office:value="80552" table:style-name="ce3">
            <text:p><text:s/>80,552<text:s/></text:p>
          </table:table-cell>
          <table:table-cell office:value-type="float" office:value="206988" table:style-name="ce3">
            <text:p><text:s/>206,988<text:s/></text:p>
          </table:table-cell>
          <table:table-cell office:value-type="float" office:value="97096" table:style-name="ce3">
            <text:p><text:s/>97,096<text:s/></text:p>
          </table:table-cell>
          <table:table-cell office:value-type="float" office:value="109892" table:style-name="ce3">
            <text:p><text:s/>109,89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莊敬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7" table:style-name="ce3">
            <text:p><text:s/>27<text:s/></text:p>
          </table:table-cell>
          <table:table-cell office:value-type="float" office:value="2071" table:style-name="ce3">
            <text:p><text:s/>2,071<text:s/></text:p>
          </table:table-cell>
          <table:table-cell office:value-type="float" office:value="5530" table:style-name="ce3">
            <text:p><text:s/>5,530<text:s/></text:p>
          </table:table-cell>
          <table:table-cell office:value-type="float" office:value="2672" table:style-name="ce3">
            <text:p><text:s/>2,672<text:s/></text:p>
          </table:table-cell>
          <table:table-cell office:value-type="float" office:value="2858" table:style-name="ce3">
            <text:p><text:s/>2,85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東榮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3" table:style-name="ce3">
            <text:p><text:s/>33<text:s/></text:p>
          </table:table-cell>
          <table:table-cell office:value-type="float" office:value="32" table:style-name="ce3">
            <text:p><text:s/>32<text:s/></text:p>
          </table:table-cell>
          <table:table-cell office:value-type="float" office:value="3003" table:style-name="ce3">
            <text:p><text:s/>3,003<text:s/></text:p>
          </table:table-cell>
          <table:table-cell office:value-type="float" office:value="8291" table:style-name="ce3">
            <text:p><text:s/>8,291<text:s/></text:p>
          </table:table-cell>
          <table:table-cell office:value-type="float" office:value="3825" table:style-name="ce3">
            <text:p><text:s/>3,825<text:s/></text:p>
          </table:table-cell>
          <table:table-cell office:value-type="float" office:value="4466" table:style-name="ce3">
            <text:p><text:s/>4,46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三民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2" table:style-name="ce3">
            <text:p><text:s/>32<text:s/></text:p>
          </table:table-cell>
          <table:table-cell office:value-type="float" office:value="32" table:style-name="ce3">
            <text:p><text:s/>32<text:s/></text:p>
          </table:table-cell>
          <table:table-cell office:value-type="float" office:value="2942" table:style-name="ce3">
            <text:p><text:s/>2,942<text:s/></text:p>
          </table:table-cell>
          <table:table-cell office:value-type="float" office:value="7100" table:style-name="ce3">
            <text:p><text:s/>7,100<text:s/></text:p>
          </table:table-cell>
          <table:table-cell office:value-type="float" office:value="3285" table:style-name="ce3">
            <text:p><text:s/>3,285<text:s/></text:p>
          </table:table-cell>
          <table:table-cell office:value-type="float" office:value="3815" table:style-name="ce3">
            <text:p><text:s/>3,81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新益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51" table:style-name="ce3">
            <text:p><text:s/>1,851<text:s/></text:p>
          </table:table-cell>
          <table:table-cell office:value-type="float" office:value="4807" table:style-name="ce3">
            <text:p><text:s/>4,807<text:s/></text:p>
          </table:table-cell>
          <table:table-cell office:value-type="float" office:value="2288" table:style-name="ce3">
            <text:p><text:s/>2,288<text:s/></text:p>
          </table:table-cell>
          <table:table-cell office:value-type="float" office:value="2519" table:style-name="ce3">
            <text:p><text:s/>2,51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富錦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131" table:style-name="ce3">
            <text:p><text:s/>2,131<text:s/></text:p>
          </table:table-cell>
          <table:table-cell office:value-type="float" office:value="5422" table:style-name="ce3">
            <text:p><text:s/>5,422<text:s/></text:p>
          </table:table-cell>
          <table:table-cell office:value-type="float" office:value="2496" table:style-name="ce3">
            <text:p><text:s/>2,496<text:s/></text:p>
          </table:table-cell>
          <table:table-cell office:value-type="float" office:value="2926" table:style-name="ce3">
            <text:p><text:s/>2,92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新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2001" table:style-name="ce3">
            <text:p><text:s/>2,001<text:s/></text:p>
          </table:table-cell>
          <table:table-cell office:value-type="float" office:value="5154" table:style-name="ce3">
            <text:p><text:s/>5,154<text:s/></text:p>
          </table:table-cell>
          <table:table-cell office:value-type="float" office:value="2433" table:style-name="ce3">
            <text:p><text:s/>2,433<text:s/></text:p>
          </table:table-cell>
          <table:table-cell office:value-type="float" office:value="2721" table:style-name="ce3">
            <text:p><text:s/>2,72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富泰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13" table:style-name="ce3">
            <text:p><text:s/>2,013<text:s/></text:p>
          </table:table-cell>
          <table:table-cell office:value-type="float" office:value="4801" table:style-name="ce3">
            <text:p><text:s/>4,801<text:s/></text:p>
          </table:table-cell>
          <table:table-cell office:value-type="float" office:value="2099" table:style-name="ce3">
            <text:p><text:s/>2,099<text:s/></text:p>
          </table:table-cell>
          <table:table-cell office:value-type="float" office:value="2702" table:style-name="ce3">
            <text:p><text:s/>2,70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介壽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1763" table:style-name="ce3">
            <text:p><text:s/>1,763<text:s/></text:p>
          </table:table-cell>
          <table:table-cell office:value-type="float" office:value="4779" table:style-name="ce3">
            <text:p><text:s/>4,779<text:s/></text:p>
          </table:table-cell>
          <table:table-cell office:value-type="float" office:value="2264" table:style-name="ce3">
            <text:p><text:s/>2,264<text:s/></text:p>
          </table:table-cell>
          <table:table-cell office:value-type="float" office:value="2515" table:style-name="ce3">
            <text:p><text:s/>2,51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精忠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755" table:style-name="ce3">
            <text:p><text:s/>1,755<text:s/></text:p>
          </table:table-cell>
          <table:table-cell office:value-type="float" office:value="4628" table:style-name="ce3">
            <text:p><text:s/>4,628<text:s/></text:p>
          </table:table-cell>
          <table:table-cell office:value-type="float" office:value="2150" table:style-name="ce3">
            <text:p><text:s/>2,150<text:s/></text:p>
          </table:table-cell>
          <table:table-cell office:value-type="float" office:value="2478" table:style-name="ce3">
            <text:p><text:s/>2,47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東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3" table:style-name="ce3">
            <text:p><text:s/>33<text:s/></text:p>
          </table:table-cell>
          <table:table-cell office:value-type="float" office:value="33" table:style-name="ce3">
            <text:p><text:s/>33<text:s/></text:p>
          </table:table-cell>
          <table:table-cell office:value-type="float" office:value="3025" table:style-name="ce3">
            <text:p><text:s/>3,025<text:s/></text:p>
          </table:table-cell>
          <table:table-cell office:value-type="float" office:value="7349" table:style-name="ce3">
            <text:p><text:s/>7,349<text:s/></text:p>
          </table:table-cell>
          <table:table-cell office:value-type="float" office:value="3442" table:style-name="ce3">
            <text:p><text:s/>3,442<text:s/></text:p>
          </table:table-cell>
          <table:table-cell office:value-type="float" office:value="3907" table:style-name="ce3">
            <text:p><text:s/>3,90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龍田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9" table:style-name="ce3">
            <text:p><text:s/>39<text:s/></text:p>
          </table:table-cell>
          <table:table-cell office:value-type="float" office:value="39" table:style-name="ce3">
            <text:p><text:s/>39<text:s/></text:p>
          </table:table-cell>
          <table:table-cell office:value-type="float" office:value="4254" table:style-name="ce3">
            <text:p><text:s/>4,254<text:s/></text:p>
          </table:table-cell>
          <table:table-cell office:value-type="float" office:value="11107" table:style-name="ce3">
            <text:p><text:s/>11,107<text:s/></text:p>
          </table:table-cell>
          <table:table-cell office:value-type="float" office:value="5189" table:style-name="ce3">
            <text:p><text:s/>5,189<text:s/></text:p>
          </table:table-cell>
          <table:table-cell office:value-type="float" office:value="5918" table:style-name="ce3">
            <text:p><text:s/>5,91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東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2" table:style-name="ce3">
            <text:p><text:s/>12<text:s/></text:p>
          </table:table-cell>
          <table:table-cell office:value-type="float" office:value="12" table:style-name="ce3">
            <text:p><text:s/>12<text:s/></text:p>
          </table:table-cell>
          <table:table-cell office:value-type="float" office:value="1051" table:style-name="ce3">
            <text:p><text:s/>1,051<text:s/></text:p>
          </table:table-cell>
          <table:table-cell office:value-type="float" office:value="2946" table:style-name="ce3">
            <text:p><text:s/>2,946<text:s/></text:p>
          </table:table-cell>
          <table:table-cell office:value-type="float" office:value="1363" table:style-name="ce3">
            <text:p><text:s/>1,363<text:s/></text:p>
          </table:table-cell>
          <table:table-cell office:value-type="float" office:value="1583" table:style-name="ce3">
            <text:p><text:s/>1,58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東勢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13" table:style-name="ce3">
            <text:p><text:s/>1,813<text:s/></text:p>
          </table:table-cell>
          <table:table-cell office:value-type="float" office:value="4586" table:style-name="ce3">
            <text:p><text:s/>4,586<text:s/></text:p>
          </table:table-cell>
          <table:table-cell office:value-type="float" office:value="2144" table:style-name="ce3">
            <text:p><text:s/>2,144<text:s/></text:p>
          </table:table-cell>
          <table:table-cell office:value-type="float" office:value="2442" table:style-name="ce3">
            <text:p><text:s/>2,44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中華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554" table:style-name="ce3">
            <text:p><text:s/>2,554<text:s/></text:p>
          </table:table-cell>
          <table:table-cell office:value-type="float" office:value="6759" table:style-name="ce3">
            <text:p><text:s/>6,759<text:s/></text:p>
          </table:table-cell>
          <table:table-cell office:value-type="float" office:value="3159" table:style-name="ce3">
            <text:p><text:s/>3,159<text:s/></text:p>
          </table:table-cell>
          <table:table-cell office:value-type="float" office:value="3600" table:style-name="ce3">
            <text:p><text:s/>3,60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民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2" table:style-name="ce3">
            <text:p><text:s/>32<text:s/></text:p>
          </table:table-cell>
          <table:table-cell office:value-type="float" office:value="32" table:style-name="ce3">
            <text:p><text:s/>32<text:s/></text:p>
          </table:table-cell>
          <table:table-cell office:value-type="float" office:value="3491" table:style-name="ce3">
            <text:p><text:s/>3,491<text:s/></text:p>
          </table:table-cell>
          <table:table-cell office:value-type="float" office:value="9063" table:style-name="ce3">
            <text:p><text:s/>9,063<text:s/></text:p>
          </table:table-cell>
          <table:table-cell office:value-type="float" office:value="4180" table:style-name="ce3">
            <text:p><text:s/>4,180<text:s/></text:p>
          </table:table-cell>
          <table:table-cell office:value-type="float" office:value="4883" table:style-name="ce3">
            <text:p><text:s/>4,88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民福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7" table:style-name="ce3">
            <text:p><text:s/>27<text:s/></text:p>
          </table:table-cell>
          <table:table-cell office:value-type="float" office:value="27" table:style-name="ce3">
            <text:p><text:s/>27<text:s/></text:p>
          </table:table-cell>
          <table:table-cell office:value-type="float" office:value="2668" table:style-name="ce3">
            <text:p><text:s/>2,668<text:s/></text:p>
          </table:table-cell>
          <table:table-cell office:value-type="float" office:value="6537" table:style-name="ce3">
            <text:p><text:s/>6,537<text:s/></text:p>
          </table:table-cell>
          <table:table-cell office:value-type="float" office:value="3100" table:style-name="ce3">
            <text:p><text:s/>3,100<text:s/></text:p>
          </table:table-cell>
          <table:table-cell office:value-type="float" office:value="3437" table:style-name="ce3">
            <text:p><text:s/>3,43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慈祐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4062" table:style-name="ce3">
            <text:p><text:s/>4,062<text:s/></text:p>
          </table:table-cell>
          <table:table-cell office:value-type="float" office:value="8180" table:style-name="ce3">
            <text:p><text:s/>8,180<text:s/></text:p>
          </table:table-cell>
          <table:table-cell office:value-type="float" office:value="4094" table:style-name="ce3">
            <text:p><text:s/>4,094<text:s/></text:p>
          </table:table-cell>
          <table:table-cell office:value-type="float" office:value="4086" table:style-name="ce3">
            <text:p><text:s/>4,08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安平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3" table:style-name="ce3">
            <text:p><text:s/>33<text:s/></text:p>
          </table:table-cell>
          <table:table-cell office:value-type="float" office:value="33" table:style-name="ce3">
            <text:p><text:s/>33<text:s/></text:p>
          </table:table-cell>
          <table:table-cell office:value-type="float" office:value="3574" table:style-name="ce3">
            <text:p><text:s/>3,574<text:s/></text:p>
          </table:table-cell>
          <table:table-cell office:value-type="float" office:value="8564" table:style-name="ce3">
            <text:p><text:s/>8,564<text:s/></text:p>
          </table:table-cell>
          <table:table-cell office:value-type="float" office:value="4085" table:style-name="ce3">
            <text:p><text:s/>4,085<text:s/></text:p>
          </table:table-cell>
          <table:table-cell office:value-type="float" office:value="4479" table:style-name="ce3">
            <text:p><text:s/>4,47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鵬程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2075" table:style-name="ce3">
            <text:p><text:s/>2,075<text:s/></text:p>
          </table:table-cell>
          <table:table-cell office:value-type="float" office:value="5473" table:style-name="ce3">
            <text:p><text:s/>5,473<text:s/></text:p>
          </table:table-cell>
          <table:table-cell office:value-type="float" office:value="2646" table:style-name="ce3">
            <text:p><text:s/>2,646<text:s/></text:p>
          </table:table-cell>
          <table:table-cell office:value-type="float" office:value="2827" table:style-name="ce3">
            <text:p><text:s/>2,82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自強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3772" table:style-name="ce3">
            <text:p><text:s/>3,772<text:s/></text:p>
          </table:table-cell>
          <table:table-cell office:value-type="float" office:value="10068" table:style-name="ce3">
            <text:p><text:s/>10,068<text:s/></text:p>
          </table:table-cell>
          <table:table-cell office:value-type="float" office:value="4735" table:style-name="ce3">
            <text:p><text:s/>4,735<text:s/></text:p>
          </table:table-cell>
          <table:table-cell office:value-type="float" office:value="5333" table:style-name="ce3">
            <text:p><text:s/>5,33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吉祥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7" table:style-name="ce3">
            <text:p><text:s/>27<text:s/></text:p>
          </table:table-cell>
          <table:table-cell office:value-type="float" office:value="27" table:style-name="ce3">
            <text:p><text:s/>27<text:s/></text:p>
          </table:table-cell>
          <table:table-cell office:value-type="float" office:value="3435" table:style-name="ce3">
            <text:p><text:s/>3,435<text:s/></text:p>
          </table:table-cell>
          <table:table-cell office:value-type="float" office:value="8743" table:style-name="ce3">
            <text:p><text:s/>8,743<text:s/></text:p>
          </table:table-cell>
          <table:table-cell office:value-type="float" office:value="4071" table:style-name="ce3">
            <text:p><text:s/>4,071<text:s/></text:p>
          </table:table-cell>
          <table:table-cell office:value-type="float" office:value="4672" table:style-name="ce3">
            <text:p><text:s/>4,67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新聚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366" table:style-name="ce3">
            <text:p><text:s/>3,366<text:s/></text:p>
          </table:table-cell>
          <table:table-cell office:value-type="float" office:value="8322" table:style-name="ce3">
            <text:p><text:s/>8,322<text:s/></text:p>
          </table:table-cell>
          <table:table-cell office:value-type="float" office:value="3868" table:style-name="ce3">
            <text:p><text:s/>3,868<text:s/></text:p>
          </table:table-cell>
          <table:table-cell office:value-type="float" office:value="4454" table:style-name="ce3">
            <text:p><text:s/>4,45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復盛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549" table:style-name="ce3">
            <text:p><text:s/>2,549<text:s/></text:p>
          </table:table-cell>
          <table:table-cell office:value-type="float" office:value="6650" table:style-name="ce3">
            <text:p><text:s/>6,650<text:s/></text:p>
          </table:table-cell>
          <table:table-cell office:value-type="float" office:value="3132" table:style-name="ce3">
            <text:p><text:s/>3,132<text:s/></text:p>
          </table:table-cell>
          <table:table-cell office:value-type="float" office:value="3518" table:style-name="ce3">
            <text:p><text:s/>3,51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中正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4" table:style-name="ce3">
            <text:p><text:s/>34<text:s/></text:p>
          </table:table-cell>
          <table:table-cell office:value-type="float" office:value="34" table:style-name="ce3">
            <text:p><text:s/>34<text:s/></text:p>
          </table:table-cell>
          <table:table-cell office:value-type="float" office:value="3955" table:style-name="ce3">
            <text:p><text:s/>3,955<text:s/></text:p>
          </table:table-cell>
          <table:table-cell office:value-type="float" office:value="10711" table:style-name="ce3">
            <text:p><text:s/>10,711<text:s/></text:p>
          </table:table-cell>
          <table:table-cell office:value-type="float" office:value="5004" table:style-name="ce3">
            <text:p><text:s/>5,004<text:s/></text:p>
          </table:table-cell>
          <table:table-cell office:value-type="float" office:value="5707" table:style-name="ce3">
            <text:p><text:s/>5,70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中崙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722" table:style-name="ce3">
            <text:p><text:s/>1,722<text:s/></text:p>
          </table:table-cell>
          <table:table-cell office:value-type="float" office:value="4513" table:style-name="ce3">
            <text:p><text:s/>4,513<text:s/></text:p>
          </table:table-cell>
          <table:table-cell office:value-type="float" office:value="2107" table:style-name="ce3">
            <text:p><text:s/>2,107<text:s/></text:p>
          </table:table-cell>
          <table:table-cell office:value-type="float" office:value="2406" table:style-name="ce3">
            <text:p><text:s/>2,40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美仁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1" table:style-name="ce3">
            <text:p><text:s/>11<text:s/></text:p>
          </table:table-cell>
          <table:table-cell office:value-type="float" office:value="11" table:style-name="ce3">
            <text:p><text:s/>11<text:s/></text:p>
          </table:table-cell>
          <table:table-cell office:value-type="float" office:value="1355" table:style-name="ce3">
            <text:p><text:s/>1,355<text:s/></text:p>
          </table:table-cell>
          <table:table-cell office:value-type="float" office:value="3752" table:style-name="ce3">
            <text:p><text:s/>3,752<text:s/></text:p>
          </table:table-cell>
          <table:table-cell office:value-type="float" office:value="1777" table:style-name="ce3">
            <text:p><text:s/>1,777<text:s/></text:p>
          </table:table-cell>
          <table:table-cell office:value-type="float" office:value="1975" table:style-name="ce3">
            <text:p><text:s/>1,97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吉仁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557" table:style-name="ce3">
            <text:p><text:s/>1,557<text:s/></text:p>
          </table:table-cell>
          <table:table-cell office:value-type="float" office:value="4224" table:style-name="ce3">
            <text:p><text:s/>4,224<text:s/></text:p>
          </table:table-cell>
          <table:table-cell office:value-type="float" office:value="1980" table:style-name="ce3">
            <text:p><text:s/>1,980<text:s/></text:p>
          </table:table-cell>
          <table:table-cell office:value-type="float" office:value="2244" table:style-name="ce3">
            <text:p><text:s/>2,24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敦化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2587" table:style-name="ce3">
            <text:p><text:s/>2,587<text:s/></text:p>
          </table:table-cell>
          <table:table-cell office:value-type="float" office:value="7480" table:style-name="ce3">
            <text:p><text:s/>7,480<text:s/></text:p>
          </table:table-cell>
          <table:table-cell office:value-type="float" office:value="3538" table:style-name="ce3">
            <text:p><text:s/>3,538<text:s/></text:p>
          </table:table-cell>
          <table:table-cell office:value-type="float" office:value="3942" table:style-name="ce3">
            <text:p><text:s/>3,94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復源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244" table:style-name="ce3">
            <text:p><text:s/>1,244<text:s/></text:p>
          </table:table-cell>
          <table:table-cell office:value-type="float" office:value="3392" table:style-name="ce3">
            <text:p><text:s/>3,392<text:s/></text:p>
          </table:table-cell>
          <table:table-cell office:value-type="float" office:value="1619" table:style-name="ce3">
            <text:p><text:s/>1,619<text:s/></text:p>
          </table:table-cell>
          <table:table-cell office:value-type="float" office:value="1773" table:style-name="ce3">
            <text:p><text:s/>1,77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復建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837" table:style-name="ce3">
            <text:p><text:s/>1,837<text:s/></text:p>
          </table:table-cell>
          <table:table-cell office:value-type="float" office:value="4862" table:style-name="ce3">
            <text:p><text:s/>4,862<text:s/></text:p>
          </table:table-cell>
          <table:table-cell office:value-type="float" office:value="2317" table:style-name="ce3">
            <text:p><text:s/>2,317<text:s/></text:p>
          </table:table-cell>
          <table:table-cell office:value-type="float" office:value="2545" table:style-name="ce3">
            <text:p><text:s/>2,54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復勢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594" table:style-name="ce3">
            <text:p><text:s/>2,594<text:s/></text:p>
          </table:table-cell>
          <table:table-cell office:value-type="float" office:value="6648" table:style-name="ce3">
            <text:p><text:s/>6,648<text:s/></text:p>
          </table:table-cell>
          <table:table-cell office:value-type="float" office:value="3031" table:style-name="ce3">
            <text:p><text:s/>3,031<text:s/></text:p>
          </table:table-cell>
          <table:table-cell office:value-type="float" office:value="3617" table:style-name="ce3">
            <text:p><text:s/>3,61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福成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1006" table:style-name="ce3">
            <text:p><text:s/>1,006<text:s/></text:p>
          </table:table-cell>
          <table:table-cell office:value-type="float" office:value="2818" table:style-name="ce3">
            <text:p><text:s/>2,818<text:s/></text:p>
          </table:table-cell>
          <table:table-cell office:value-type="float" office:value="1286" table:style-name="ce3">
            <text:p><text:s/>1,286<text:s/></text:p>
          </table:table-cell>
          <table:table-cell office:value-type="float" office:value="1532" table:style-name="ce3">
            <text:p><text:s/>1,53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松基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476" table:style-name="ce3">
            <text:p><text:s/>1,476<text:s/></text:p>
          </table:table-cell>
          <table:table-cell office:value-type="float" office:value="3729" table:style-name="ce3">
            <text:p><text:s/>3,729<text:s/></text:p>
          </table:table-cell>
          <table:table-cell office:value-type="float" office:value="1717" table:style-name="ce3">
            <text:p><text:s/>1,717<text:s/></text:p>
          </table:table-cell>
          <table:table-cell office:value-type="float" office:value="2012" table:style-name="ce3">
            <text:p><text:s/>2,01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信義區</text:p>
          </table:table-cell>
          <table:table-cell office:value-type="float" office:value="41" table:style-name="ce3">
            <text:p><text:s/>41<text:s/></text:p>
          </table:table-cell>
          <table:table-cell office:value-type="float" office:value="41" table:style-name="ce3">
            <text:p><text:s/>41<text:s/></text:p>
          </table:table-cell>
          <table:table-cell office:value-type="float" office:value="906" table:style-name="ce3">
            <text:p><text:s/>906<text:s/></text:p>
          </table:table-cell>
          <table:table-cell office:value-type="float" office:value="904" table:style-name="ce3">
            <text:p><text:s/>904<text:s/></text:p>
          </table:table-cell>
          <table:table-cell office:value-type="float" office:value="89457" table:style-name="ce3">
            <text:p><text:s/>89,457<text:s/></text:p>
          </table:table-cell>
          <table:table-cell office:value-type="float" office:value="225753" table:style-name="ce3">
            <text:p><text:s/>225,753<text:s/></text:p>
          </table:table-cell>
          <table:table-cell office:value-type="float" office:value="107780" table:style-name="ce3">
            <text:p><text:s/>107,780<text:s/></text:p>
          </table:table-cell>
          <table:table-cell office:value-type="float" office:value="117973" table:style-name="ce3">
            <text:p><text:s/>117,97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西村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934" table:style-name="ce3">
            <text:p><text:s/>2,934<text:s/></text:p>
          </table:table-cell>
          <table:table-cell office:value-type="float" office:value="6024" table:style-name="ce3">
            <text:p><text:s/>6,024<text:s/></text:p>
          </table:table-cell>
          <table:table-cell office:value-type="float" office:value="3121" table:style-name="ce3">
            <text:p><text:s/>3,121<text:s/></text:p>
          </table:table-cell>
          <table:table-cell office:value-type="float" office:value="2903" table:style-name="ce3">
            <text:p><text:s/>2,90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正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1907" table:style-name="ce3">
            <text:p><text:s/>1,907<text:s/></text:p>
          </table:table-cell>
          <table:table-cell office:value-type="float" office:value="4793" table:style-name="ce3">
            <text:p><text:s/>4,793<text:s/></text:p>
          </table:table-cell>
          <table:table-cell office:value-type="float" office:value="2193" table:style-name="ce3">
            <text:p><text:s/>2,193<text:s/></text:p>
          </table:table-cell>
          <table:table-cell office:value-type="float" office:value="2600" table:style-name="ce3">
            <text:p><text:s/>2,60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興隆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263" table:style-name="ce3">
            <text:p><text:s/>1,263<text:s/></text:p>
          </table:table-cell>
          <table:table-cell office:value-type="float" office:value="3000" table:style-name="ce3">
            <text:p><text:s/>3,000<text:s/></text:p>
          </table:table-cell>
          <table:table-cell office:value-type="float" office:value="1396" table:style-name="ce3">
            <text:p><text:s/>1,396<text:s/></text:p>
          </table:table-cell>
          <table:table-cell office:value-type="float" office:value="1604" table:style-name="ce3">
            <text:p><text:s/>1,60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中興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753" table:style-name="ce3">
            <text:p><text:s/>1,753<text:s/></text:p>
          </table:table-cell>
          <table:table-cell office:value-type="float" office:value="3689" table:style-name="ce3">
            <text:p><text:s/>3,689<text:s/></text:p>
          </table:table-cell>
          <table:table-cell office:value-type="float" office:value="1637" table:style-name="ce3">
            <text:p><text:s/>1,637<text:s/></text:p>
          </table:table-cell>
          <table:table-cell office:value-type="float" office:value="2052" table:style-name="ce3">
            <text:p><text:s/>2,05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新仁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1387" table:style-name="ce3">
            <text:p><text:s/>1,387<text:s/></text:p>
          </table:table-cell>
          <table:table-cell office:value-type="float" office:value="3492" table:style-name="ce3">
            <text:p><text:s/>3,492<text:s/></text:p>
          </table:table-cell>
          <table:table-cell office:value-type="float" office:value="1628" table:style-name="ce3">
            <text:p><text:s/>1,628<text:s/></text:p>
          </table:table-cell>
          <table:table-cell office:value-type="float" office:value="1864" table:style-name="ce3">
            <text:p><text:s/>1,86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興雅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470" table:style-name="ce3">
            <text:p><text:s/>2,470<text:s/></text:p>
          </table:table-cell>
          <table:table-cell office:value-type="float" office:value="5968" table:style-name="ce3">
            <text:p><text:s/>5,968<text:s/></text:p>
          </table:table-cell>
          <table:table-cell office:value-type="float" office:value="2808" table:style-name="ce3">
            <text:p><text:s/>2,808<text:s/></text:p>
          </table:table-cell>
          <table:table-cell office:value-type="float" office:value="3160" table:style-name="ce3">
            <text:p><text:s/>3,16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敦厚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304" table:style-name="ce3">
            <text:p><text:s/>2,304<text:s/></text:p>
          </table:table-cell>
          <table:table-cell office:value-type="float" office:value="5436" table:style-name="ce3">
            <text:p><text:s/>5,436<text:s/></text:p>
          </table:table-cell>
          <table:table-cell office:value-type="float" office:value="2520" table:style-name="ce3">
            <text:p><text:s/>2,520<text:s/></text:p>
          </table:table-cell>
          <table:table-cell office:value-type="float" office:value="2916" table:style-name="ce3">
            <text:p><text:s/>2,91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廣居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9" table:style-name="ce3">
            <text:p><text:s/>29<text:s/></text:p>
          </table:table-cell>
          <table:table-cell office:value-type="float" office:value="29" table:style-name="ce3">
            <text:p><text:s/>29<text:s/></text:p>
          </table:table-cell>
          <table:table-cell office:value-type="float" office:value="3145" table:style-name="ce3">
            <text:p><text:s/>3,145<text:s/></text:p>
          </table:table-cell>
          <table:table-cell office:value-type="float" office:value="8367" table:style-name="ce3">
            <text:p><text:s/>8,367<text:s/></text:p>
          </table:table-cell>
          <table:table-cell office:value-type="float" office:value="3907" table:style-name="ce3">
            <text:p><text:s/>3,907<text:s/></text:p>
          </table:table-cell>
          <table:table-cell office:value-type="float" office:value="4460" table:style-name="ce3">
            <text:p><text:s/>4,46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安康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3" table:style-name="ce3">
            <text:p><text:s/>33<text:s/></text:p>
          </table:table-cell>
          <table:table-cell office:value-type="float" office:value="33" table:style-name="ce3">
            <text:p><text:s/>33<text:s/></text:p>
          </table:table-cell>
          <table:table-cell office:value-type="float" office:value="4415" table:style-name="ce3">
            <text:p><text:s/>4,415<text:s/></text:p>
          </table:table-cell>
          <table:table-cell office:value-type="float" office:value="11215" table:style-name="ce3">
            <text:p><text:s/>11,215<text:s/></text:p>
          </table:table-cell>
          <table:table-cell office:value-type="float" office:value="5284" table:style-name="ce3">
            <text:p><text:s/>5,284<text:s/></text:p>
          </table:table-cell>
          <table:table-cell office:value-type="float" office:value="5931" table:style-name="ce3">
            <text:p><text:s/>5,93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六藝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407" table:style-name="ce3">
            <text:p><text:s/>1,407<text:s/></text:p>
          </table:table-cell>
          <table:table-cell office:value-type="float" office:value="3930" table:style-name="ce3">
            <text:p><text:s/>3,930<text:s/></text:p>
          </table:table-cell>
          <table:table-cell office:value-type="float" office:value="1910" table:style-name="ce3">
            <text:p><text:s/>1,910<text:s/></text:p>
          </table:table-cell>
          <table:table-cell office:value-type="float" office:value="2020" table:style-name="ce3">
            <text:p><text:s/>2,02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雅祥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112" table:style-name="ce3">
            <text:p><text:s/>2,112<text:s/></text:p>
          </table:table-cell>
          <table:table-cell office:value-type="float" office:value="5229" table:style-name="ce3">
            <text:p><text:s/>5,229<text:s/></text:p>
          </table:table-cell>
          <table:table-cell office:value-type="float" office:value="2564" table:style-name="ce3">
            <text:p><text:s/>2,564<text:s/></text:p>
          </table:table-cell>
          <table:table-cell office:value-type="float" office:value="2665" table:style-name="ce3">
            <text:p><text:s/>2,66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五常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478" table:style-name="ce3">
            <text:p><text:s/>1,478<text:s/></text:p>
          </table:table-cell>
          <table:table-cell office:value-type="float" office:value="3872" table:style-name="ce3">
            <text:p><text:s/>3,872<text:s/></text:p>
          </table:table-cell>
          <table:table-cell office:value-type="float" office:value="1884" table:style-name="ce3">
            <text:p><text:s/>1,884<text:s/></text:p>
          </table:table-cell>
          <table:table-cell office:value-type="float" office:value="1988" table:style-name="ce3">
            <text:p><text:s/>1,98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五全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030" table:style-name="ce3">
            <text:p><text:s/>2,030<text:s/></text:p>
          </table:table-cell>
          <table:table-cell office:value-type="float" office:value="5135" table:style-name="ce3">
            <text:p><text:s/>5,135<text:s/></text:p>
          </table:table-cell>
          <table:table-cell office:value-type="float" office:value="2421" table:style-name="ce3">
            <text:p><text:s/>2,421<text:s/></text:p>
          </table:table-cell>
          <table:table-cell office:value-type="float" office:value="2714" table:style-name="ce3">
            <text:p><text:s/>2,71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永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437" table:style-name="ce3">
            <text:p><text:s/>1,437<text:s/></text:p>
          </table:table-cell>
          <table:table-cell office:value-type="float" office:value="4166" table:style-name="ce3">
            <text:p><text:s/>4,166<text:s/></text:p>
          </table:table-cell>
          <table:table-cell office:value-type="float" office:value="2102" table:style-name="ce3">
            <text:p><text:s/>2,102<text:s/></text:p>
          </table:table-cell>
          <table:table-cell office:value-type="float" office:value="2064" table:style-name="ce3">
            <text:p><text:s/>2,06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長春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1700" table:style-name="ce3">
            <text:p><text:s/>1,700<text:s/></text:p>
          </table:table-cell>
          <table:table-cell office:value-type="float" office:value="4351" table:style-name="ce3">
            <text:p><text:s/>4,351<text:s/></text:p>
          </table:table-cell>
          <table:table-cell office:value-type="float" office:value="2100" table:style-name="ce3">
            <text:p><text:s/>2,100<text:s/></text:p>
          </table:table-cell>
          <table:table-cell office:value-type="float" office:value="2251" table:style-name="ce3">
            <text:p><text:s/>2,25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四育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189" table:style-name="ce3">
            <text:p><text:s/>2,189<text:s/></text:p>
          </table:table-cell>
          <table:table-cell office:value-type="float" office:value="5749" table:style-name="ce3">
            <text:p><text:s/>5,749<text:s/></text:p>
          </table:table-cell>
          <table:table-cell office:value-type="float" office:value="2810" table:style-name="ce3">
            <text:p><text:s/>2,810<text:s/></text:p>
          </table:table-cell>
          <table:table-cell office:value-type="float" office:value="2939" table:style-name="ce3">
            <text:p><text:s/>2,93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四維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167" table:style-name="ce3">
            <text:p><text:s/>2,167<text:s/></text:p>
          </table:table-cell>
          <table:table-cell office:value-type="float" office:value="5531" table:style-name="ce3">
            <text:p><text:s/>5,531<text:s/></text:p>
          </table:table-cell>
          <table:table-cell office:value-type="float" office:value="2640" table:style-name="ce3">
            <text:p><text:s/>2,640<text:s/></text:p>
          </table:table-cell>
          <table:table-cell office:value-type="float" office:value="2891" table:style-name="ce3">
            <text:p><text:s/>2,89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永春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1972" table:style-name="ce3">
            <text:p><text:s/>1,972<text:s/></text:p>
          </table:table-cell>
          <table:table-cell office:value-type="float" office:value="5088" table:style-name="ce3">
            <text:p><text:s/>5,088<text:s/></text:p>
          </table:table-cell>
          <table:table-cell office:value-type="float" office:value="2472" table:style-name="ce3">
            <text:p><text:s/>2,472<text:s/></text:p>
          </table:table-cell>
          <table:table-cell office:value-type="float" office:value="2616" table:style-name="ce3">
            <text:p><text:s/>2,61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富台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958" table:style-name="ce3">
            <text:p><text:s/>1,958<text:s/></text:p>
          </table:table-cell>
          <table:table-cell office:value-type="float" office:value="4548" table:style-name="ce3">
            <text:p><text:s/>4,548<text:s/></text:p>
          </table:table-cell>
          <table:table-cell office:value-type="float" office:value="2126" table:style-name="ce3">
            <text:p><text:s/>2,126<text:s/></text:p>
          </table:table-cell>
          <table:table-cell office:value-type="float" office:value="2422" table:style-name="ce3">
            <text:p><text:s/>2,42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國業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3022" table:style-name="ce3">
            <text:p><text:s/>3,022<text:s/></text:p>
          </table:table-cell>
          <table:table-cell office:value-type="float" office:value="8169" table:style-name="ce3">
            <text:p><text:s/>8,169<text:s/></text:p>
          </table:table-cell>
          <table:table-cell office:value-type="float" office:value="3881" table:style-name="ce3">
            <text:p><text:s/>3,881<text:s/></text:p>
          </table:table-cell>
          <table:table-cell office:value-type="float" office:value="4288" table:style-name="ce3">
            <text:p><text:s/>4,28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松隆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2" table:style-name="ce3">
            <text:p><text:s/>12<text:s/></text:p>
          </table:table-cell>
          <table:table-cell office:value-type="float" office:value="12" table:style-name="ce3">
            <text:p><text:s/>12<text:s/></text:p>
          </table:table-cell>
          <table:table-cell office:value-type="float" office:value="888" table:style-name="ce3">
            <text:p><text:s/>888<text:s/></text:p>
          </table:table-cell>
          <table:table-cell office:value-type="float" office:value="2346" table:style-name="ce3">
            <text:p><text:s/>2,346<text:s/></text:p>
          </table:table-cell>
          <table:table-cell office:value-type="float" office:value="1154" table:style-name="ce3">
            <text:p><text:s/>1,154<text:s/></text:p>
          </table:table-cell>
          <table:table-cell office:value-type="float" office:value="1192" table:style-name="ce3">
            <text:p><text:s/>1,19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松友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545" table:style-name="ce3">
            <text:p><text:s/>2,545<text:s/></text:p>
          </table:table-cell>
          <table:table-cell office:value-type="float" office:value="7184" table:style-name="ce3">
            <text:p><text:s/>7,184<text:s/></text:p>
          </table:table-cell>
          <table:table-cell office:value-type="float" office:value="3398" table:style-name="ce3">
            <text:p><text:s/>3,398<text:s/></text:p>
          </table:table-cell>
          <table:table-cell office:value-type="float" office:value="3786" table:style-name="ce3">
            <text:p><text:s/>3,78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松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084" table:style-name="ce3">
            <text:p><text:s/>2,084<text:s/></text:p>
          </table:table-cell>
          <table:table-cell office:value-type="float" office:value="5039" table:style-name="ce3">
            <text:p><text:s/>5,039<text:s/></text:p>
          </table:table-cell>
          <table:table-cell office:value-type="float" office:value="2434" table:style-name="ce3">
            <text:p><text:s/>2,434<text:s/></text:p>
          </table:table-cell>
          <table:table-cell office:value-type="float" office:value="2605" table:style-name="ce3">
            <text:p><text:s/>2,60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中坡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94" table:style-name="ce3">
            <text:p><text:s/>1,694<text:s/></text:p>
          </table:table-cell>
          <table:table-cell office:value-type="float" office:value="4650" table:style-name="ce3">
            <text:p><text:s/>4,650<text:s/></text:p>
          </table:table-cell>
          <table:table-cell office:value-type="float" office:value="2255" table:style-name="ce3">
            <text:p><text:s/>2,255<text:s/></text:p>
          </table:table-cell>
          <table:table-cell office:value-type="float" office:value="2395" table:style-name="ce3">
            <text:p><text:s/>2,39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中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2" table:style-name="ce3">
            <text:p><text:s/>32<text:s/></text:p>
          </table:table-cell>
          <table:table-cell office:value-type="float" office:value="32" table:style-name="ce3">
            <text:p><text:s/>32<text:s/></text:p>
          </table:table-cell>
          <table:table-cell office:value-type="float" office:value="2998" table:style-name="ce3">
            <text:p><text:s/>2,998<text:s/></text:p>
          </table:table-cell>
          <table:table-cell office:value-type="float" office:value="8337" table:style-name="ce3">
            <text:p><text:s/>8,337<text:s/></text:p>
          </table:table-cell>
          <table:table-cell office:value-type="float" office:value="4082" table:style-name="ce3">
            <text:p><text:s/>4,082<text:s/></text:p>
          </table:table-cell>
          <table:table-cell office:value-type="float" office:value="4255" table:style-name="ce3">
            <text:p><text:s/>4,25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大道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407" table:style-name="ce3">
            <text:p><text:s/>2,407<text:s/></text:p>
          </table:table-cell>
          <table:table-cell office:value-type="float" office:value="6216" table:style-name="ce3">
            <text:p><text:s/>6,216<text:s/></text:p>
          </table:table-cell>
          <table:table-cell office:value-type="float" office:value="3029" table:style-name="ce3">
            <text:p><text:s/>3,029<text:s/></text:p>
          </table:table-cell>
          <table:table-cell office:value-type="float" office:value="3187" table:style-name="ce3">
            <text:p><text:s/>3,18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大仁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1646" table:style-name="ce3">
            <text:p><text:s/>1,646<text:s/></text:p>
          </table:table-cell>
          <table:table-cell office:value-type="float" office:value="4150" table:style-name="ce3">
            <text:p><text:s/>4,150<text:s/></text:p>
          </table:table-cell>
          <table:table-cell office:value-type="float" office:value="1975" table:style-name="ce3">
            <text:p><text:s/>1,975<text:s/></text:p>
          </table:table-cell>
          <table:table-cell office:value-type="float" office:value="2175" table:style-name="ce3">
            <text:p><text:s/>2,17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景新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183" table:style-name="ce3">
            <text:p><text:s/>2,183<text:s/></text:p>
          </table:table-cell>
          <table:table-cell office:value-type="float" office:value="5312" table:style-name="ce3">
            <text:p><text:s/>5,312<text:s/></text:p>
          </table:table-cell>
          <table:table-cell office:value-type="float" office:value="2459" table:style-name="ce3">
            <text:p><text:s/>2,459<text:s/></text:p>
          </table:table-cell>
          <table:table-cell office:value-type="float" office:value="2853" table:style-name="ce3">
            <text:p><text:s/>2,85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惠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640" table:style-name="ce3">
            <text:p><text:s/>2,640<text:s/></text:p>
          </table:table-cell>
          <table:table-cell office:value-type="float" office:value="6786" table:style-name="ce3">
            <text:p><text:s/>6,786<text:s/></text:p>
          </table:table-cell>
          <table:table-cell office:value-type="float" office:value="3273" table:style-name="ce3">
            <text:p><text:s/>3,273<text:s/></text:p>
          </table:table-cell>
          <table:table-cell office:value-type="float" office:value="3513" table:style-name="ce3">
            <text:p><text:s/>3,51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三張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6" table:style-name="ce3">
            <text:p><text:s/>36<text:s/></text:p>
          </table:table-cell>
          <table:table-cell office:value-type="float" office:value="36" table:style-name="ce3">
            <text:p><text:s/>36<text:s/></text:p>
          </table:table-cell>
          <table:table-cell office:value-type="float" office:value="3658" table:style-name="ce3">
            <text:p><text:s/>3,658<text:s/></text:p>
          </table:table-cell>
          <table:table-cell office:value-type="float" office:value="9204" table:style-name="ce3">
            <text:p><text:s/>9,204<text:s/></text:p>
          </table:table-cell>
          <table:table-cell office:value-type="float" office:value="4422" table:style-name="ce3">
            <text:p><text:s/>4,422<text:s/></text:p>
          </table:table-cell>
          <table:table-cell office:value-type="float" office:value="4782" table:style-name="ce3">
            <text:p><text:s/>4,78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三犁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165" table:style-name="ce3">
            <text:p><text:s/>2,165<text:s/></text:p>
          </table:table-cell>
          <table:table-cell office:value-type="float" office:value="5406" table:style-name="ce3">
            <text:p><text:s/>5,406<text:s/></text:p>
          </table:table-cell>
          <table:table-cell office:value-type="float" office:value="2547" table:style-name="ce3">
            <text:p><text:s/>2,547<text:s/></text:p>
          </table:table-cell>
          <table:table-cell office:value-type="float" office:value="2859" table:style-name="ce3">
            <text:p><text:s/>2,85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六合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5" table:style-name="ce3">
            <text:p><text:s/>35<text:s/></text:p>
          </table:table-cell>
          <table:table-cell office:value-type="float" office:value="35" table:style-name="ce3">
            <text:p><text:s/>35<text:s/></text:p>
          </table:table-cell>
          <table:table-cell office:value-type="float" office:value="2801" table:style-name="ce3">
            <text:p><text:s/>2,801<text:s/></text:p>
          </table:table-cell>
          <table:table-cell office:value-type="float" office:value="6901" table:style-name="ce3">
            <text:p><text:s/>6,901<text:s/></text:p>
          </table:table-cell>
          <table:table-cell office:value-type="float" office:value="3269" table:style-name="ce3">
            <text:p><text:s/>3,269<text:s/></text:p>
          </table:table-cell>
          <table:table-cell office:value-type="float" office:value="3632" table:style-name="ce3">
            <text:p><text:s/>3,63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泰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9" table:style-name="ce3">
            <text:p><text:s/>29<text:s/></text:p>
          </table:table-cell>
          <table:table-cell office:value-type="float" office:value="29" table:style-name="ce3">
            <text:p><text:s/>29<text:s/></text:p>
          </table:table-cell>
          <table:table-cell office:value-type="float" office:value="3140" table:style-name="ce3">
            <text:p><text:s/>3,140<text:s/></text:p>
          </table:table-cell>
          <table:table-cell office:value-type="float" office:value="8195" table:style-name="ce3">
            <text:p><text:s/>8,195<text:s/></text:p>
          </table:table-cell>
          <table:table-cell office:value-type="float" office:value="3895" table:style-name="ce3">
            <text:p><text:s/>3,895<text:s/></text:p>
          </table:table-cell>
          <table:table-cell office:value-type="float" office:value="4300" table:style-name="ce3">
            <text:p><text:s/>4,30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景聯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1916" table:style-name="ce3">
            <text:p><text:s/>1,916<text:s/></text:p>
          </table:table-cell>
          <table:table-cell office:value-type="float" office:value="4725" table:style-name="ce3">
            <text:p><text:s/>4,725<text:s/></text:p>
          </table:table-cell>
          <table:table-cell office:value-type="float" office:value="2234" table:style-name="ce3">
            <text:p><text:s/>2,234<text:s/></text:p>
          </table:table-cell>
          <table:table-cell office:value-type="float" office:value="2491" table:style-name="ce3">
            <text:p><text:s/>2,49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景勤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84" table:style-name="ce3">
            <text:p><text:s/>1,684<text:s/></text:p>
          </table:table-cell>
          <table:table-cell office:value-type="float" office:value="4182" table:style-name="ce3">
            <text:p><text:s/>4,182<text:s/></text:p>
          </table:table-cell>
          <table:table-cell office:value-type="float" office:value="2022" table:style-name="ce3">
            <text:p><text:s/>2,022<text:s/></text:p>
          </table:table-cell>
          <table:table-cell office:value-type="float" office:value="2160" table:style-name="ce3">
            <text:p><text:s/>2,16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雙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927" table:style-name="ce3">
            <text:p><text:s/>2,927<text:s/></text:p>
          </table:table-cell>
          <table:table-cell office:value-type="float" office:value="7413" table:style-name="ce3">
            <text:p><text:s/>7,413<text:s/></text:p>
          </table:table-cell>
          <table:table-cell office:value-type="float" office:value="3538" table:style-name="ce3">
            <text:p><text:s/>3,538<text:s/></text:p>
          </table:table-cell>
          <table:table-cell office:value-type="float" office:value="3875" table:style-name="ce3">
            <text:p><text:s/>3,87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嘉興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307" table:style-name="ce3">
            <text:p><text:s/>1,307<text:s/></text:p>
          </table:table-cell>
          <table:table-cell office:value-type="float" office:value="3247" table:style-name="ce3">
            <text:p><text:s/>3,247<text:s/></text:p>
          </table:table-cell>
          <table:table-cell office:value-type="float" office:value="1506" table:style-name="ce3">
            <text:p><text:s/>1,506<text:s/></text:p>
          </table:table-cell>
          <table:table-cell office:value-type="float" office:value="1741" table:style-name="ce3">
            <text:p><text:s/>1,74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黎順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1782" table:style-name="ce3">
            <text:p><text:s/>1,782<text:s/></text:p>
          </table:table-cell>
          <table:table-cell office:value-type="float" office:value="4254" table:style-name="ce3">
            <text:p><text:s/>4,254<text:s/></text:p>
          </table:table-cell>
          <table:table-cell office:value-type="float" office:value="2050" table:style-name="ce3">
            <text:p><text:s/>2,050<text:s/></text:p>
          </table:table-cell>
          <table:table-cell office:value-type="float" office:value="2204" table:style-name="ce3">
            <text:p><text:s/>2,20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黎平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994" table:style-name="ce3">
            <text:p><text:s/>2,994<text:s/></text:p>
          </table:table-cell>
          <table:table-cell office:value-type="float" office:value="7296" table:style-name="ce3">
            <text:p><text:s/>7,296<text:s/></text:p>
          </table:table-cell>
          <table:table-cell office:value-type="float" office:value="3420" table:style-name="ce3">
            <text:p><text:s/>3,420<text:s/></text:p>
          </table:table-cell>
          <table:table-cell office:value-type="float" office:value="3876" table:style-name="ce3">
            <text:p><text:s/>3,87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黎忠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2008" table:style-name="ce3">
            <text:p><text:s/>2,008<text:s/></text:p>
          </table:table-cell>
          <table:table-cell office:value-type="float" office:value="5025" table:style-name="ce3">
            <text:p><text:s/>5,025<text:s/></text:p>
          </table:table-cell>
          <table:table-cell office:value-type="float" office:value="2370" table:style-name="ce3">
            <text:p><text:s/>2,370<text:s/></text:p>
          </table:table-cell>
          <table:table-cell office:value-type="float" office:value="2655" table:style-name="ce3">
            <text:p><text:s/>2,65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黎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1" table:style-name="ce3">
            <text:p><text:s/>11<text:s/></text:p>
          </table:table-cell>
          <table:table-cell office:value-type="float" office:value="11" table:style-name="ce3">
            <text:p><text:s/>11<text:s/></text:p>
          </table:table-cell>
          <table:table-cell office:value-type="float" office:value="940" table:style-name="ce3">
            <text:p><text:s/>940<text:s/></text:p>
          </table:table-cell>
          <table:table-cell office:value-type="float" office:value="2133" table:style-name="ce3">
            <text:p><text:s/>2,133<text:s/></text:p>
          </table:table-cell>
          <table:table-cell office:value-type="float" office:value="1044" table:style-name="ce3">
            <text:p><text:s/>1,044<text:s/></text:p>
          </table:table-cell>
          <table:table-cell office:value-type="float" office:value="1089" table:style-name="ce3">
            <text:p><text:s/>1,08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大安區</text:p>
          </table:table-cell>
          <table:table-cell office:value-type="float" office:value="53" table:style-name="ce3">
            <text:p><text:s/>53<text:s/></text:p>
          </table:table-cell>
          <table:table-cell office:value-type="float" office:value="53" table:style-name="ce3">
            <text:p><text:s/>53<text:s/></text:p>
          </table:table-cell>
          <table:table-cell office:value-type="float" office:value="1026" table:style-name="ce3">
            <text:p><text:s/>1,026<text:s/></text:p>
          </table:table-cell>
          <table:table-cell office:value-type="float" office:value="1022" table:style-name="ce3">
            <text:p><text:s/>1,022<text:s/></text:p>
          </table:table-cell>
          <table:table-cell office:value-type="float" office:value="120738" table:style-name="ce3">
            <text:p><text:s/>120,738<text:s/></text:p>
          </table:table-cell>
          <table:table-cell office:value-type="float" office:value="309969" table:style-name="ce3">
            <text:p><text:s/>309,969<text:s/></text:p>
          </table:table-cell>
          <table:table-cell office:value-type="float" office:value="144782" table:style-name="ce3">
            <text:p><text:s/>144,782<text:s/></text:p>
          </table:table-cell>
          <table:table-cell office:value-type="float" office:value="165187" table:style-name="ce3">
            <text:p><text:s/>165,18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德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352" table:style-name="ce3">
            <text:p><text:s/>2,352<text:s/></text:p>
          </table:table-cell>
          <table:table-cell office:value-type="float" office:value="5939" table:style-name="ce3">
            <text:p><text:s/>5,939<text:s/></text:p>
          </table:table-cell>
          <table:table-cell office:value-type="float" office:value="2745" table:style-name="ce3">
            <text:p><text:s/>2,745<text:s/></text:p>
          </table:table-cell>
          <table:table-cell office:value-type="float" office:value="3194" table:style-name="ce3">
            <text:p><text:s/>3,19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仁慈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2031" table:style-name="ce3">
            <text:p><text:s/>2,031<text:s/></text:p>
          </table:table-cell>
          <table:table-cell office:value-type="float" office:value="5832" table:style-name="ce3">
            <text:p><text:s/>5,832<text:s/></text:p>
          </table:table-cell>
          <table:table-cell office:value-type="float" office:value="2740" table:style-name="ce3">
            <text:p><text:s/>2,740<text:s/></text:p>
          </table:table-cell>
          <table:table-cell office:value-type="float" office:value="3092" table:style-name="ce3">
            <text:p><text:s/>3,09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和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543" table:style-name="ce3">
            <text:p><text:s/>2,543<text:s/></text:p>
          </table:table-cell>
          <table:table-cell office:value-type="float" office:value="7478" table:style-name="ce3">
            <text:p><text:s/>7,478<text:s/></text:p>
          </table:table-cell>
          <table:table-cell office:value-type="float" office:value="3664" table:style-name="ce3">
            <text:p><text:s/>3,664<text:s/></text:p>
          </table:table-cell>
          <table:table-cell office:value-type="float" office:value="3814" table:style-name="ce3">
            <text:p><text:s/>3,81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民炤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3269" table:style-name="ce3">
            <text:p><text:s/>3,269<text:s/></text:p>
          </table:table-cell>
          <table:table-cell office:value-type="float" office:value="8430" table:style-name="ce3">
            <text:p><text:s/>8,430<text:s/></text:p>
          </table:table-cell>
          <table:table-cell office:value-type="float" office:value="3933" table:style-name="ce3">
            <text:p><text:s/>3,933<text:s/></text:p>
          </table:table-cell>
          <table:table-cell office:value-type="float" office:value="4497" table:style-name="ce3">
            <text:p><text:s/>4,49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仁愛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204" table:style-name="ce3">
            <text:p><text:s/>2,204<text:s/></text:p>
          </table:table-cell>
          <table:table-cell office:value-type="float" office:value="5454" table:style-name="ce3">
            <text:p><text:s/>5,454<text:s/></text:p>
          </table:table-cell>
          <table:table-cell office:value-type="float" office:value="2437" table:style-name="ce3">
            <text:p><text:s/>2,437<text:s/></text:p>
          </table:table-cell>
          <table:table-cell office:value-type="float" office:value="3017" table:style-name="ce3">
            <text:p><text:s/>3,01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義村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435" table:style-name="ce3">
            <text:p><text:s/>2,435<text:s/></text:p>
          </table:table-cell>
          <table:table-cell office:value-type="float" office:value="5726" table:style-name="ce3">
            <text:p><text:s/>5,726<text:s/></text:p>
          </table:table-cell>
          <table:table-cell office:value-type="float" office:value="2689" table:style-name="ce3">
            <text:p><text:s/>2,689<text:s/></text:p>
          </table:table-cell>
          <table:table-cell office:value-type="float" office:value="3037" table:style-name="ce3">
            <text:p><text:s/>3,03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民輝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878" table:style-name="ce3">
            <text:p><text:s/>2,878<text:s/></text:p>
          </table:table-cell>
          <table:table-cell office:value-type="float" office:value="7044" table:style-name="ce3">
            <text:p><text:s/>7,044<text:s/></text:p>
          </table:table-cell>
          <table:table-cell office:value-type="float" office:value="3338" table:style-name="ce3">
            <text:p><text:s/>3,338<text:s/></text:p>
          </table:table-cell>
          <table:table-cell office:value-type="float" office:value="3706" table:style-name="ce3">
            <text:p><text:s/>3,70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昌隆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240" table:style-name="ce3">
            <text:p><text:s/>1,240<text:s/></text:p>
          </table:table-cell>
          <table:table-cell office:value-type="float" office:value="3188" table:style-name="ce3">
            <text:p><text:s/>3,188<text:s/></text:p>
          </table:table-cell>
          <table:table-cell office:value-type="float" office:value="1509" table:style-name="ce3">
            <text:p><text:s/>1,509<text:s/></text:p>
          </table:table-cell>
          <table:table-cell office:value-type="float" office:value="1679" table:style-name="ce3">
            <text:p><text:s/>1,67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誠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808" table:style-name="ce3">
            <text:p><text:s/>1,808<text:s/></text:p>
          </table:table-cell>
          <table:table-cell office:value-type="float" office:value="4171" table:style-name="ce3">
            <text:p><text:s/>4,171<text:s/></text:p>
          </table:table-cell>
          <table:table-cell office:value-type="float" office:value="1884" table:style-name="ce3">
            <text:p><text:s/>1,884<text:s/></text:p>
          </table:table-cell>
          <table:table-cell office:value-type="float" office:value="2287" table:style-name="ce3">
            <text:p><text:s/>2,28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光武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3269" table:style-name="ce3">
            <text:p><text:s/>3,269<text:s/></text:p>
          </table:table-cell>
          <table:table-cell office:value-type="float" office:value="7781" table:style-name="ce3">
            <text:p><text:s/>7,781<text:s/></text:p>
          </table:table-cell>
          <table:table-cell office:value-type="float" office:value="3527" table:style-name="ce3">
            <text:p><text:s/>3,527<text:s/></text:p>
          </table:table-cell>
          <table:table-cell office:value-type="float" office:value="4254" table:style-name="ce3">
            <text:p><text:s/>4,25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龍坡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305" table:style-name="ce3">
            <text:p><text:s/>2,305<text:s/></text:p>
          </table:table-cell>
          <table:table-cell office:value-type="float" office:value="6146" table:style-name="ce3">
            <text:p><text:s/>6,146<text:s/></text:p>
          </table:table-cell>
          <table:table-cell office:value-type="float" office:value="2867" table:style-name="ce3">
            <text:p><text:s/>2,867<text:s/></text:p>
          </table:table-cell>
          <table:table-cell office:value-type="float" office:value="3279" table:style-name="ce3">
            <text:p><text:s/>3,27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龍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2036" table:style-name="ce3">
            <text:p><text:s/>2,036<text:s/></text:p>
          </table:table-cell>
          <table:table-cell office:value-type="float" office:value="5098" table:style-name="ce3">
            <text:p><text:s/>5,098<text:s/></text:p>
          </table:table-cell>
          <table:table-cell office:value-type="float" office:value="2344" table:style-name="ce3">
            <text:p><text:s/>2,344<text:s/></text:p>
          </table:table-cell>
          <table:table-cell office:value-type="float" office:value="2754" table:style-name="ce3">
            <text:p><text:s/>2,75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古風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799" table:style-name="ce3">
            <text:p><text:s/>1,799<text:s/></text:p>
          </table:table-cell>
          <table:table-cell office:value-type="float" office:value="4334" table:style-name="ce3">
            <text:p><text:s/>4,334<text:s/></text:p>
          </table:table-cell>
          <table:table-cell office:value-type="float" office:value="2038" table:style-name="ce3">
            <text:p><text:s/>2,038<text:s/></text:p>
          </table:table-cell>
          <table:table-cell office:value-type="float" office:value="2296" table:style-name="ce3">
            <text:p><text:s/>2,29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古莊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3126" table:style-name="ce3">
            <text:p><text:s/>3,126<text:s/></text:p>
          </table:table-cell>
          <table:table-cell office:value-type="float" office:value="7406" table:style-name="ce3">
            <text:p><text:s/>7,406<text:s/></text:p>
          </table:table-cell>
          <table:table-cell office:value-type="float" office:value="3397" table:style-name="ce3">
            <text:p><text:s/>3,397<text:s/></text:p>
          </table:table-cell>
          <table:table-cell office:value-type="float" office:value="4009" table:style-name="ce3">
            <text:p><text:s/>4,00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龍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3748" table:style-name="ce3">
            <text:p><text:s/>3,748<text:s/></text:p>
          </table:table-cell>
          <table:table-cell office:value-type="float" office:value="8466" table:style-name="ce3">
            <text:p><text:s/>8,466<text:s/></text:p>
          </table:table-cell>
          <table:table-cell office:value-type="float" office:value="4194" table:style-name="ce3">
            <text:p><text:s/>4,194<text:s/></text:p>
          </table:table-cell>
          <table:table-cell office:value-type="float" office:value="4272" table:style-name="ce3">
            <text:p><text:s/>4,27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錦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2372" table:style-name="ce3">
            <text:p><text:s/>2,372<text:s/></text:p>
          </table:table-cell>
          <table:table-cell office:value-type="float" office:value="6485" table:style-name="ce3">
            <text:p><text:s/>6,485<text:s/></text:p>
          </table:table-cell>
          <table:table-cell office:value-type="float" office:value="3013" table:style-name="ce3">
            <text:p><text:s/>3,013<text:s/></text:p>
          </table:table-cell>
          <table:table-cell office:value-type="float" office:value="3472" table:style-name="ce3">
            <text:p><text:s/>3,47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福住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2395" table:style-name="ce3">
            <text:p><text:s/>2,395<text:s/></text:p>
          </table:table-cell>
          <table:table-cell office:value-type="float" office:value="6894" table:style-name="ce3">
            <text:p><text:s/>6,894<text:s/></text:p>
          </table:table-cell>
          <table:table-cell office:value-type="float" office:value="3154" table:style-name="ce3">
            <text:p><text:s/>3,154<text:s/></text:p>
          </table:table-cell>
          <table:table-cell office:value-type="float" office:value="3740" table:style-name="ce3">
            <text:p><text:s/>3,74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永康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1502" table:style-name="ce3">
            <text:p><text:s/>1,502<text:s/></text:p>
          </table:table-cell>
          <table:table-cell office:value-type="float" office:value="4055" table:style-name="ce3">
            <text:p><text:s/>4,055<text:s/></text:p>
          </table:table-cell>
          <table:table-cell office:value-type="float" office:value="1927" table:style-name="ce3">
            <text:p><text:s/>1,927<text:s/></text:p>
          </table:table-cell>
          <table:table-cell office:value-type="float" office:value="2128" table:style-name="ce3">
            <text:p><text:s/>2,12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光明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1" table:style-name="ce3">
            <text:p><text:s/>11<text:s/></text:p>
          </table:table-cell>
          <table:table-cell office:value-type="float" office:value="9" table:style-name="ce3">
            <text:p><text:s/>9<text:s/></text:p>
          </table:table-cell>
          <table:table-cell office:value-type="float" office:value="1425" table:style-name="ce3">
            <text:p><text:s/>1,425<text:s/></text:p>
          </table:table-cell>
          <table:table-cell office:value-type="float" office:value="3889" table:style-name="ce3">
            <text:p><text:s/>3,889<text:s/></text:p>
          </table:table-cell>
          <table:table-cell office:value-type="float" office:value="1880" table:style-name="ce3">
            <text:p><text:s/>1,880<text:s/></text:p>
          </table:table-cell>
          <table:table-cell office:value-type="float" office:value="2009" table:style-name="ce3">
            <text:p><text:s/>2,00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錦泰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2" table:style-name="ce3">
            <text:p><text:s/>12<text:s/></text:p>
          </table:table-cell>
          <table:table-cell office:value-type="float" office:value="11" table:style-name="ce3">
            <text:p><text:s/>11<text:s/></text:p>
          </table:table-cell>
          <table:table-cell office:value-type="float" office:value="1396" table:style-name="ce3">
            <text:p><text:s/>1,396<text:s/></text:p>
          </table:table-cell>
          <table:table-cell office:value-type="float" office:value="3897" table:style-name="ce3">
            <text:p><text:s/>3,897<text:s/></text:p>
          </table:table-cell>
          <table:table-cell office:value-type="float" office:value="1881" table:style-name="ce3">
            <text:p><text:s/>1,881<text:s/></text:p>
          </table:table-cell>
          <table:table-cell office:value-type="float" office:value="2016" table:style-name="ce3">
            <text:p><text:s/>2,01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錦華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2180" table:style-name="ce3">
            <text:p><text:s/>2,180<text:s/></text:p>
          </table:table-cell>
          <table:table-cell office:value-type="float" office:value="6228" table:style-name="ce3">
            <text:p><text:s/>6,228<text:s/></text:p>
          </table:table-cell>
          <table:table-cell office:value-type="float" office:value="2938" table:style-name="ce3">
            <text:p><text:s/>2,938<text:s/></text:p>
          </table:table-cell>
          <table:table-cell office:value-type="float" office:value="3290" table:style-name="ce3">
            <text:p><text:s/>3,29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龍圖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834" table:style-name="ce3">
            <text:p><text:s/>2,834<text:s/></text:p>
          </table:table-cell>
          <table:table-cell office:value-type="float" office:value="7064" table:style-name="ce3">
            <text:p><text:s/>7,064<text:s/></text:p>
          </table:table-cell>
          <table:table-cell office:value-type="float" office:value="3281" table:style-name="ce3">
            <text:p><text:s/>3,281<text:s/></text:p>
          </table:table-cell>
          <table:table-cell office:value-type="float" office:value="3783" table:style-name="ce3">
            <text:p><text:s/>3,78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新龍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39" table:style-name="ce3">
            <text:p><text:s/>2,639<text:s/></text:p>
          </table:table-cell>
          <table:table-cell office:value-type="float" office:value="7184" table:style-name="ce3">
            <text:p><text:s/>7,184<text:s/></text:p>
          </table:table-cell>
          <table:table-cell office:value-type="float" office:value="3348" table:style-name="ce3">
            <text:p><text:s/>3,348<text:s/></text:p>
          </table:table-cell>
          <table:table-cell office:value-type="float" office:value="3836" table:style-name="ce3">
            <text:p><text:s/>3,83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龍陣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434" table:style-name="ce3">
            <text:p><text:s/>1,434<text:s/></text:p>
          </table:table-cell>
          <table:table-cell office:value-type="float" office:value="3584" table:style-name="ce3">
            <text:p><text:s/>3,584<text:s/></text:p>
          </table:table-cell>
          <table:table-cell office:value-type="float" office:value="1698" table:style-name="ce3">
            <text:p><text:s/>1,698<text:s/></text:p>
          </table:table-cell>
          <table:table-cell office:value-type="float" office:value="1886" table:style-name="ce3">
            <text:p><text:s/>1,88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龍雲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894" table:style-name="ce3">
            <text:p><text:s/>1,894<text:s/></text:p>
          </table:table-cell>
          <table:table-cell office:value-type="float" office:value="4996" table:style-name="ce3">
            <text:p><text:s/>4,996<text:s/></text:p>
          </table:table-cell>
          <table:table-cell office:value-type="float" office:value="2314" table:style-name="ce3">
            <text:p><text:s/>2,314<text:s/></text:p>
          </table:table-cell>
          <table:table-cell office:value-type="float" office:value="2682" table:style-name="ce3">
            <text:p><text:s/>2,68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龍生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618" table:style-name="ce3">
            <text:p><text:s/>2,618<text:s/></text:p>
          </table:table-cell>
          <table:table-cell office:value-type="float" office:value="7183" table:style-name="ce3">
            <text:p><text:s/>7,183<text:s/></text:p>
          </table:table-cell>
          <table:table-cell office:value-type="float" office:value="3363" table:style-name="ce3">
            <text:p><text:s/>3,363<text:s/></text:p>
          </table:table-cell>
          <table:table-cell office:value-type="float" office:value="3820" table:style-name="ce3">
            <text:p><text:s/>3,82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住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311" table:style-name="ce3">
            <text:p><text:s/>2,311<text:s/></text:p>
          </table:table-cell>
          <table:table-cell office:value-type="float" office:value="5387" table:style-name="ce3">
            <text:p><text:s/>5,387<text:s/></text:p>
          </table:table-cell>
          <table:table-cell office:value-type="float" office:value="2522" table:style-name="ce3">
            <text:p><text:s/>2,522<text:s/></text:p>
          </table:table-cell>
          <table:table-cell office:value-type="float" office:value="2865" table:style-name="ce3">
            <text:p><text:s/>2,86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義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192" table:style-name="ce3">
            <text:p><text:s/>2,192<text:s/></text:p>
          </table:table-cell>
          <table:table-cell office:value-type="float" office:value="5479" table:style-name="ce3">
            <text:p><text:s/>5,479<text:s/></text:p>
          </table:table-cell>
          <table:table-cell office:value-type="float" office:value="2509" table:style-name="ce3">
            <text:p><text:s/>2,509<text:s/></text:p>
          </table:table-cell>
          <table:table-cell office:value-type="float" office:value="2970" table:style-name="ce3">
            <text:p><text:s/>2,97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通化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616" table:style-name="ce3">
            <text:p><text:s/>2,616<text:s/></text:p>
          </table:table-cell>
          <table:table-cell office:value-type="float" office:value="6358" table:style-name="ce3">
            <text:p><text:s/>6,358<text:s/></text:p>
          </table:table-cell>
          <table:table-cell office:value-type="float" office:value="3017" table:style-name="ce3">
            <text:p><text:s/>3,017<text:s/></text:p>
          </table:table-cell>
          <table:table-cell office:value-type="float" office:value="3341" table:style-name="ce3">
            <text:p><text:s/>3,34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通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347" table:style-name="ce3">
            <text:p><text:s/>2,347<text:s/></text:p>
          </table:table-cell>
          <table:table-cell office:value-type="float" office:value="5772" table:style-name="ce3">
            <text:p><text:s/>5,772<text:s/></text:p>
          </table:table-cell>
          <table:table-cell office:value-type="float" office:value="2754" table:style-name="ce3">
            <text:p><text:s/>2,754<text:s/></text:p>
          </table:table-cell>
          <table:table-cell office:value-type="float" office:value="3018" table:style-name="ce3">
            <text:p><text:s/>3,01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臨江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765" table:style-name="ce3">
            <text:p><text:s/>1,765<text:s/></text:p>
          </table:table-cell>
          <table:table-cell office:value-type="float" office:value="4294" table:style-name="ce3">
            <text:p><text:s/>4,294<text:s/></text:p>
          </table:table-cell>
          <table:table-cell office:value-type="float" office:value="2026" table:style-name="ce3">
            <text:p><text:s/>2,026<text:s/></text:p>
          </table:table-cell>
          <table:table-cell office:value-type="float" office:value="2268" table:style-name="ce3">
            <text:p><text:s/>2,26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法治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2" table:style-name="ce3">
            <text:p><text:s/>12<text:s/></text:p>
          </table:table-cell>
          <table:table-cell office:value-type="float" office:value="12" table:style-name="ce3">
            <text:p><text:s/>12<text:s/></text:p>
          </table:table-cell>
          <table:table-cell office:value-type="float" office:value="1867" table:style-name="ce3">
            <text:p><text:s/>1,867<text:s/></text:p>
          </table:table-cell>
          <table:table-cell office:value-type="float" office:value="4604" table:style-name="ce3">
            <text:p><text:s/>4,604<text:s/></text:p>
          </table:table-cell>
          <table:table-cell office:value-type="float" office:value="2151" table:style-name="ce3">
            <text:p><text:s/>2,151<text:s/></text:p>
          </table:table-cell>
          <table:table-cell office:value-type="float" office:value="2453" table:style-name="ce3">
            <text:p><text:s/>2,45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全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847" table:style-name="ce3">
            <text:p><text:s/>1,847<text:s/></text:p>
          </table:table-cell>
          <table:table-cell office:value-type="float" office:value="4549" table:style-name="ce3">
            <text:p><text:s/>4,549<text:s/></text:p>
          </table:table-cell>
          <table:table-cell office:value-type="float" office:value="2103" table:style-name="ce3">
            <text:p><text:s/>2,103<text:s/></text:p>
          </table:table-cell>
          <table:table-cell office:value-type="float" office:value="2446" table:style-name="ce3">
            <text:p><text:s/>2,44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群賢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477" table:style-name="ce3">
            <text:p><text:s/>2,477<text:s/></text:p>
          </table:table-cell>
          <table:table-cell office:value-type="float" office:value="6027" table:style-name="ce3">
            <text:p><text:s/>6,027<text:s/></text:p>
          </table:table-cell>
          <table:table-cell office:value-type="float" office:value="2715" table:style-name="ce3">
            <text:p><text:s/>2,715<text:s/></text:p>
          </table:table-cell>
          <table:table-cell office:value-type="float" office:value="3312" table:style-name="ce3">
            <text:p><text:s/>3,31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群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5" table:style-name="ce3">
            <text:p><text:s/>35<text:s/></text:p>
          </table:table-cell>
          <table:table-cell office:value-type="float" office:value="35" table:style-name="ce3">
            <text:p><text:s/>35<text:s/></text:p>
          </table:table-cell>
          <table:table-cell office:value-type="float" office:value="2993" table:style-name="ce3">
            <text:p><text:s/>2,993<text:s/></text:p>
          </table:table-cell>
          <table:table-cell office:value-type="float" office:value="7154" table:style-name="ce3">
            <text:p><text:s/>7,154<text:s/></text:p>
          </table:table-cell>
          <table:table-cell office:value-type="float" office:value="3311" table:style-name="ce3">
            <text:p><text:s/>3,311<text:s/></text:p>
          </table:table-cell>
          <table:table-cell office:value-type="float" office:value="3843" table:style-name="ce3">
            <text:p><text:s/>3,84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虎嘯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2" table:style-name="ce3">
            <text:p><text:s/>12<text:s/></text:p>
          </table:table-cell>
          <table:table-cell office:value-type="float" office:value="12" table:style-name="ce3">
            <text:p><text:s/>12<text:s/></text:p>
          </table:table-cell>
          <table:table-cell office:value-type="float" office:value="1730" table:style-name="ce3">
            <text:p><text:s/>1,730<text:s/></text:p>
          </table:table-cell>
          <table:table-cell office:value-type="float" office:value="3993" table:style-name="ce3">
            <text:p><text:s/>3,993<text:s/></text:p>
          </table:table-cell>
          <table:table-cell office:value-type="float" office:value="1837" table:style-name="ce3">
            <text:p><text:s/>1,837<text:s/></text:p>
          </table:table-cell>
          <table:table-cell office:value-type="float" office:value="2156" table:style-name="ce3">
            <text:p><text:s/>2,15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臥龍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8" table:style-name="ce3">
            <text:p><text:s/>8<text:s/></text:p>
          </table:table-cell>
          <table:table-cell office:value-type="float" office:value="8" table:style-name="ce3">
            <text:p><text:s/>8<text:s/></text:p>
          </table:table-cell>
          <table:table-cell office:value-type="float" office:value="848" table:style-name="ce3">
            <text:p><text:s/>848<text:s/></text:p>
          </table:table-cell>
          <table:table-cell office:value-type="float" office:value="2280" table:style-name="ce3">
            <text:p><text:s/>2,280<text:s/></text:p>
          </table:table-cell>
          <table:table-cell office:value-type="float" office:value="1040" table:style-name="ce3">
            <text:p><text:s/>1,040<text:s/></text:p>
          </table:table-cell>
          <table:table-cell office:value-type="float" office:value="1240" table:style-name="ce3">
            <text:p><text:s/>1,24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龍淵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1" table:style-name="ce3">
            <text:p><text:s/>31<text:s/></text:p>
          </table:table-cell>
          <table:table-cell office:value-type="float" office:value="31" table:style-name="ce3">
            <text:p><text:s/>31<text:s/></text:p>
          </table:table-cell>
          <table:table-cell office:value-type="float" office:value="3528" table:style-name="ce3">
            <text:p><text:s/>3,528<text:s/></text:p>
          </table:table-cell>
          <table:table-cell office:value-type="float" office:value="10323" table:style-name="ce3">
            <text:p><text:s/>10,323<text:s/></text:p>
          </table:table-cell>
          <table:table-cell office:value-type="float" office:value="4907" table:style-name="ce3">
            <text:p><text:s/>4,907<text:s/></text:p>
          </table:table-cell>
          <table:table-cell office:value-type="float" office:value="5416" table:style-name="ce3">
            <text:p><text:s/>5,41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龍門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3" table:style-name="ce3">
            <text:p><text:s/>13<text:s/></text:p>
          </table:table-cell>
          <table:table-cell office:value-type="float" office:value="13" table:style-name="ce3">
            <text:p><text:s/>13<text:s/></text:p>
          </table:table-cell>
          <table:table-cell office:value-type="float" office:value="1649" table:style-name="ce3">
            <text:p><text:s/>1,649<text:s/></text:p>
          </table:table-cell>
          <table:table-cell office:value-type="float" office:value="4626" table:style-name="ce3">
            <text:p><text:s/>4,626<text:s/></text:p>
          </table:table-cell>
          <table:table-cell office:value-type="float" office:value="2143" table:style-name="ce3">
            <text:p><text:s/>2,143<text:s/></text:p>
          </table:table-cell>
          <table:table-cell office:value-type="float" office:value="2483" table:style-name="ce3">
            <text:p><text:s/>2,48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大學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3524" table:style-name="ce3">
            <text:p><text:s/>3,524<text:s/></text:p>
          </table:table-cell>
          <table:table-cell office:value-type="float" office:value="8785" table:style-name="ce3">
            <text:p><text:s/>8,785<text:s/></text:p>
          </table:table-cell>
          <table:table-cell office:value-type="float" office:value="4088" table:style-name="ce3">
            <text:p><text:s/>4,088<text:s/></text:p>
          </table:table-cell>
          <table:table-cell office:value-type="float" office:value="4697" table:style-name="ce3">
            <text:p><text:s/>4,69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芳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317" table:style-name="ce3">
            <text:p><text:s/>2,317<text:s/></text:p>
          </table:table-cell>
          <table:table-cell office:value-type="float" office:value="5897" table:style-name="ce3">
            <text:p><text:s/>5,897<text:s/></text:p>
          </table:table-cell>
          <table:table-cell office:value-type="float" office:value="2850" table:style-name="ce3">
            <text:p><text:s/>2,850<text:s/></text:p>
          </table:table-cell>
          <table:table-cell office:value-type="float" office:value="3047" table:style-name="ce3">
            <text:p><text:s/>3,04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黎元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2073" table:style-name="ce3">
            <text:p><text:s/>2,073<text:s/></text:p>
          </table:table-cell>
          <table:table-cell office:value-type="float" office:value="5716" table:style-name="ce3">
            <text:p><text:s/>5,716<text:s/></text:p>
          </table:table-cell>
          <table:table-cell office:value-type="float" office:value="2733" table:style-name="ce3">
            <text:p><text:s/>2,733<text:s/></text:p>
          </table:table-cell>
          <table:table-cell office:value-type="float" office:value="2983" table:style-name="ce3">
            <text:p><text:s/>2,98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黎孝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3059" table:style-name="ce3">
            <text:p><text:s/>3,059<text:s/></text:p>
          </table:table-cell>
          <table:table-cell office:value-type="float" office:value="7832" table:style-name="ce3">
            <text:p><text:s/>7,832<text:s/></text:p>
          </table:table-cell>
          <table:table-cell office:value-type="float" office:value="3729" table:style-name="ce3">
            <text:p><text:s/>3,729<text:s/></text:p>
          </table:table-cell>
          <table:table-cell office:value-type="float" office:value="4103" table:style-name="ce3">
            <text:p><text:s/>4,10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黎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2035" table:style-name="ce3">
            <text:p><text:s/>2,035<text:s/></text:p>
          </table:table-cell>
          <table:table-cell office:value-type="float" office:value="4933" table:style-name="ce3">
            <text:p><text:s/>4,933<text:s/></text:p>
          </table:table-cell>
          <table:table-cell office:value-type="float" office:value="2323" table:style-name="ce3">
            <text:p><text:s/>2,323<text:s/></text:p>
          </table:table-cell>
          <table:table-cell office:value-type="float" office:value="2610" table:style-name="ce3">
            <text:p><text:s/>2,61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建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129" table:style-name="ce3">
            <text:p><text:s/>2,129<text:s/></text:p>
          </table:table-cell>
          <table:table-cell office:value-type="float" office:value="5193" table:style-name="ce3">
            <text:p><text:s/>5,193<text:s/></text:p>
          </table:table-cell>
          <table:table-cell office:value-type="float" office:value="2274" table:style-name="ce3">
            <text:p><text:s/>2,274<text:s/></text:p>
          </table:table-cell>
          <table:table-cell office:value-type="float" office:value="2919" table:style-name="ce3">
            <text:p><text:s/>2,91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建倫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44" table:style-name="ce3">
            <text:p><text:s/>2,444<text:s/></text:p>
          </table:table-cell>
          <table:table-cell office:value-type="float" office:value="6486" table:style-name="ce3">
            <text:p><text:s/>6,486<text:s/></text:p>
          </table:table-cell>
          <table:table-cell office:value-type="float" office:value="2902" table:style-name="ce3">
            <text:p><text:s/>2,902<text:s/></text:p>
          </table:table-cell>
          <table:table-cell office:value-type="float" office:value="3584" table:style-name="ce3">
            <text:p><text:s/>3,58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敦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493" table:style-name="ce3">
            <text:p><text:s/>2,493<text:s/></text:p>
          </table:table-cell>
          <table:table-cell office:value-type="float" office:value="6697" table:style-name="ce3">
            <text:p><text:s/>6,697<text:s/></text:p>
          </table:table-cell>
          <table:table-cell office:value-type="float" office:value="3054" table:style-name="ce3">
            <text:p><text:s/>3,054<text:s/></text:p>
          </table:table-cell>
          <table:table-cell office:value-type="float" office:value="3643" table:style-name="ce3">
            <text:p><text:s/>3,64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正聲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948" table:style-name="ce3">
            <text:p><text:s/>1,948<text:s/></text:p>
          </table:table-cell>
          <table:table-cell office:value-type="float" office:value="5045" table:style-name="ce3">
            <text:p><text:s/>5,045<text:s/></text:p>
          </table:table-cell>
          <table:table-cell office:value-type="float" office:value="2367" table:style-name="ce3">
            <text:p><text:s/>2,367<text:s/></text:p>
          </table:table-cell>
          <table:table-cell office:value-type="float" office:value="2678" table:style-name="ce3">
            <text:p><text:s/>2,67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敦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412" table:style-name="ce3">
            <text:p><text:s/>2,412<text:s/></text:p>
          </table:table-cell>
          <table:table-cell office:value-type="float" office:value="6629" table:style-name="ce3">
            <text:p><text:s/>6,629<text:s/></text:p>
          </table:table-cell>
          <table:table-cell office:value-type="float" office:value="3042" table:style-name="ce3">
            <text:p><text:s/>3,042<text:s/></text:p>
          </table:table-cell>
          <table:table-cell office:value-type="float" office:value="3587" table:style-name="ce3">
            <text:p><text:s/>3,58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華聲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762" table:style-name="ce3">
            <text:p><text:s/>1,762<text:s/></text:p>
          </table:table-cell>
          <table:table-cell office:value-type="float" office:value="4418" table:style-name="ce3">
            <text:p><text:s/>4,418<text:s/></text:p>
          </table:table-cell>
          <table:table-cell office:value-type="float" office:value="2074" table:style-name="ce3">
            <text:p><text:s/>2,074<text:s/></text:p>
          </table:table-cell>
          <table:table-cell office:value-type="float" office:value="2344" table:style-name="ce3">
            <text:p><text:s/>2,34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車層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502" table:style-name="ce3">
            <text:p><text:s/>2,502<text:s/></text:p>
          </table:table-cell>
          <table:table-cell office:value-type="float" office:value="6598" table:style-name="ce3">
            <text:p><text:s/>6,598<text:s/></text:p>
          </table:table-cell>
          <table:table-cell office:value-type="float" office:value="3032" table:style-name="ce3">
            <text:p><text:s/>3,032<text:s/></text:p>
          </table:table-cell>
          <table:table-cell office:value-type="float" office:value="3566" table:style-name="ce3">
            <text:p><text:s/>3,56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光信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066" table:style-name="ce3">
            <text:p><text:s/>3,066<text:s/></text:p>
          </table:table-cell>
          <table:table-cell office:value-type="float" office:value="8139" table:style-name="ce3">
            <text:p><text:s/>8,139<text:s/></text:p>
          </table:table-cell>
          <table:table-cell office:value-type="float" office:value="3773" table:style-name="ce3">
            <text:p><text:s/>3,773<text:s/></text:p>
          </table:table-cell>
          <table:table-cell office:value-type="float" office:value="4366" table:style-name="ce3">
            <text:p><text:s/>4,36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學府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072" table:style-name="ce3">
            <text:p><text:s/>1,072<text:s/></text:p>
          </table:table-cell>
          <table:table-cell office:value-type="float" office:value="2803" table:style-name="ce3">
            <text:p><text:s/>2,803<text:s/></text:p>
          </table:table-cell>
          <table:table-cell office:value-type="float" office:value="1403" table:style-name="ce3">
            <text:p><text:s/>1,403<text:s/></text:p>
          </table:table-cell>
          <table:table-cell office:value-type="float" office:value="1400" table:style-name="ce3">
            <text:p><text:s/>1,40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中山區</text:p>
          </table:table-cell>
          <table:table-cell office:value-type="float" office:value="42" table:style-name="ce3">
            <text:p><text:s/>42<text:s/></text:p>
          </table:table-cell>
          <table:table-cell office:value-type="float" office:value="42" table:style-name="ce3">
            <text:p><text:s/>42<text:s/></text:p>
          </table:table-cell>
          <table:table-cell office:value-type="float" office:value="871" table:style-name="ce3">
            <text:p><text:s/>871<text:s/></text:p>
          </table:table-cell>
          <table:table-cell office:value-type="float" office:value="869" table:style-name="ce3">
            <text:p><text:s/>869<text:s/></text:p>
          </table:table-cell>
          <table:table-cell office:value-type="float" office:value="100226" table:style-name="ce3">
            <text:p><text:s/>100,226<text:s/></text:p>
          </table:table-cell>
          <table:table-cell office:value-type="float" office:value="230710" table:style-name="ce3">
            <text:p><text:s/>230,710<text:s/></text:p>
          </table:table-cell>
          <table:table-cell office:value-type="float" office:value="107262" table:style-name="ce3">
            <text:p><text:s/>107,262<text:s/></text:p>
          </table:table-cell>
          <table:table-cell office:value-type="float" office:value="123448" table:style-name="ce3">
            <text:p><text:s/>123,44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正守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3" table:style-name="ce3">
            <text:p><text:s/>13<text:s/></text:p>
          </table:table-cell>
          <table:table-cell office:value-type="float" office:value="13" table:style-name="ce3">
            <text:p><text:s/>13<text:s/></text:p>
          </table:table-cell>
          <table:table-cell office:value-type="float" office:value="1401" table:style-name="ce3">
            <text:p><text:s/>1,401<text:s/></text:p>
          </table:table-cell>
          <table:table-cell office:value-type="float" office:value="3263" table:style-name="ce3">
            <text:p><text:s/>3,263<text:s/></text:p>
          </table:table-cell>
          <table:table-cell office:value-type="float" office:value="1570" table:style-name="ce3">
            <text:p><text:s/>1,570<text:s/></text:p>
          </table:table-cell>
          <table:table-cell office:value-type="float" office:value="1693" table:style-name="ce3">
            <text:p><text:s/>1,69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正義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2773" table:style-name="ce3">
            <text:p><text:s/>2,773<text:s/></text:p>
          </table:table-cell>
          <table:table-cell office:value-type="float" office:value="5389" table:style-name="ce3">
            <text:p><text:s/>5,389<text:s/></text:p>
          </table:table-cell>
          <table:table-cell office:value-type="float" office:value="2341" table:style-name="ce3">
            <text:p><text:s/>2,341<text:s/></text:p>
          </table:table-cell>
          <table:table-cell office:value-type="float" office:value="3048" table:style-name="ce3">
            <text:p><text:s/>3,04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正得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2021" table:style-name="ce3">
            <text:p><text:s/>2,021<text:s/></text:p>
          </table:table-cell>
          <table:table-cell office:value-type="float" office:value="3754" table:style-name="ce3">
            <text:p><text:s/>3,754<text:s/></text:p>
          </table:table-cell>
          <table:table-cell office:value-type="float" office:value="1640" table:style-name="ce3">
            <text:p><text:s/>1,640<text:s/></text:p>
          </table:table-cell>
          <table:table-cell office:value-type="float" office:value="2114" table:style-name="ce3">
            <text:p><text:s/>2,11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民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40" table:style-name="ce3">
            <text:p><text:s/>2,140<text:s/></text:p>
          </table:table-cell>
          <table:table-cell office:value-type="float" office:value="4692" table:style-name="ce3">
            <text:p><text:s/>4,692<text:s/></text:p>
          </table:table-cell>
          <table:table-cell office:value-type="float" office:value="2224" table:style-name="ce3">
            <text:p><text:s/>2,224<text:s/></text:p>
          </table:table-cell>
          <table:table-cell office:value-type="float" office:value="2468" table:style-name="ce3">
            <text:p><text:s/>2,46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康樂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515" table:style-name="ce3">
            <text:p><text:s/>1,515<text:s/></text:p>
          </table:table-cell>
          <table:table-cell office:value-type="float" office:value="2622" table:style-name="ce3">
            <text:p><text:s/>2,622<text:s/></text:p>
          </table:table-cell>
          <table:table-cell office:value-type="float" office:value="1099" table:style-name="ce3">
            <text:p><text:s/>1,099<text:s/></text:p>
          </table:table-cell>
          <table:table-cell office:value-type="float" office:value="1523" table:style-name="ce3">
            <text:p><text:s/>1,52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中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3747" table:style-name="ce3">
            <text:p><text:s/>3,747<text:s/></text:p>
          </table:table-cell>
          <table:table-cell office:value-type="float" office:value="6773" table:style-name="ce3">
            <text:p><text:s/>6,773<text:s/></text:p>
          </table:table-cell>
          <table:table-cell office:value-type="float" office:value="2890" table:style-name="ce3">
            <text:p><text:s/>2,890<text:s/></text:p>
          </table:table-cell>
          <table:table-cell office:value-type="float" office:value="3883" table:style-name="ce3">
            <text:p><text:s/>3,88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聚盛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2386" table:style-name="ce3">
            <text:p><text:s/>2,386<text:s/></text:p>
          </table:table-cell>
          <table:table-cell office:value-type="float" office:value="4244" table:style-name="ce3">
            <text:p><text:s/>4,244<text:s/></text:p>
          </table:table-cell>
          <table:table-cell office:value-type="float" office:value="1825" table:style-name="ce3">
            <text:p><text:s/>1,825<text:s/></text:p>
          </table:table-cell>
          <table:table-cell office:value-type="float" office:value="2419" table:style-name="ce3">
            <text:p><text:s/>2,41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集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3266" table:style-name="ce3">
            <text:p><text:s/>3,266<text:s/></text:p>
          </table:table-cell>
          <table:table-cell office:value-type="float" office:value="7390" table:style-name="ce3">
            <text:p><text:s/>7,390<text:s/></text:p>
          </table:table-cell>
          <table:table-cell office:value-type="float" office:value="3329" table:style-name="ce3">
            <text:p><text:s/>3,329<text:s/></text:p>
          </table:table-cell>
          <table:table-cell office:value-type="float" office:value="4061" table:style-name="ce3">
            <text:p><text:s/>4,06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聚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2012" table:style-name="ce3">
            <text:p><text:s/>2,012<text:s/></text:p>
          </table:table-cell>
          <table:table-cell office:value-type="float" office:value="4076" table:style-name="ce3">
            <text:p><text:s/>4,076<text:s/></text:p>
          </table:table-cell>
          <table:table-cell office:value-type="float" office:value="1841" table:style-name="ce3">
            <text:p><text:s/>1,841<text:s/></text:p>
          </table:table-cell>
          <table:table-cell office:value-type="float" office:value="2235" table:style-name="ce3">
            <text:p><text:s/>2,23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恆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2606" table:style-name="ce3">
            <text:p><text:s/>2,606<text:s/></text:p>
          </table:table-cell>
          <table:table-cell office:value-type="float" office:value="5045" table:style-name="ce3">
            <text:p><text:s/>5,045<text:s/></text:p>
          </table:table-cell>
          <table:table-cell office:value-type="float" office:value="2175" table:style-name="ce3">
            <text:p><text:s/>2,175<text:s/></text:p>
          </table:table-cell>
          <table:table-cell office:value-type="float" office:value="2870" table:style-name="ce3">
            <text:p><text:s/>2,87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晴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2963" table:style-name="ce3">
            <text:p><text:s/>2,963<text:s/></text:p>
          </table:table-cell>
          <table:table-cell office:value-type="float" office:value="5572" table:style-name="ce3">
            <text:p><text:s/>5,572<text:s/></text:p>
          </table:table-cell>
          <table:table-cell office:value-type="float" office:value="2465" table:style-name="ce3">
            <text:p><text:s/>2,465<text:s/></text:p>
          </table:table-cell>
          <table:table-cell office:value-type="float" office:value="3107" table:style-name="ce3">
            <text:p><text:s/>3,10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圓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972" table:style-name="ce3">
            <text:p><text:s/>1,972<text:s/></text:p>
          </table:table-cell>
          <table:table-cell office:value-type="float" office:value="4387" table:style-name="ce3">
            <text:p><text:s/>4,387<text:s/></text:p>
          </table:table-cell>
          <table:table-cell office:value-type="float" office:value="2016" table:style-name="ce3">
            <text:p><text:s/>2,016<text:s/></text:p>
          </table:table-cell>
          <table:table-cell office:value-type="float" office:value="2371" table:style-name="ce3">
            <text:p><text:s/>2,37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劍潭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1440" table:style-name="ce3">
            <text:p><text:s/>1,440<text:s/></text:p>
          </table:table-cell>
          <table:table-cell office:value-type="float" office:value="3917" table:style-name="ce3">
            <text:p><text:s/>3,917<text:s/></text:p>
          </table:table-cell>
          <table:table-cell office:value-type="float" office:value="1883" table:style-name="ce3">
            <text:p><text:s/>1,883<text:s/></text:p>
          </table:table-cell>
          <table:table-cell office:value-type="float" office:value="2034" table:style-name="ce3">
            <text:p><text:s/>2,03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大直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5" table:style-name="ce3">
            <text:p><text:s/>35<text:s/></text:p>
          </table:table-cell>
          <table:table-cell office:value-type="float" office:value="35" table:style-name="ce3">
            <text:p><text:s/>35<text:s/></text:p>
          </table:table-cell>
          <table:table-cell office:value-type="float" office:value="3612" table:style-name="ce3">
            <text:p><text:s/>3,612<text:s/></text:p>
          </table:table-cell>
          <table:table-cell office:value-type="float" office:value="9878" table:style-name="ce3">
            <text:p><text:s/>9,878<text:s/></text:p>
          </table:table-cell>
          <table:table-cell office:value-type="float" office:value="4669" table:style-name="ce3">
            <text:p><text:s/>4,669<text:s/></text:p>
          </table:table-cell>
          <table:table-cell office:value-type="float" office:value="5209" table:style-name="ce3">
            <text:p><text:s/>5,20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成功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975" table:style-name="ce3">
            <text:p><text:s/>2,975<text:s/></text:p>
          </table:table-cell>
          <table:table-cell office:value-type="float" office:value="7193" table:style-name="ce3">
            <text:p><text:s/>7,193<text:s/></text:p>
          </table:table-cell>
          <table:table-cell office:value-type="float" office:value="3290" table:style-name="ce3">
            <text:p><text:s/>3,290<text:s/></text:p>
          </table:table-cell>
          <table:table-cell office:value-type="float" office:value="3903" table:style-name="ce3">
            <text:p><text:s/>3,90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永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4" table:style-name="ce3">
            <text:p><text:s/>34<text:s/></text:p>
          </table:table-cell>
          <table:table-cell office:value-type="float" office:value="34" table:style-name="ce3">
            <text:p><text:s/>34<text:s/></text:p>
          </table:table-cell>
          <table:table-cell office:value-type="float" office:value="3855" table:style-name="ce3">
            <text:p><text:s/>3,855<text:s/></text:p>
          </table:table-cell>
          <table:table-cell office:value-type="float" office:value="9999" table:style-name="ce3">
            <text:p><text:s/>9,999<text:s/></text:p>
          </table:table-cell>
          <table:table-cell office:value-type="float" office:value="4632" table:style-name="ce3">
            <text:p><text:s/>4,632<text:s/></text:p>
          </table:table-cell>
          <table:table-cell office:value-type="float" office:value="5367" table:style-name="ce3">
            <text:p><text:s/>5,36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大佳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8" table:style-name="ce3">
            <text:p><text:s/>8<text:s/></text:p>
          </table:table-cell>
          <table:table-cell office:value-type="float" office:value="8" table:style-name="ce3">
            <text:p><text:s/>8<text:s/></text:p>
          </table:table-cell>
          <table:table-cell office:value-type="float" office:value="433" table:style-name="ce3">
            <text:p><text:s/>433<text:s/></text:p>
          </table:table-cell>
          <table:table-cell office:value-type="float" office:value="1147" table:style-name="ce3">
            <text:p><text:s/>1,147<text:s/></text:p>
          </table:table-cell>
          <table:table-cell office:value-type="float" office:value="632" table:style-name="ce3">
            <text:p><text:s/>632<text:s/></text:p>
          </table:table-cell>
          <table:table-cell office:value-type="float" office:value="515" table:style-name="ce3">
            <text:p><text:s/>51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新喜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182" table:style-name="ce3">
            <text:p><text:s/>2,182<text:s/></text:p>
          </table:table-cell>
          <table:table-cell office:value-type="float" office:value="5580" table:style-name="ce3">
            <text:p><text:s/>5,580<text:s/></text:p>
          </table:table-cell>
          <table:table-cell office:value-type="float" office:value="2622" table:style-name="ce3">
            <text:p><text:s/>2,622<text:s/></text:p>
          </table:table-cell>
          <table:table-cell office:value-type="float" office:value="2958" table:style-name="ce3">
            <text:p><text:s/>2,95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新庄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82" table:style-name="ce3">
            <text:p><text:s/>2,182<text:s/></text:p>
          </table:table-cell>
          <table:table-cell office:value-type="float" office:value="5204" table:style-name="ce3">
            <text:p><text:s/>5,204<text:s/></text:p>
          </table:table-cell>
          <table:table-cell office:value-type="float" office:value="2432" table:style-name="ce3">
            <text:p><text:s/>2,432<text:s/></text:p>
          </table:table-cell>
          <table:table-cell office:value-type="float" office:value="2772" table:style-name="ce3">
            <text:p><text:s/>2,77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新福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227" table:style-name="ce3">
            <text:p><text:s/>2,227<text:s/></text:p>
          </table:table-cell>
          <table:table-cell office:value-type="float" office:value="5334" table:style-name="ce3">
            <text:p><text:s/>5,334<text:s/></text:p>
          </table:table-cell>
          <table:table-cell office:value-type="float" office:value="2463" table:style-name="ce3">
            <text:p><text:s/>2,463<text:s/></text:p>
          </table:table-cell>
          <table:table-cell office:value-type="float" office:value="2871" table:style-name="ce3">
            <text:p><text:s/>2,87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松江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617" table:style-name="ce3">
            <text:p><text:s/>2,617<text:s/></text:p>
          </table:table-cell>
          <table:table-cell office:value-type="float" office:value="6777" table:style-name="ce3">
            <text:p><text:s/>6,777<text:s/></text:p>
          </table:table-cell>
          <table:table-cell office:value-type="float" office:value="3145" table:style-name="ce3">
            <text:p><text:s/>3,145<text:s/></text:p>
          </table:table-cell>
          <table:table-cell office:value-type="float" office:value="3632" table:style-name="ce3">
            <text:p><text:s/>3,63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新生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166" table:style-name="ce3">
            <text:p><text:s/>2,166<text:s/></text:p>
          </table:table-cell>
          <table:table-cell office:value-type="float" office:value="5059" table:style-name="ce3">
            <text:p><text:s/>5,059<text:s/></text:p>
          </table:table-cell>
          <table:table-cell office:value-type="float" office:value="2326" table:style-name="ce3">
            <text:p><text:s/>2,326<text:s/></text:p>
          </table:table-cell>
          <table:table-cell office:value-type="float" office:value="2733" table:style-name="ce3">
            <text:p><text:s/>2,73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中庄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332" table:style-name="ce3">
            <text:p><text:s/>2,332<text:s/></text:p>
          </table:table-cell>
          <table:table-cell office:value-type="float" office:value="5286" table:style-name="ce3">
            <text:p><text:s/>5,286<text:s/></text:p>
          </table:table-cell>
          <table:table-cell office:value-type="float" office:value="2521" table:style-name="ce3">
            <text:p><text:s/>2,521<text:s/></text:p>
          </table:table-cell>
          <table:table-cell office:value-type="float" office:value="2765" table:style-name="ce3">
            <text:p><text:s/>2,76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行政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3901" table:style-name="ce3">
            <text:p><text:s/>3,901<text:s/></text:p>
          </table:table-cell>
          <table:table-cell office:value-type="float" office:value="7697" table:style-name="ce3">
            <text:p><text:s/>7,697<text:s/></text:p>
          </table:table-cell>
          <table:table-cell office:value-type="float" office:value="3961" table:style-name="ce3">
            <text:p><text:s/>3,961<text:s/></text:p>
          </table:table-cell>
          <table:table-cell office:value-type="float" office:value="3736" table:style-name="ce3">
            <text:p><text:s/>3,73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行仁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1" table:style-name="ce3">
            <text:p><text:s/>31<text:s/></text:p>
          </table:table-cell>
          <table:table-cell office:value-type="float" office:value="31" table:style-name="ce3">
            <text:p><text:s/>31<text:s/></text:p>
          </table:table-cell>
          <table:table-cell office:value-type="float" office:value="3064" table:style-name="ce3">
            <text:p><text:s/>3,064<text:s/></text:p>
          </table:table-cell>
          <table:table-cell office:value-type="float" office:value="8524" table:style-name="ce3">
            <text:p><text:s/>8,524<text:s/></text:p>
          </table:table-cell>
          <table:table-cell office:value-type="float" office:value="4068" table:style-name="ce3">
            <text:p><text:s/>4,068<text:s/></text:p>
          </table:table-cell>
          <table:table-cell office:value-type="float" office:value="4456" table:style-name="ce3">
            <text:p><text:s/>4,45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行孝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19" table:style-name="ce3">
            <text:p><text:s/>1,619<text:s/></text:p>
          </table:table-cell>
          <table:table-cell office:value-type="float" office:value="4258" table:style-name="ce3">
            <text:p><text:s/>4,258<text:s/></text:p>
          </table:table-cell>
          <table:table-cell office:value-type="float" office:value="2035" table:style-name="ce3">
            <text:p><text:s/>2,035<text:s/></text:p>
          </table:table-cell>
          <table:table-cell office:value-type="float" office:value="2223" table:style-name="ce3">
            <text:p><text:s/>2,22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下埤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3011" table:style-name="ce3">
            <text:p><text:s/>3,011<text:s/></text:p>
          </table:table-cell>
          <table:table-cell office:value-type="float" office:value="7777" table:style-name="ce3">
            <text:p><text:s/>7,777<text:s/></text:p>
          </table:table-cell>
          <table:table-cell office:value-type="float" office:value="3654" table:style-name="ce3">
            <text:p><text:s/>3,654<text:s/></text:p>
          </table:table-cell>
          <table:table-cell office:value-type="float" office:value="4123" table:style-name="ce3">
            <text:p><text:s/>4,12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江寧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855" table:style-name="ce3">
            <text:p><text:s/>2,855<text:s/></text:p>
          </table:table-cell>
          <table:table-cell office:value-type="float" office:value="7233" table:style-name="ce3">
            <text:p><text:s/>7,233<text:s/></text:p>
          </table:table-cell>
          <table:table-cell office:value-type="float" office:value="3378" table:style-name="ce3">
            <text:p><text:s/>3,378<text:s/></text:p>
          </table:table-cell>
          <table:table-cell office:value-type="float" office:value="3855" table:style-name="ce3">
            <text:p><text:s/>3,85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江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3112" table:style-name="ce3">
            <text:p><text:s/>3,112<text:s/></text:p>
          </table:table-cell>
          <table:table-cell office:value-type="float" office:value="7807" table:style-name="ce3">
            <text:p><text:s/>7,807<text:s/></text:p>
          </table:table-cell>
          <table:table-cell office:value-type="float" office:value="3735" table:style-name="ce3">
            <text:p><text:s/>3,735<text:s/></text:p>
          </table:table-cell>
          <table:table-cell office:value-type="float" office:value="4072" table:style-name="ce3">
            <text:p><text:s/>4,07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中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355" table:style-name="ce3">
            <text:p><text:s/>2,355<text:s/></text:p>
          </table:table-cell>
          <table:table-cell office:value-type="float" office:value="5879" table:style-name="ce3">
            <text:p><text:s/>5,879<text:s/></text:p>
          </table:table-cell>
          <table:table-cell office:value-type="float" office:value="2818" table:style-name="ce3">
            <text:p><text:s/>2,818<text:s/></text:p>
          </table:table-cell>
          <table:table-cell office:value-type="float" office:value="3061" table:style-name="ce3">
            <text:p><text:s/>3,06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中原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2242" table:style-name="ce3">
            <text:p><text:s/>2,242<text:s/></text:p>
          </table:table-cell>
          <table:table-cell office:value-type="float" office:value="5208" table:style-name="ce3">
            <text:p><text:s/>5,208<text:s/></text:p>
          </table:table-cell>
          <table:table-cell office:value-type="float" office:value="2443" table:style-name="ce3">
            <text:p><text:s/>2,443<text:s/></text:p>
          </table:table-cell>
          <table:table-cell office:value-type="float" office:value="2765" table:style-name="ce3">
            <text:p><text:s/>2,76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興亞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83" table:style-name="ce3">
            <text:p><text:s/>2,483<text:s/></text:p>
          </table:table-cell>
          <table:table-cell office:value-type="float" office:value="5427" table:style-name="ce3">
            <text:p><text:s/>5,427<text:s/></text:p>
          </table:table-cell>
          <table:table-cell office:value-type="float" office:value="2514" table:style-name="ce3">
            <text:p><text:s/>2,514<text:s/></text:p>
          </table:table-cell>
          <table:table-cell office:value-type="float" office:value="2913" table:style-name="ce3">
            <text:p><text:s/>2,91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中央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569" table:style-name="ce3">
            <text:p><text:s/>1,569<text:s/></text:p>
          </table:table-cell>
          <table:table-cell office:value-type="float" office:value="3884" table:style-name="ce3">
            <text:p><text:s/>3,884<text:s/></text:p>
          </table:table-cell>
          <table:table-cell office:value-type="float" office:value="1815" table:style-name="ce3">
            <text:p><text:s/>1,815<text:s/></text:p>
          </table:table-cell>
          <table:table-cell office:value-type="float" office:value="2069" table:style-name="ce3">
            <text:p><text:s/>2,06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朱馥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7" table:style-name="ce3">
            <text:p><text:s/>27<text:s/></text:p>
          </table:table-cell>
          <table:table-cell office:value-type="float" office:value="27" table:style-name="ce3">
            <text:p><text:s/>27<text:s/></text:p>
          </table:table-cell>
          <table:table-cell office:value-type="float" office:value="2543" table:style-name="ce3">
            <text:p><text:s/>2,543<text:s/></text:p>
          </table:table-cell>
          <table:table-cell office:value-type="float" office:value="6241" table:style-name="ce3">
            <text:p><text:s/>6,241<text:s/></text:p>
          </table:table-cell>
          <table:table-cell office:value-type="float" office:value="2911" table:style-name="ce3">
            <text:p><text:s/>2,911<text:s/></text:p>
          </table:table-cell>
          <table:table-cell office:value-type="float" office:value="3330" table:style-name="ce3">
            <text:p><text:s/>3,33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龍洲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120" table:style-name="ce3">
            <text:p><text:s/>2,120<text:s/></text:p>
          </table:table-cell>
          <table:table-cell office:value-type="float" office:value="5124" table:style-name="ce3">
            <text:p><text:s/>5,124<text:s/></text:p>
          </table:table-cell>
          <table:table-cell office:value-type="float" office:value="2360" table:style-name="ce3">
            <text:p><text:s/>2,360<text:s/></text:p>
          </table:table-cell>
          <table:table-cell office:value-type="float" office:value="2764" table:style-name="ce3">
            <text:p><text:s/>2,76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朱園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239" table:style-name="ce3">
            <text:p><text:s/>2,239<text:s/></text:p>
          </table:table-cell>
          <table:table-cell office:value-type="float" office:value="4721" table:style-name="ce3">
            <text:p><text:s/>4,721<text:s/></text:p>
          </table:table-cell>
          <table:table-cell office:value-type="float" office:value="2166" table:style-name="ce3">
            <text:p><text:s/>2,166<text:s/></text:p>
          </table:table-cell>
          <table:table-cell office:value-type="float" office:value="2555" table:style-name="ce3">
            <text:p><text:s/>2,55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埤頭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578" table:style-name="ce3">
            <text:p><text:s/>1,578<text:s/></text:p>
          </table:table-cell>
          <table:table-cell office:value-type="float" office:value="3529" table:style-name="ce3">
            <text:p><text:s/>3,529<text:s/></text:p>
          </table:table-cell>
          <table:table-cell office:value-type="float" office:value="1704" table:style-name="ce3">
            <text:p><text:s/>1,704<text:s/></text:p>
          </table:table-cell>
          <table:table-cell office:value-type="float" office:value="1825" table:style-name="ce3">
            <text:p><text:s/>1,82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朱崙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334" table:style-name="ce3">
            <text:p><text:s/>1,334<text:s/></text:p>
          </table:table-cell>
          <table:table-cell office:value-type="float" office:value="2908" table:style-name="ce3">
            <text:p><text:s/>2,908<text:s/></text:p>
          </table:table-cell>
          <table:table-cell office:value-type="float" office:value="1316" table:style-name="ce3">
            <text:p><text:s/>1,316<text:s/></text:p>
          </table:table-cell>
          <table:table-cell office:value-type="float" office:value="1592" table:style-name="ce3">
            <text:p><text:s/>1,59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力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2719" table:style-name="ce3">
            <text:p><text:s/>2,719<text:s/></text:p>
          </table:table-cell>
          <table:table-cell office:value-type="float" office:value="6175" table:style-name="ce3">
            <text:p><text:s/>6,175<text:s/></text:p>
          </table:table-cell>
          <table:table-cell office:value-type="float" office:value="2890" table:style-name="ce3">
            <text:p><text:s/>2,890<text:s/></text:p>
          </table:table-cell>
          <table:table-cell office:value-type="float" office:value="3285" table:style-name="ce3">
            <text:p><text:s/>3,28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復華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151" table:style-name="ce3">
            <text:p><text:s/>2,151<text:s/></text:p>
          </table:table-cell>
          <table:table-cell office:value-type="float" office:value="4831" table:style-name="ce3">
            <text:p><text:s/>4,831<text:s/></text:p>
          </table:table-cell>
          <table:table-cell office:value-type="float" office:value="2204" table:style-name="ce3">
            <text:p><text:s/>2,204<text:s/></text:p>
          </table:table-cell>
          <table:table-cell office:value-type="float" office:value="2627" table:style-name="ce3">
            <text:p><text:s/>2,62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金泰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3462" table:style-name="ce3">
            <text:p><text:s/>3,462<text:s/></text:p>
          </table:table-cell>
          <table:table-cell office:value-type="float" office:value="8081" table:style-name="ce3">
            <text:p><text:s/>8,081<text:s/></text:p>
          </table:table-cell>
          <table:table-cell office:value-type="float" office:value="3921" table:style-name="ce3">
            <text:p><text:s/>3,921<text:s/></text:p>
          </table:table-cell>
          <table:table-cell office:value-type="float" office:value="4160" table:style-name="ce3">
            <text:p><text:s/>4,16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北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2" table:style-name="ce3">
            <text:p><text:s/>12<text:s/></text:p>
          </table:table-cell>
          <table:table-cell office:value-type="float" office:value="12" table:style-name="ce3">
            <text:p><text:s/>12<text:s/></text:p>
          </table:table-cell>
          <table:table-cell office:value-type="float" office:value="1046" table:style-name="ce3">
            <text:p><text:s/>1,046<text:s/></text:p>
          </table:table-cell>
          <table:table-cell office:value-type="float" office:value="2825" table:style-name="ce3">
            <text:p><text:s/>2,825<text:s/></text:p>
          </table:table-cell>
          <table:table-cell office:value-type="float" office:value="1339" table:style-name="ce3">
            <text:p><text:s/>1,339<text:s/></text:p>
          </table:table-cell>
          <table:table-cell office:value-type="float" office:value="1486" table:style-name="ce3">
            <text:p><text:s/>1,48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中正區</text:p>
          </table:table-cell>
          <table:table-cell office:value-type="float" office:value="31" table:style-name="ce3">
            <text:p><text:s/>31<text:s/></text:p>
          </table:table-cell>
          <table:table-cell office:value-type="float" office:value="31" table:style-name="ce3">
            <text:p><text:s/>31<text:s/></text:p>
          </table:table-cell>
          <table:table-cell office:value-type="float" office:value="583" table:style-name="ce3">
            <text:p><text:s/>583<text:s/></text:p>
          </table:table-cell>
          <table:table-cell office:value-type="float" office:value="580" table:style-name="ce3">
            <text:p><text:s/>580<text:s/></text:p>
          </table:table-cell>
          <table:table-cell office:value-type="float" office:value="65107" table:style-name="ce3">
            <text:p><text:s/>65,107<text:s/></text:p>
          </table:table-cell>
          <table:table-cell office:value-type="float" office:value="159608" table:style-name="ce3">
            <text:p><text:s/>159,608<text:s/></text:p>
          </table:table-cell>
          <table:table-cell office:value-type="float" office:value="76194" table:style-name="ce3">
            <text:p><text:s/>76,194<text:s/></text:p>
          </table:table-cell>
          <table:table-cell office:value-type="float" office:value="83414" table:style-name="ce3">
            <text:p><text:s/>83,41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水源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1382" table:style-name="ce3">
            <text:p><text:s/>1,382<text:s/></text:p>
          </table:table-cell>
          <table:table-cell office:value-type="float" office:value="3081" table:style-name="ce3">
            <text:p><text:s/>3,081<text:s/></text:p>
          </table:table-cell>
          <table:table-cell office:value-type="float" office:value="1422" table:style-name="ce3">
            <text:p><text:s/>1,422<text:s/></text:p>
          </table:table-cell>
          <table:table-cell office:value-type="float" office:value="1659" table:style-name="ce3">
            <text:p><text:s/>1,65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富水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2" table:style-name="ce3">
            <text:p><text:s/>12<text:s/></text:p>
          </table:table-cell>
          <table:table-cell office:value-type="float" office:value="12" table:style-name="ce3">
            <text:p><text:s/>12<text:s/></text:p>
          </table:table-cell>
          <table:table-cell office:value-type="float" office:value="1053" table:style-name="ce3">
            <text:p><text:s/>1,053<text:s/></text:p>
          </table:table-cell>
          <table:table-cell office:value-type="float" office:value="2687" table:style-name="ce3">
            <text:p><text:s/>2,687<text:s/></text:p>
          </table:table-cell>
          <table:table-cell office:value-type="float" office:value="1340" table:style-name="ce3">
            <text:p><text:s/>1,340<text:s/></text:p>
          </table:table-cell>
          <table:table-cell office:value-type="float" office:value="1347" table:style-name="ce3">
            <text:p><text:s/>1,34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文盛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1050" table:style-name="ce3">
            <text:p><text:s/>1,050<text:s/></text:p>
          </table:table-cell>
          <table:table-cell office:value-type="float" office:value="2363" table:style-name="ce3">
            <text:p><text:s/>2,363<text:s/></text:p>
          </table:table-cell>
          <table:table-cell office:value-type="float" office:value="1146" table:style-name="ce3">
            <text:p><text:s/>1,146<text:s/></text:p>
          </table:table-cell>
          <table:table-cell office:value-type="float" office:value="1217" table:style-name="ce3">
            <text:p><text:s/>1,21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林興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2042" table:style-name="ce3">
            <text:p><text:s/>2,042<text:s/></text:p>
          </table:table-cell>
          <table:table-cell office:value-type="float" office:value="4781" table:style-name="ce3">
            <text:p><text:s/>4,781<text:s/></text:p>
          </table:table-cell>
          <table:table-cell office:value-type="float" office:value="2265" table:style-name="ce3">
            <text:p><text:s/>2,265<text:s/></text:p>
          </table:table-cell>
          <table:table-cell office:value-type="float" office:value="2516" table:style-name="ce3">
            <text:p><text:s/>2,51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河堤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2002" table:style-name="ce3">
            <text:p><text:s/>2,002<text:s/></text:p>
          </table:table-cell>
          <table:table-cell office:value-type="float" office:value="4710" table:style-name="ce3">
            <text:p><text:s/>4,710<text:s/></text:p>
          </table:table-cell>
          <table:table-cell office:value-type="float" office:value="2257" table:style-name="ce3">
            <text:p><text:s/>2,257<text:s/></text:p>
          </table:table-cell>
          <table:table-cell office:value-type="float" office:value="2453" table:style-name="ce3">
            <text:p><text:s/>2,45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頂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813" table:style-name="ce3">
            <text:p><text:s/>2,813<text:s/></text:p>
          </table:table-cell>
          <table:table-cell office:value-type="float" office:value="6206" table:style-name="ce3">
            <text:p><text:s/>6,206<text:s/></text:p>
          </table:table-cell>
          <table:table-cell office:value-type="float" office:value="2862" table:style-name="ce3">
            <text:p><text:s/>2,862<text:s/></text:p>
          </table:table-cell>
          <table:table-cell office:value-type="float" office:value="3344" table:style-name="ce3">
            <text:p><text:s/>3,34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網溪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530" table:style-name="ce3">
            <text:p><text:s/>2,530<text:s/></text:p>
          </table:table-cell>
          <table:table-cell office:value-type="float" office:value="5984" table:style-name="ce3">
            <text:p><text:s/>5,984<text:s/></text:p>
          </table:table-cell>
          <table:table-cell office:value-type="float" office:value="2789" table:style-name="ce3">
            <text:p><text:s/>2,789<text:s/></text:p>
          </table:table-cell>
          <table:table-cell office:value-type="float" office:value="3195" table:style-name="ce3">
            <text:p><text:s/>3,19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板溪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508" table:style-name="ce3">
            <text:p><text:s/>1,508<text:s/></text:p>
          </table:table-cell>
          <table:table-cell office:value-type="float" office:value="3380" table:style-name="ce3">
            <text:p><text:s/>3,380<text:s/></text:p>
          </table:table-cell>
          <table:table-cell office:value-type="float" office:value="1583" table:style-name="ce3">
            <text:p><text:s/>1,583<text:s/></text:p>
          </table:table-cell>
          <table:table-cell office:value-type="float" office:value="1797" table:style-name="ce3">
            <text:p><text:s/>1,79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螢圃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403" table:style-name="ce3">
            <text:p><text:s/>2,403<text:s/></text:p>
          </table:table-cell>
          <table:table-cell office:value-type="float" office:value="5567" table:style-name="ce3">
            <text:p><text:s/>5,567<text:s/></text:p>
          </table:table-cell>
          <table:table-cell office:value-type="float" office:value="2661" table:style-name="ce3">
            <text:p><text:s/>2,661<text:s/></text:p>
          </table:table-cell>
          <table:table-cell office:value-type="float" office:value="2906" table:style-name="ce3">
            <text:p><text:s/>2,90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螢雪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15" table:style-name="ce3">
            <text:p><text:s/>1,815<text:s/></text:p>
          </table:table-cell>
          <table:table-cell office:value-type="float" office:value="4531" table:style-name="ce3">
            <text:p><text:s/>4,531<text:s/></text:p>
          </table:table-cell>
          <table:table-cell office:value-type="float" office:value="2189" table:style-name="ce3">
            <text:p><text:s/>2,189<text:s/></text:p>
          </table:table-cell>
          <table:table-cell office:value-type="float" office:value="2342" table:style-name="ce3">
            <text:p><text:s/>2,34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永功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553" table:style-name="ce3">
            <text:p><text:s/>2,553<text:s/></text:p>
          </table:table-cell>
          <table:table-cell office:value-type="float" office:value="6505" table:style-name="ce3">
            <text:p><text:s/>6,505<text:s/></text:p>
          </table:table-cell>
          <table:table-cell office:value-type="float" office:value="3182" table:style-name="ce3">
            <text:p><text:s/>3,182<text:s/></text:p>
          </table:table-cell>
          <table:table-cell office:value-type="float" office:value="3323" table:style-name="ce3">
            <text:p><text:s/>3,32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永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089" table:style-name="ce3">
            <text:p><text:s/>2,089<text:s/></text:p>
          </table:table-cell>
          <table:table-cell office:value-type="float" office:value="5185" table:style-name="ce3">
            <text:p><text:s/>5,185<text:s/></text:p>
          </table:table-cell>
          <table:table-cell office:value-type="float" office:value="2557" table:style-name="ce3">
            <text:p><text:s/>2,557<text:s/></text:p>
          </table:table-cell>
          <table:table-cell office:value-type="float" office:value="2628" table:style-name="ce3">
            <text:p><text:s/>2,62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龍興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610" table:style-name="ce3">
            <text:p><text:s/>1,610<text:s/></text:p>
          </table:table-cell>
          <table:table-cell office:value-type="float" office:value="4456" table:style-name="ce3">
            <text:p><text:s/>4,456<text:s/></text:p>
          </table:table-cell>
          <table:table-cell office:value-type="float" office:value="2168" table:style-name="ce3">
            <text:p><text:s/>2,168<text:s/></text:p>
          </table:table-cell>
          <table:table-cell office:value-type="float" office:value="2288" table:style-name="ce3">
            <text:p><text:s/>2,28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忠勤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1" table:style-name="ce3">
            <text:p><text:s/>31<text:s/></text:p>
          </table:table-cell>
          <table:table-cell office:value-type="float" office:value="31" table:style-name="ce3">
            <text:p><text:s/>31<text:s/></text:p>
          </table:table-cell>
          <table:table-cell office:value-type="float" office:value="3027" table:style-name="ce3">
            <text:p><text:s/>3,027<text:s/></text:p>
          </table:table-cell>
          <table:table-cell office:value-type="float" office:value="6668" table:style-name="ce3">
            <text:p><text:s/>6,668<text:s/></text:p>
          </table:table-cell>
          <table:table-cell office:value-type="float" office:value="3157" table:style-name="ce3">
            <text:p><text:s/>3,157<text:s/></text:p>
          </table:table-cell>
          <table:table-cell office:value-type="float" office:value="3511" table:style-name="ce3">
            <text:p><text:s/>3,51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廈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1" table:style-name="ce3">
            <text:p><text:s/>11<text:s/></text:p>
          </table:table-cell>
          <table:table-cell office:value-type="float" office:value="11" table:style-name="ce3">
            <text:p><text:s/>11<text:s/></text:p>
          </table:table-cell>
          <table:table-cell office:value-type="float" office:value="1822" table:style-name="ce3">
            <text:p><text:s/>1,822<text:s/></text:p>
          </table:table-cell>
          <table:table-cell office:value-type="float" office:value="4881" table:style-name="ce3">
            <text:p><text:s/>4,881<text:s/></text:p>
          </table:table-cell>
          <table:table-cell office:value-type="float" office:value="2335" table:style-name="ce3">
            <text:p><text:s/>2,335<text:s/></text:p>
          </table:table-cell>
          <table:table-cell office:value-type="float" office:value="2546" table:style-name="ce3">
            <text:p><text:s/>2,54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愛國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351" table:style-name="ce3">
            <text:p><text:s/>1,351<text:s/></text:p>
          </table:table-cell>
          <table:table-cell office:value-type="float" office:value="3507" table:style-name="ce3">
            <text:p><text:s/>3,507<text:s/></text:p>
          </table:table-cell>
          <table:table-cell office:value-type="float" office:value="1579" table:style-name="ce3">
            <text:p><text:s/>1,579<text:s/></text:p>
          </table:table-cell>
          <table:table-cell office:value-type="float" office:value="1928" table:style-name="ce3">
            <text:p><text:s/>1,92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南門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058" table:style-name="ce3">
            <text:p><text:s/>1,058<text:s/></text:p>
          </table:table-cell>
          <table:table-cell office:value-type="float" office:value="2894" table:style-name="ce3">
            <text:p><text:s/>2,894<text:s/></text:p>
          </table:table-cell>
          <table:table-cell office:value-type="float" office:value="1356" table:style-name="ce3">
            <text:p><text:s/>1,356<text:s/></text:p>
          </table:table-cell>
          <table:table-cell office:value-type="float" office:value="1538" table:style-name="ce3">
            <text:p><text:s/>1,53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龍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371" table:style-name="ce3">
            <text:p><text:s/>1,371<text:s/></text:p>
          </table:table-cell>
          <table:table-cell office:value-type="float" office:value="3785" table:style-name="ce3">
            <text:p><text:s/>3,785<text:s/></text:p>
          </table:table-cell>
          <table:table-cell office:value-type="float" office:value="1848" table:style-name="ce3">
            <text:p><text:s/>1,848<text:s/></text:p>
          </table:table-cell>
          <table:table-cell office:value-type="float" office:value="1937" table:style-name="ce3">
            <text:p><text:s/>1,93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南福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9" table:style-name="ce3">
            <text:p><text:s/>29<text:s/></text:p>
          </table:table-cell>
          <table:table-cell office:value-type="float" office:value="29" table:style-name="ce3">
            <text:p><text:s/>29<text:s/></text:p>
          </table:table-cell>
          <table:table-cell office:value-type="float" office:value="4503" table:style-name="ce3">
            <text:p><text:s/>4,503<text:s/></text:p>
          </table:table-cell>
          <table:table-cell office:value-type="float" office:value="11346" table:style-name="ce3">
            <text:p><text:s/>11,346<text:s/></text:p>
          </table:table-cell>
          <table:table-cell office:value-type="float" office:value="5469" table:style-name="ce3">
            <text:p><text:s/>5,469<text:s/></text:p>
          </table:table-cell>
          <table:table-cell office:value-type="float" office:value="5877" table:style-name="ce3">
            <text:p><text:s/>5,87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龍福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477" table:style-name="ce3">
            <text:p><text:s/>2,477<text:s/></text:p>
          </table:table-cell>
          <table:table-cell office:value-type="float" office:value="6417" table:style-name="ce3">
            <text:p><text:s/>6,417<text:s/></text:p>
          </table:table-cell>
          <table:table-cell office:value-type="float" office:value="3082" table:style-name="ce3">
            <text:p><text:s/>3,082<text:s/></text:p>
          </table:table-cell>
          <table:table-cell office:value-type="float" office:value="3335" table:style-name="ce3">
            <text:p><text:s/>3,33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新營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7" table:style-name="ce3">
            <text:p><text:s/>27<text:s/></text:p>
          </table:table-cell>
          <table:table-cell office:value-type="float" office:value="27" table:style-name="ce3">
            <text:p><text:s/>27<text:s/></text:p>
          </table:table-cell>
          <table:table-cell office:value-type="float" office:value="3590" table:style-name="ce3">
            <text:p><text:s/>3,590<text:s/></text:p>
          </table:table-cell>
          <table:table-cell office:value-type="float" office:value="10148" table:style-name="ce3">
            <text:p><text:s/>10,148<text:s/></text:p>
          </table:table-cell>
          <table:table-cell office:value-type="float" office:value="4903" table:style-name="ce3">
            <text:p><text:s/>4,903<text:s/></text:p>
          </table:table-cell>
          <table:table-cell office:value-type="float" office:value="5245" table:style-name="ce3">
            <text:p><text:s/>5,24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建國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6" table:style-name="ce3">
            <text:p><text:s/>6<text:s/></text:p>
          </table:table-cell>
          <table:table-cell office:value-type="float" office:value="6" table:style-name="ce3">
            <text:p><text:s/>6<text:s/></text:p>
          </table:table-cell>
          <table:table-cell office:value-type="float" office:value="681" table:style-name="ce3">
            <text:p><text:s/>681<text:s/></text:p>
          </table:table-cell>
          <table:table-cell office:value-type="float" office:value="1740" table:style-name="ce3">
            <text:p><text:s/>1,740<text:s/></text:p>
          </table:table-cell>
          <table:table-cell office:value-type="float" office:value="783" table:style-name="ce3">
            <text:p><text:s/>783<text:s/></text:p>
          </table:table-cell>
          <table:table-cell office:value-type="float" office:value="957" table:style-name="ce3">
            <text:p><text:s/>95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光復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835" table:style-name="ce3">
            <text:p><text:s/>1,835<text:s/></text:p>
          </table:table-cell>
          <table:table-cell office:value-type="float" office:value="4000" table:style-name="ce3">
            <text:p><text:s/>4,000<text:s/></text:p>
          </table:table-cell>
          <table:table-cell office:value-type="float" office:value="1876" table:style-name="ce3">
            <text:p><text:s/>1,876<text:s/></text:p>
          </table:table-cell>
          <table:table-cell office:value-type="float" office:value="2124" table:style-name="ce3">
            <text:p><text:s/>2,12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黎明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3" table:style-name="ce3">
            <text:p><text:s/>13<text:s/></text:p>
          </table:table-cell>
          <table:table-cell office:value-type="float" office:value="13" table:style-name="ce3">
            <text:p><text:s/>13<text:s/></text:p>
          </table:table-cell>
          <table:table-cell office:value-type="float" office:value="1645" table:style-name="ce3">
            <text:p><text:s/>1,645<text:s/></text:p>
          </table:table-cell>
          <table:table-cell office:value-type="float" office:value="3503" table:style-name="ce3">
            <text:p><text:s/>3,503<text:s/></text:p>
          </table:table-cell>
          <table:table-cell office:value-type="float" office:value="1704" table:style-name="ce3">
            <text:p><text:s/>1,704<text:s/></text:p>
          </table:table-cell>
          <table:table-cell office:value-type="float" office:value="1799" table:style-name="ce3">
            <text:p><text:s/>1,79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梅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392" table:style-name="ce3">
            <text:p><text:s/>1,392<text:s/></text:p>
          </table:table-cell>
          <table:table-cell office:value-type="float" office:value="3227" table:style-name="ce3">
            <text:p><text:s/>3,227<text:s/></text:p>
          </table:table-cell>
          <table:table-cell office:value-type="float" office:value="1530" table:style-name="ce3">
            <text:p><text:s/>1,530<text:s/></text:p>
          </table:table-cell>
          <table:table-cell office:value-type="float" office:value="1697" table:style-name="ce3">
            <text:p><text:s/>1,69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幸福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2894" table:style-name="ce3">
            <text:p><text:s/>2,894<text:s/></text:p>
          </table:table-cell>
          <table:table-cell office:value-type="float" office:value="6018" table:style-name="ce3">
            <text:p><text:s/>6,018<text:s/></text:p>
          </table:table-cell>
          <table:table-cell office:value-type="float" office:value="3067" table:style-name="ce3">
            <text:p><text:s/>3,067<text:s/></text:p>
          </table:table-cell>
          <table:table-cell office:value-type="float" office:value="2951" table:style-name="ce3">
            <text:p><text:s/>2,95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幸市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980" table:style-name="ce3">
            <text:p><text:s/>1,980<text:s/></text:p>
          </table:table-cell>
          <table:table-cell office:value-type="float" office:value="4651" table:style-name="ce3">
            <text:p><text:s/>4,651<text:s/></text:p>
          </table:table-cell>
          <table:table-cell office:value-type="float" office:value="2211" table:style-name="ce3">
            <text:p><text:s/>2,211<text:s/></text:p>
          </table:table-cell>
          <table:table-cell office:value-type="float" office:value="2440" table:style-name="ce3">
            <text:p><text:s/>2,44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東門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68" table:style-name="ce3">
            <text:p><text:s/>1,668<text:s/></text:p>
          </table:table-cell>
          <table:table-cell office:value-type="float" office:value="4184" table:style-name="ce3">
            <text:p><text:s/>4,184<text:s/></text:p>
          </table:table-cell>
          <table:table-cell office:value-type="float" office:value="2007" table:style-name="ce3">
            <text:p><text:s/>2,007<text:s/></text:p>
          </table:table-cell>
          <table:table-cell office:value-type="float" office:value="2177" table:style-name="ce3">
            <text:p><text:s/>2,17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文北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7" table:style-name="ce3">
            <text:p><text:s/>27<text:s/></text:p>
          </table:table-cell>
          <table:table-cell office:value-type="float" office:value="27" table:style-name="ce3">
            <text:p><text:s/>27<text:s/></text:p>
          </table:table-cell>
          <table:table-cell office:value-type="float" office:value="2325" table:style-name="ce3">
            <text:p><text:s/>2,325<text:s/></text:p>
          </table:table-cell>
          <table:table-cell office:value-type="float" office:value="5827" table:style-name="ce3">
            <text:p><text:s/>5,827<text:s/></text:p>
          </table:table-cell>
          <table:table-cell office:value-type="float" office:value="2773" table:style-name="ce3">
            <text:p><text:s/>2,773<text:s/></text:p>
          </table:table-cell>
          <table:table-cell office:value-type="float" office:value="3054" table:style-name="ce3">
            <text:p><text:s/>3,05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文祥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3119" table:style-name="ce3">
            <text:p><text:s/>3,119<text:s/></text:p>
          </table:table-cell>
          <table:table-cell office:value-type="float" office:value="8432" table:style-name="ce3">
            <text:p><text:s/>8,432<text:s/></text:p>
          </table:table-cell>
          <table:table-cell office:value-type="float" office:value="3974" table:style-name="ce3">
            <text:p><text:s/>3,974<text:s/></text:p>
          </table:table-cell>
          <table:table-cell office:value-type="float" office:value="4458" table:style-name="ce3">
            <text:p><text:s/>4,45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三愛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519" table:style-name="ce3">
            <text:p><text:s/>3,519<text:s/></text:p>
          </table:table-cell>
          <table:table-cell office:value-type="float" office:value="8944" table:style-name="ce3">
            <text:p><text:s/>8,944<text:s/></text:p>
          </table:table-cell>
          <table:table-cell office:value-type="float" office:value="4119" table:style-name="ce3">
            <text:p><text:s/>4,119<text:s/></text:p>
          </table:table-cell>
          <table:table-cell office:value-type="float" office:value="4825" table:style-name="ce3">
            <text:p><text:s/>4,82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大同區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522" table:style-name="ce3">
            <text:p><text:s/>522<text:s/></text:p>
          </table:table-cell>
          <table:table-cell office:value-type="float" office:value="521" table:style-name="ce3">
            <text:p><text:s/>521<text:s/></text:p>
          </table:table-cell>
          <table:table-cell office:value-type="float" office:value="51790" table:style-name="ce3">
            <text:p><text:s/>51,790<text:s/></text:p>
          </table:table-cell>
          <table:table-cell office:value-type="float" office:value="129278" table:style-name="ce3">
            <text:p><text:s/>129,278<text:s/></text:p>
          </table:table-cell>
          <table:table-cell office:value-type="float" office:value="63062" table:style-name="ce3">
            <text:p><text:s/>63,062<text:s/></text:p>
          </table:table-cell>
          <table:table-cell office:value-type="float" office:value="66216" table:style-name="ce3">
            <text:p><text:s/>66,21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玉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265" table:style-name="ce3">
            <text:p><text:s/>1,265<text:s/></text:p>
          </table:table-cell>
          <table:table-cell office:value-type="float" office:value="3101" table:style-name="ce3">
            <text:p><text:s/>3,101<text:s/></text:p>
          </table:table-cell>
          <table:table-cell office:value-type="float" office:value="1539" table:style-name="ce3">
            <text:p><text:s/>1,539<text:s/></text:p>
          </table:table-cell>
          <table:table-cell office:value-type="float" office:value="1562" table:style-name="ce3">
            <text:p><text:s/>1,56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建明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1521" table:style-name="ce3">
            <text:p><text:s/>1,521<text:s/></text:p>
          </table:table-cell>
          <table:table-cell office:value-type="float" office:value="3517" table:style-name="ce3">
            <text:p><text:s/>3,517<text:s/></text:p>
          </table:table-cell>
          <table:table-cell office:value-type="float" office:value="1703" table:style-name="ce3">
            <text:p><text:s/>1,703<text:s/></text:p>
          </table:table-cell>
          <table:table-cell office:value-type="float" office:value="1814" table:style-name="ce3">
            <text:p><text:s/>1,81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建功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043" table:style-name="ce3">
            <text:p><text:s/>2,043<text:s/></text:p>
          </table:table-cell>
          <table:table-cell office:value-type="float" office:value="4895" table:style-name="ce3">
            <text:p><text:s/>4,895<text:s/></text:p>
          </table:table-cell>
          <table:table-cell office:value-type="float" office:value="2327" table:style-name="ce3">
            <text:p><text:s/>2,327<text:s/></text:p>
          </table:table-cell>
          <table:table-cell office:value-type="float" office:value="2568" table:style-name="ce3">
            <text:p><text:s/>2,56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建泰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658" table:style-name="ce3">
            <text:p><text:s/>1,658<text:s/></text:p>
          </table:table-cell>
          <table:table-cell office:value-type="float" office:value="4032" table:style-name="ce3">
            <text:p><text:s/>4,032<text:s/></text:p>
          </table:table-cell>
          <table:table-cell office:value-type="float" office:value="1949" table:style-name="ce3">
            <text:p><text:s/>1,949<text:s/></text:p>
          </table:table-cell>
          <table:table-cell office:value-type="float" office:value="2083" table:style-name="ce3">
            <text:p><text:s/>2,08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永樂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224" table:style-name="ce3">
            <text:p><text:s/>2,224<text:s/></text:p>
          </table:table-cell>
          <table:table-cell office:value-type="float" office:value="5589" table:style-name="ce3">
            <text:p><text:s/>5,589<text:s/></text:p>
          </table:table-cell>
          <table:table-cell office:value-type="float" office:value="2777" table:style-name="ce3">
            <text:p><text:s/>2,777<text:s/></text:p>
          </table:table-cell>
          <table:table-cell office:value-type="float" office:value="2812" table:style-name="ce3">
            <text:p><text:s/>2,81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朝陽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2007" table:style-name="ce3">
            <text:p><text:s/>2,007<text:s/></text:p>
          </table:table-cell>
          <table:table-cell office:value-type="float" office:value="4554" table:style-name="ce3">
            <text:p><text:s/>4,554<text:s/></text:p>
          </table:table-cell>
          <table:table-cell office:value-type="float" office:value="2181" table:style-name="ce3">
            <text:p><text:s/>2,181<text:s/></text:p>
          </table:table-cell>
          <table:table-cell office:value-type="float" office:value="2373" table:style-name="ce3">
            <text:p><text:s/>2,37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星明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620" table:style-name="ce3">
            <text:p><text:s/>2,620<text:s/></text:p>
          </table:table-cell>
          <table:table-cell office:value-type="float" office:value="6432" table:style-name="ce3">
            <text:p><text:s/>6,432<text:s/></text:p>
          </table:table-cell>
          <table:table-cell office:value-type="float" office:value="3049" table:style-name="ce3">
            <text:p><text:s/>3,049<text:s/></text:p>
          </table:table-cell>
          <table:table-cell office:value-type="float" office:value="3383" table:style-name="ce3">
            <text:p><text:s/>3,38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光能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2009" table:style-name="ce3">
            <text:p><text:s/>2,009<text:s/></text:p>
          </table:table-cell>
          <table:table-cell office:value-type="float" office:value="5399" table:style-name="ce3">
            <text:p><text:s/>5,399<text:s/></text:p>
          </table:table-cell>
          <table:table-cell office:value-type="float" office:value="2611" table:style-name="ce3">
            <text:p><text:s/>2,611<text:s/></text:p>
          </table:table-cell>
          <table:table-cell office:value-type="float" office:value="2788" table:style-name="ce3">
            <text:p><text:s/>2,78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大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25" table:style-name="ce3">
            <text:p><text:s/>1,925<text:s/></text:p>
          </table:table-cell>
          <table:table-cell office:value-type="float" office:value="5114" table:style-name="ce3">
            <text:p><text:s/>5,114<text:s/></text:p>
          </table:table-cell>
          <table:table-cell office:value-type="float" office:value="2501" table:style-name="ce3">
            <text:p><text:s/>2,501<text:s/></text:p>
          </table:table-cell>
          <table:table-cell office:value-type="float" office:value="2613" table:style-name="ce3">
            <text:p><text:s/>2,61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延平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62" table:style-name="ce3">
            <text:p><text:s/>1,862<text:s/></text:p>
          </table:table-cell>
          <table:table-cell office:value-type="float" office:value="4350" table:style-name="ce3">
            <text:p><text:s/>4,350<text:s/></text:p>
          </table:table-cell>
          <table:table-cell office:value-type="float" office:value="2102" table:style-name="ce3">
            <text:p><text:s/>2,102<text:s/></text:p>
          </table:table-cell>
          <table:table-cell office:value-type="float" office:value="2248" table:style-name="ce3">
            <text:p><text:s/>2,24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雙連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2" table:style-name="ce3">
            <text:p><text:s/>32<text:s/></text:p>
          </table:table-cell>
          <table:table-cell office:value-type="float" office:value="31" table:style-name="ce3">
            <text:p><text:s/>31<text:s/></text:p>
          </table:table-cell>
          <table:table-cell office:value-type="float" office:value="3784" table:style-name="ce3">
            <text:p><text:s/>3,784<text:s/></text:p>
          </table:table-cell>
          <table:table-cell office:value-type="float" office:value="10102" table:style-name="ce3">
            <text:p><text:s/>10,102<text:s/></text:p>
          </table:table-cell>
          <table:table-cell office:value-type="float" office:value="4921" table:style-name="ce3">
            <text:p><text:s/>4,921<text:s/></text:p>
          </table:table-cell>
          <table:table-cell office:value-type="float" office:value="5181" table:style-name="ce3">
            <text:p><text:s/>5,18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南芳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68" table:style-name="ce3">
            <text:p><text:s/>1,668<text:s/></text:p>
          </table:table-cell>
          <table:table-cell office:value-type="float" office:value="4255" table:style-name="ce3">
            <text:p><text:s/>4,255<text:s/></text:p>
          </table:table-cell>
          <table:table-cell office:value-type="float" office:value="1985" table:style-name="ce3">
            <text:p><text:s/>1,985<text:s/></text:p>
          </table:table-cell>
          <table:table-cell office:value-type="float" office:value="2270" table:style-name="ce3">
            <text:p><text:s/>2,27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民權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603" table:style-name="ce3">
            <text:p><text:s/>2,603<text:s/></text:p>
          </table:table-cell>
          <table:table-cell office:value-type="float" office:value="6902" table:style-name="ce3">
            <text:p><text:s/>6,902<text:s/></text:p>
          </table:table-cell>
          <table:table-cell office:value-type="float" office:value="3309" table:style-name="ce3">
            <text:p><text:s/>3,309<text:s/></text:p>
          </table:table-cell>
          <table:table-cell office:value-type="float" office:value="3593" table:style-name="ce3">
            <text:p><text:s/>3,59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景星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170" table:style-name="ce3">
            <text:p><text:s/>1,170<text:s/></text:p>
          </table:table-cell>
          <table:table-cell office:value-type="float" office:value="2868" table:style-name="ce3">
            <text:p><text:s/>2,868<text:s/></text:p>
          </table:table-cell>
          <table:table-cell office:value-type="float" office:value="1411" table:style-name="ce3">
            <text:p><text:s/>1,411<text:s/></text:p>
          </table:table-cell>
          <table:table-cell office:value-type="float" office:value="1457" table:style-name="ce3">
            <text:p><text:s/>1,45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隆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225" table:style-name="ce3">
            <text:p><text:s/>1,225<text:s/></text:p>
          </table:table-cell>
          <table:table-cell office:value-type="float" office:value="3252" table:style-name="ce3">
            <text:p><text:s/>3,252<text:s/></text:p>
          </table:table-cell>
          <table:table-cell office:value-type="float" office:value="1586" table:style-name="ce3">
            <text:p><text:s/>1,586<text:s/></text:p>
          </table:table-cell>
          <table:table-cell office:value-type="float" office:value="1666" table:style-name="ce3">
            <text:p><text:s/>1,66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蓬萊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079" table:style-name="ce3">
            <text:p><text:s/>2,079<text:s/></text:p>
          </table:table-cell>
          <table:table-cell office:value-type="float" office:value="5101" table:style-name="ce3">
            <text:p><text:s/>5,101<text:s/></text:p>
          </table:table-cell>
          <table:table-cell office:value-type="float" office:value="2480" table:style-name="ce3">
            <text:p><text:s/>2,480<text:s/></text:p>
          </table:table-cell>
          <table:table-cell office:value-type="float" office:value="2621" table:style-name="ce3">
            <text:p><text:s/>2,62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國順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125" table:style-name="ce3">
            <text:p><text:s/>1,125<text:s/></text:p>
          </table:table-cell>
          <table:table-cell office:value-type="float" office:value="2929" table:style-name="ce3">
            <text:p><text:s/>2,929<text:s/></text:p>
          </table:table-cell>
          <table:table-cell office:value-type="float" office:value="1539" table:style-name="ce3">
            <text:p><text:s/>1,539<text:s/></text:p>
          </table:table-cell>
          <table:table-cell office:value-type="float" office:value="1390" table:style-name="ce3">
            <text:p><text:s/>1,39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國慶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57" table:style-name="ce3">
            <text:p><text:s/>1,857<text:s/></text:p>
          </table:table-cell>
          <table:table-cell office:value-type="float" office:value="4582" table:style-name="ce3">
            <text:p><text:s/>4,582<text:s/></text:p>
          </table:table-cell>
          <table:table-cell office:value-type="float" office:value="2161" table:style-name="ce3">
            <text:p><text:s/>2,161<text:s/></text:p>
          </table:table-cell>
          <table:table-cell office:value-type="float" office:value="2421" table:style-name="ce3">
            <text:p><text:s/>2,42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揚雅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2256" table:style-name="ce3">
            <text:p><text:s/>2,256<text:s/></text:p>
          </table:table-cell>
          <table:table-cell office:value-type="float" office:value="4460" table:style-name="ce3">
            <text:p><text:s/>4,460<text:s/></text:p>
          </table:table-cell>
          <table:table-cell office:value-type="float" office:value="2393" table:style-name="ce3">
            <text:p><text:s/>2,393<text:s/></text:p>
          </table:table-cell>
          <table:table-cell office:value-type="float" office:value="2067" table:style-name="ce3">
            <text:p><text:s/>2,06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斯文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330" table:style-name="ce3">
            <text:p><text:s/>2,330<text:s/></text:p>
          </table:table-cell>
          <table:table-cell office:value-type="float" office:value="5569" table:style-name="ce3">
            <text:p><text:s/>5,569<text:s/></text:p>
          </table:table-cell>
          <table:table-cell office:value-type="float" office:value="2762" table:style-name="ce3">
            <text:p><text:s/>2,762<text:s/></text:p>
          </table:table-cell>
          <table:table-cell office:value-type="float" office:value="2807" table:style-name="ce3">
            <text:p><text:s/>2,80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鄰江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9" table:style-name="ce3">
            <text:p><text:s/>29<text:s/></text:p>
          </table:table-cell>
          <table:table-cell office:value-type="float" office:value="29" table:style-name="ce3">
            <text:p><text:s/>29<text:s/></text:p>
          </table:table-cell>
          <table:table-cell office:value-type="float" office:value="2624" table:style-name="ce3">
            <text:p><text:s/>2,624<text:s/></text:p>
          </table:table-cell>
          <table:table-cell office:value-type="float" office:value="6668" table:style-name="ce3">
            <text:p><text:s/>6,668<text:s/></text:p>
          </table:table-cell>
          <table:table-cell office:value-type="float" office:value="3351" table:style-name="ce3">
            <text:p><text:s/>3,351<text:s/></text:p>
          </table:table-cell>
          <table:table-cell office:value-type="float" office:value="3317" table:style-name="ce3">
            <text:p><text:s/>3,31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至聖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3" table:style-name="ce3">
            <text:p><text:s/>33<text:s/></text:p>
          </table:table-cell>
          <table:table-cell office:value-type="float" office:value="33" table:style-name="ce3">
            <text:p><text:s/>33<text:s/></text:p>
          </table:table-cell>
          <table:table-cell office:value-type="float" office:value="3384" table:style-name="ce3">
            <text:p><text:s/>3,384<text:s/></text:p>
          </table:table-cell>
          <table:table-cell office:value-type="float" office:value="8348" table:style-name="ce3">
            <text:p><text:s/>8,348<text:s/></text:p>
          </table:table-cell>
          <table:table-cell office:value-type="float" office:value="3998" table:style-name="ce3">
            <text:p><text:s/>3,998<text:s/></text:p>
          </table:table-cell>
          <table:table-cell office:value-type="float" office:value="4350" table:style-name="ce3">
            <text:p><text:s/>4,35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老師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345" table:style-name="ce3">
            <text:p><text:s/>2,345<text:s/></text:p>
          </table:table-cell>
          <table:table-cell office:value-type="float" office:value="6177" table:style-name="ce3">
            <text:p><text:s/>6,177<text:s/></text:p>
          </table:table-cell>
          <table:table-cell office:value-type="float" office:value="3083" table:style-name="ce3">
            <text:p><text:s/>3,083<text:s/></text:p>
          </table:table-cell>
          <table:table-cell office:value-type="float" office:value="3094" table:style-name="ce3">
            <text:p><text:s/>3,09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重慶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526" table:style-name="ce3">
            <text:p><text:s/>2,526<text:s/></text:p>
          </table:table-cell>
          <table:table-cell office:value-type="float" office:value="6840" table:style-name="ce3">
            <text:p><text:s/>6,840<text:s/></text:p>
          </table:table-cell>
          <table:table-cell office:value-type="float" office:value="3271" table:style-name="ce3">
            <text:p><text:s/>3,271<text:s/></text:p>
          </table:table-cell>
          <table:table-cell office:value-type="float" office:value="3569" table:style-name="ce3">
            <text:p><text:s/>3,56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保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680" table:style-name="ce3">
            <text:p><text:s/>1,680<text:s/></text:p>
          </table:table-cell>
          <table:table-cell office:value-type="float" office:value="4242" table:style-name="ce3">
            <text:p><text:s/>4,242<text:s/></text:p>
          </table:table-cell>
          <table:table-cell office:value-type="float" office:value="2073" table:style-name="ce3">
            <text:p><text:s/>2,073<text:s/></text:p>
          </table:table-cell>
          <table:table-cell office:value-type="float" office:value="2169" table:style-name="ce3">
            <text:p><text:s/>2,16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萬華區</text:p>
          </table:table-cell>
          <table:table-cell office:value-type="float" office:value="36" table:style-name="ce3">
            <text:p><text:s/>36<text:s/></text:p>
          </table:table-cell>
          <table:table-cell office:value-type="float" office:value="36" table:style-name="ce3">
            <text:p><text:s/>36<text:s/></text:p>
          </table:table-cell>
          <table:table-cell office:value-type="float" office:value="723" table:style-name="ce3">
            <text:p><text:s/>723<text:s/></text:p>
          </table:table-cell>
          <table:table-cell office:value-type="float" office:value="723" table:style-name="ce3">
            <text:p><text:s/>723<text:s/></text:p>
          </table:table-cell>
          <table:table-cell office:value-type="float" office:value="78633" table:style-name="ce3">
            <text:p><text:s/>78,633<text:s/></text:p>
          </table:table-cell>
          <table:table-cell office:value-type="float" office:value="191850" table:style-name="ce3">
            <text:p><text:s/>191,850<text:s/></text:p>
          </table:table-cell>
          <table:table-cell office:value-type="float" office:value="94234" table:style-name="ce3">
            <text:p><text:s/>94,234<text:s/></text:p>
          </table:table-cell>
          <table:table-cell office:value-type="float" office:value="97616" table:style-name="ce3">
            <text:p><text:s/>97,61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福星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714" table:style-name="ce3">
            <text:p><text:s/>2,714<text:s/></text:p>
          </table:table-cell>
          <table:table-cell office:value-type="float" office:value="5709" table:style-name="ce3">
            <text:p><text:s/>5,709<text:s/></text:p>
          </table:table-cell>
          <table:table-cell office:value-type="float" office:value="2709" table:style-name="ce3">
            <text:p><text:s/>2,709<text:s/></text:p>
          </table:table-cell>
          <table:table-cell office:value-type="float" office:value="3000" table:style-name="ce3">
            <text:p><text:s/>3,00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萬壽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3" table:style-name="ce3">
            <text:p><text:s/>13<text:s/></text:p>
          </table:table-cell>
          <table:table-cell office:value-type="float" office:value="13" table:style-name="ce3">
            <text:p><text:s/>13<text:s/></text:p>
          </table:table-cell>
          <table:table-cell office:value-type="float" office:value="1883" table:style-name="ce3">
            <text:p><text:s/>1,883<text:s/></text:p>
          </table:table-cell>
          <table:table-cell office:value-type="float" office:value="3507" table:style-name="ce3">
            <text:p><text:s/>3,507<text:s/></text:p>
          </table:table-cell>
          <table:table-cell office:value-type="float" office:value="1687" table:style-name="ce3">
            <text:p><text:s/>1,687<text:s/></text:p>
          </table:table-cell>
          <table:table-cell office:value-type="float" office:value="1820" table:style-name="ce3">
            <text:p><text:s/>1,82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西門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2026" table:style-name="ce3">
            <text:p><text:s/>2,026<text:s/></text:p>
          </table:table-cell>
          <table:table-cell office:value-type="float" office:value="3918" table:style-name="ce3">
            <text:p><text:s/>3,918<text:s/></text:p>
          </table:table-cell>
          <table:table-cell office:value-type="float" office:value="1799" table:style-name="ce3">
            <text:p><text:s/>1,799<text:s/></text:p>
          </table:table-cell>
          <table:table-cell office:value-type="float" office:value="2119" table:style-name="ce3">
            <text:p><text:s/>2,11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新起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3022" table:style-name="ce3">
            <text:p><text:s/>3,022<text:s/></text:p>
          </table:table-cell>
          <table:table-cell office:value-type="float" office:value="6685" table:style-name="ce3">
            <text:p><text:s/>6,685<text:s/></text:p>
          </table:table-cell>
          <table:table-cell office:value-type="float" office:value="3132" table:style-name="ce3">
            <text:p><text:s/>3,132<text:s/></text:p>
          </table:table-cell>
          <table:table-cell office:value-type="float" office:value="3553" table:style-name="ce3">
            <text:p><text:s/>3,55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菜園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708" table:style-name="ce3">
            <text:p><text:s/>2,708<text:s/></text:p>
          </table:table-cell>
          <table:table-cell office:value-type="float" office:value="6271" table:style-name="ce3">
            <text:p><text:s/>6,271<text:s/></text:p>
          </table:table-cell>
          <table:table-cell office:value-type="float" office:value="3140" table:style-name="ce3">
            <text:p><text:s/>3,140<text:s/></text:p>
          </table:table-cell>
          <table:table-cell office:value-type="float" office:value="3131" table:style-name="ce3">
            <text:p><text:s/>3,13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青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648" table:style-name="ce3">
            <text:p><text:s/>2,648<text:s/></text:p>
          </table:table-cell>
          <table:table-cell office:value-type="float" office:value="5889" table:style-name="ce3">
            <text:p><text:s/>5,889<text:s/></text:p>
          </table:table-cell>
          <table:table-cell office:value-type="float" office:value="2911" table:style-name="ce3">
            <text:p><text:s/>2,911<text:s/></text:p>
          </table:table-cell>
          <table:table-cell office:value-type="float" office:value="2978" table:style-name="ce3">
            <text:p><text:s/>2,97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富民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88" table:style-name="ce3">
            <text:p><text:s/>2,188<text:s/></text:p>
          </table:table-cell>
          <table:table-cell office:value-type="float" office:value="5057" table:style-name="ce3">
            <text:p><text:s/>5,057<text:s/></text:p>
          </table:table-cell>
          <table:table-cell office:value-type="float" office:value="2458" table:style-name="ce3">
            <text:p><text:s/>2,458<text:s/></text:p>
          </table:table-cell>
          <table:table-cell office:value-type="float" office:value="2599" table:style-name="ce3">
            <text:p><text:s/>2,59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福音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779" table:style-name="ce3">
            <text:p><text:s/>1,779<text:s/></text:p>
          </table:table-cell>
          <table:table-cell office:value-type="float" office:value="4101" table:style-name="ce3">
            <text:p><text:s/>4,101<text:s/></text:p>
          </table:table-cell>
          <table:table-cell office:value-type="float" office:value="2003" table:style-name="ce3">
            <text:p><text:s/>2,003<text:s/></text:p>
          </table:table-cell>
          <table:table-cell office:value-type="float" office:value="2098" table:style-name="ce3">
            <text:p><text:s/>2,09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仁德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2165" table:style-name="ce3">
            <text:p><text:s/>2,165<text:s/></text:p>
          </table:table-cell>
          <table:table-cell office:value-type="float" office:value="4939" table:style-name="ce3">
            <text:p><text:s/>4,939<text:s/></text:p>
          </table:table-cell>
          <table:table-cell office:value-type="float" office:value="2378" table:style-name="ce3">
            <text:p><text:s/>2,378<text:s/></text:p>
          </table:table-cell>
          <table:table-cell office:value-type="float" office:value="2561" table:style-name="ce3">
            <text:p><text:s/>2,56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富福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3228" table:style-name="ce3">
            <text:p><text:s/>3,228<text:s/></text:p>
          </table:table-cell>
          <table:table-cell office:value-type="float" office:value="6332" table:style-name="ce3">
            <text:p><text:s/>6,332<text:s/></text:p>
          </table:table-cell>
          <table:table-cell office:value-type="float" office:value="3522" table:style-name="ce3">
            <text:p><text:s/>3,522<text:s/></text:p>
          </table:table-cell>
          <table:table-cell office:value-type="float" office:value="2810" table:style-name="ce3">
            <text:p><text:s/>2,81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頂碩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9" table:style-name="ce3">
            <text:p><text:s/>29<text:s/></text:p>
          </table:table-cell>
          <table:table-cell office:value-type="float" office:value="29" table:style-name="ce3">
            <text:p><text:s/>29<text:s/></text:p>
          </table:table-cell>
          <table:table-cell office:value-type="float" office:value="2992" table:style-name="ce3">
            <text:p><text:s/>2,992<text:s/></text:p>
          </table:table-cell>
          <table:table-cell office:value-type="float" office:value="7561" table:style-name="ce3">
            <text:p><text:s/>7,561<text:s/></text:p>
          </table:table-cell>
          <table:table-cell office:value-type="float" office:value="3793" table:style-name="ce3">
            <text:p><text:s/>3,793<text:s/></text:p>
          </table:table-cell>
          <table:table-cell office:value-type="float" office:value="3768" table:style-name="ce3">
            <text:p><text:s/>3,76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雙園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1896" table:style-name="ce3">
            <text:p><text:s/>1,896<text:s/></text:p>
          </table:table-cell>
          <table:table-cell office:value-type="float" office:value="4884" table:style-name="ce3">
            <text:p><text:s/>4,884<text:s/></text:p>
          </table:table-cell>
          <table:table-cell office:value-type="float" office:value="2426" table:style-name="ce3">
            <text:p><text:s/>2,426<text:s/></text:p>
          </table:table-cell>
          <table:table-cell office:value-type="float" office:value="2458" table:style-name="ce3">
            <text:p><text:s/>2,45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新忠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1553" table:style-name="ce3">
            <text:p><text:s/>1,553<text:s/></text:p>
          </table:table-cell>
          <table:table-cell office:value-type="float" office:value="3511" table:style-name="ce3">
            <text:p><text:s/>3,511<text:s/></text:p>
          </table:table-cell>
          <table:table-cell office:value-type="float" office:value="1679" table:style-name="ce3">
            <text:p><text:s/>1,679<text:s/></text:p>
          </table:table-cell>
          <table:table-cell office:value-type="float" office:value="1832" table:style-name="ce3">
            <text:p><text:s/>1,83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新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412" table:style-name="ce3">
            <text:p><text:s/>3,412<text:s/></text:p>
          </table:table-cell>
          <table:table-cell office:value-type="float" office:value="8626" table:style-name="ce3">
            <text:p><text:s/>8,626<text:s/></text:p>
          </table:table-cell>
          <table:table-cell office:value-type="float" office:value="4119" table:style-name="ce3">
            <text:p><text:s/>4,119<text:s/></text:p>
          </table:table-cell>
          <table:table-cell office:value-type="float" office:value="4507" table:style-name="ce3">
            <text:p><text:s/>4,50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糖?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2242" table:style-name="ce3">
            <text:p><text:s/>2,242<text:s/></text:p>
          </table:table-cell>
          <table:table-cell office:value-type="float" office:value="5719" table:style-name="ce3">
            <text:p><text:s/>5,719<text:s/></text:p>
          </table:table-cell>
          <table:table-cell office:value-type="float" office:value="2839" table:style-name="ce3">
            <text:p><text:s/>2,839<text:s/></text:p>
          </table:table-cell>
          <table:table-cell office:value-type="float" office:value="2880" table:style-name="ce3">
            <text:p><text:s/>2,88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和平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821" table:style-name="ce3">
            <text:p><text:s/>2,821<text:s/></text:p>
          </table:table-cell>
          <table:table-cell office:value-type="float" office:value="7177" table:style-name="ce3">
            <text:p><text:s/>7,177<text:s/></text:p>
          </table:table-cell>
          <table:table-cell office:value-type="float" office:value="3536" table:style-name="ce3">
            <text:p><text:s/>3,536<text:s/></text:p>
          </table:table-cell>
          <table:table-cell office:value-type="float" office:value="3641" table:style-name="ce3">
            <text:p><text:s/>3,64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綠堤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1753" table:style-name="ce3">
            <text:p><text:s/>1,753<text:s/></text:p>
          </table:table-cell>
          <table:table-cell office:value-type="float" office:value="4500" table:style-name="ce3">
            <text:p><text:s/>4,500<text:s/></text:p>
          </table:table-cell>
          <table:table-cell office:value-type="float" office:value="2194" table:style-name="ce3">
            <text:p><text:s/>2,194<text:s/></text:p>
          </table:table-cell>
          <table:table-cell office:value-type="float" office:value="2306" table:style-name="ce3">
            <text:p><text:s/>2,30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華江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3255" table:style-name="ce3">
            <text:p><text:s/>3,255<text:s/></text:p>
          </table:table-cell>
          <table:table-cell office:value-type="float" office:value="8890" table:style-name="ce3">
            <text:p><text:s/>8,890<text:s/></text:p>
          </table:table-cell>
          <table:table-cell office:value-type="float" office:value="4340" table:style-name="ce3">
            <text:p><text:s/>4,340<text:s/></text:p>
          </table:table-cell>
          <table:table-cell office:value-type="float" office:value="4550" table:style-name="ce3">
            <text:p><text:s/>4,55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柳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2114" table:style-name="ce3">
            <text:p><text:s/>2,114<text:s/></text:p>
          </table:table-cell>
          <table:table-cell office:value-type="float" office:value="5462" table:style-name="ce3">
            <text:p><text:s/>5,462<text:s/></text:p>
          </table:table-cell>
          <table:table-cell office:value-type="float" office:value="2726" table:style-name="ce3">
            <text:p><text:s/>2,726<text:s/></text:p>
          </table:table-cell>
          <table:table-cell office:value-type="float" office:value="2736" table:style-name="ce3">
            <text:p><text:s/>2,73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日善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436" table:style-name="ce3">
            <text:p><text:s/>1,436<text:s/></text:p>
          </table:table-cell>
          <table:table-cell office:value-type="float" office:value="3898" table:style-name="ce3">
            <text:p><text:s/>3,898<text:s/></text:p>
          </table:table-cell>
          <table:table-cell office:value-type="float" office:value="1936" table:style-name="ce3">
            <text:p><text:s/>1,936<text:s/></text:p>
          </table:table-cell>
          <table:table-cell office:value-type="float" office:value="1962" table:style-name="ce3">
            <text:p><text:s/>1,96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新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649" table:style-name="ce3">
            <text:p><text:s/>2,649<text:s/></text:p>
          </table:table-cell>
          <table:table-cell office:value-type="float" office:value="6392" table:style-name="ce3">
            <text:p><text:s/>6,392<text:s/></text:p>
          </table:table-cell>
          <table:table-cell office:value-type="float" office:value="3168" table:style-name="ce3">
            <text:p><text:s/>3,168<text:s/></text:p>
          </table:table-cell>
          <table:table-cell office:value-type="float" office:value="3224" table:style-name="ce3">
            <text:p><text:s/>3,22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忠德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3" table:style-name="ce3">
            <text:p><text:s/>13<text:s/></text:p>
          </table:table-cell>
          <table:table-cell office:value-type="float" office:value="13" table:style-name="ce3">
            <text:p><text:s/>13<text:s/></text:p>
          </table:table-cell>
          <table:table-cell office:value-type="float" office:value="1733" table:style-name="ce3">
            <text:p><text:s/>1,733<text:s/></text:p>
          </table:table-cell>
          <table:table-cell office:value-type="float" office:value="4636" table:style-name="ce3">
            <text:p><text:s/>4,636<text:s/></text:p>
          </table:table-cell>
          <table:table-cell office:value-type="float" office:value="2308" table:style-name="ce3">
            <text:p><text:s/>2,308<text:s/></text:p>
          </table:table-cell>
          <table:table-cell office:value-type="float" office:value="2328" table:style-name="ce3">
            <text:p><text:s/>2,32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孝德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281" table:style-name="ce3">
            <text:p><text:s/>1,281<text:s/></text:p>
          </table:table-cell>
          <table:table-cell office:value-type="float" office:value="3469" table:style-name="ce3">
            <text:p><text:s/>3,469<text:s/></text:p>
          </table:table-cell>
          <table:table-cell office:value-type="float" office:value="1725" table:style-name="ce3">
            <text:p><text:s/>1,725<text:s/></text:p>
          </table:table-cell>
          <table:table-cell office:value-type="float" office:value="1744" table:style-name="ce3">
            <text:p><text:s/>1,74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和德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730" table:style-name="ce3">
            <text:p><text:s/>2,730<text:s/></text:p>
          </table:table-cell>
          <table:table-cell office:value-type="float" office:value="7354" table:style-name="ce3">
            <text:p><text:s/>7,354<text:s/></text:p>
          </table:table-cell>
          <table:table-cell office:value-type="float" office:value="3677" table:style-name="ce3">
            <text:p><text:s/>3,677<text:s/></text:p>
          </table:table-cell>
          <table:table-cell office:value-type="float" office:value="3677" table:style-name="ce3">
            <text:p><text:s/>3,67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錦德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81" table:style-name="ce3">
            <text:p><text:s/>2,181<text:s/></text:p>
          </table:table-cell>
          <table:table-cell office:value-type="float" office:value="5795" table:style-name="ce3">
            <text:p><text:s/>5,795<text:s/></text:p>
          </table:table-cell>
          <table:table-cell office:value-type="float" office:value="2833" table:style-name="ce3">
            <text:p><text:s/>2,833<text:s/></text:p>
          </table:table-cell>
          <table:table-cell office:value-type="float" office:value="2962" table:style-name="ce3">
            <text:p><text:s/>2,96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全德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744" table:style-name="ce3">
            <text:p><text:s/>1,744<text:s/></text:p>
          </table:table-cell>
          <table:table-cell office:value-type="float" office:value="4644" table:style-name="ce3">
            <text:p><text:s/>4,644<text:s/></text:p>
          </table:table-cell>
          <table:table-cell office:value-type="float" office:value="2319" table:style-name="ce3">
            <text:p><text:s/>2,319<text:s/></text:p>
          </table:table-cell>
          <table:table-cell office:value-type="float" office:value="2325" table:style-name="ce3">
            <text:p><text:s/>2,32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保德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1297" table:style-name="ce3">
            <text:p><text:s/>1,297<text:s/></text:p>
          </table:table-cell>
          <table:table-cell office:value-type="float" office:value="3548" table:style-name="ce3">
            <text:p><text:s/>3,548<text:s/></text:p>
          </table:table-cell>
          <table:table-cell office:value-type="float" office:value="1752" table:style-name="ce3">
            <text:p><text:s/>1,752<text:s/></text:p>
          </table:table-cell>
          <table:table-cell office:value-type="float" office:value="1796" table:style-name="ce3">
            <text:p><text:s/>1,79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銘德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1849" table:style-name="ce3">
            <text:p><text:s/>1,849<text:s/></text:p>
          </table:table-cell>
          <table:table-cell office:value-type="float" office:value="4866" table:style-name="ce3">
            <text:p><text:s/>4,866<text:s/></text:p>
          </table:table-cell>
          <table:table-cell office:value-type="float" office:value="2362" table:style-name="ce3">
            <text:p><text:s/>2,362<text:s/></text:p>
          </table:table-cell>
          <table:table-cell office:value-type="float" office:value="2504" table:style-name="ce3">
            <text:p><text:s/>2,50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榮德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386" table:style-name="ce3">
            <text:p><text:s/>1,386<text:s/></text:p>
          </table:table-cell>
          <table:table-cell office:value-type="float" office:value="3780" table:style-name="ce3">
            <text:p><text:s/>3,780<text:s/></text:p>
          </table:table-cell>
          <table:table-cell office:value-type="float" office:value="1893" table:style-name="ce3">
            <text:p><text:s/>1,893<text:s/></text:p>
          </table:table-cell>
          <table:table-cell office:value-type="float" office:value="1887" table:style-name="ce3">
            <text:p><text:s/>1,88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壽德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995" table:style-name="ce3">
            <text:p><text:s/>1,995<text:s/></text:p>
          </table:table-cell>
          <table:table-cell office:value-type="float" office:value="5453" table:style-name="ce3">
            <text:p><text:s/>5,453<text:s/></text:p>
          </table:table-cell>
          <table:table-cell office:value-type="float" office:value="2687" table:style-name="ce3">
            <text:p><text:s/>2,687<text:s/></text:p>
          </table:table-cell>
          <table:table-cell office:value-type="float" office:value="2766" table:style-name="ce3">
            <text:p><text:s/>2,76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興德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772" table:style-name="ce3">
            <text:p><text:s/>1,772<text:s/></text:p>
          </table:table-cell>
          <table:table-cell office:value-type="float" office:value="5020" table:style-name="ce3">
            <text:p><text:s/>5,020<text:s/></text:p>
          </table:table-cell>
          <table:table-cell office:value-type="float" office:value="2471" table:style-name="ce3">
            <text:p><text:s/>2,471<text:s/></text:p>
          </table:table-cell>
          <table:table-cell office:value-type="float" office:value="2549" table:style-name="ce3">
            <text:p><text:s/>2,54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華中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446" table:style-name="ce3">
            <text:p><text:s/>2,446<text:s/></text:p>
          </table:table-cell>
          <table:table-cell office:value-type="float" office:value="6521" table:style-name="ce3">
            <text:p><text:s/>6,521<text:s/></text:p>
          </table:table-cell>
          <table:table-cell office:value-type="float" office:value="3171" table:style-name="ce3">
            <text:p><text:s/>3,171<text:s/></text:p>
          </table:table-cell>
          <table:table-cell office:value-type="float" office:value="3350" table:style-name="ce3">
            <text:p><text:s/>3,35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日祥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451" table:style-name="ce3">
            <text:p><text:s/>2,451<text:s/></text:p>
          </table:table-cell>
          <table:table-cell office:value-type="float" office:value="5748" table:style-name="ce3">
            <text:p><text:s/>5,748<text:s/></text:p>
          </table:table-cell>
          <table:table-cell office:value-type="float" office:value="2792" table:style-name="ce3">
            <text:p><text:s/>2,792<text:s/></text:p>
          </table:table-cell>
          <table:table-cell office:value-type="float" office:value="2956" table:style-name="ce3">
            <text:p><text:s/>2,95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忠貞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87" table:style-name="ce3">
            <text:p><text:s/>2,287<text:s/></text:p>
          </table:table-cell>
          <table:table-cell office:value-type="float" office:value="4960" table:style-name="ce3">
            <text:p><text:s/>4,960<text:s/></text:p>
          </table:table-cell>
          <table:table-cell office:value-type="float" office:value="2376" table:style-name="ce3">
            <text:p><text:s/>2,376<text:s/></text:p>
          </table:table-cell>
          <table:table-cell office:value-type="float" office:value="2584" table:style-name="ce3">
            <text:p><text:s/>2,58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凌霄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67" table:style-name="ce3">
            <text:p><text:s/>1,667<text:s/></text:p>
          </table:table-cell>
          <table:table-cell office:value-type="float" office:value="3848" table:style-name="ce3">
            <text:p><text:s/>3,848<text:s/></text:p>
          </table:table-cell>
          <table:table-cell office:value-type="float" office:value="1818" table:style-name="ce3">
            <text:p><text:s/>1,818<text:s/></text:p>
          </table:table-cell>
          <table:table-cell office:value-type="float" office:value="2030" table:style-name="ce3">
            <text:p><text:s/>2,03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騰雲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330" table:style-name="ce3">
            <text:p><text:s/>1,330<text:s/></text:p>
          </table:table-cell>
          <table:table-cell office:value-type="float" office:value="3180" table:style-name="ce3">
            <text:p><text:s/>3,180<text:s/></text:p>
          </table:table-cell>
          <table:table-cell office:value-type="float" office:value="1555" table:style-name="ce3">
            <text:p><text:s/>1,555<text:s/></text:p>
          </table:table-cell>
          <table:table-cell office:value-type="float" office:value="1625" table:style-name="ce3">
            <text:p><text:s/>1,62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文山區</text:p>
          </table:table-cell>
          <table:table-cell office:value-type="float" office:value="43" table:style-name="ce3">
            <text:p><text:s/>43<text:s/></text:p>
          </table:table-cell>
          <table:table-cell office:value-type="float" office:value="43" table:style-name="ce3">
            <text:p><text:s/>43<text:s/></text:p>
          </table:table-cell>
          <table:table-cell office:value-type="float" office:value="1002" table:style-name="ce3">
            <text:p><text:s/>1,002<text:s/></text:p>
          </table:table-cell>
          <table:table-cell office:value-type="float" office:value="1002" table:style-name="ce3">
            <text:p><text:s/>1,002<text:s/></text:p>
          </table:table-cell>
          <table:table-cell office:value-type="float" office:value="105480" table:style-name="ce3">
            <text:p><text:s/>105,480<text:s/></text:p>
          </table:table-cell>
          <table:table-cell office:value-type="float" office:value="274424" table:style-name="ce3">
            <text:p><text:s/>274,424<text:s/></text:p>
          </table:table-cell>
          <table:table-cell office:value-type="float" office:value="131716" table:style-name="ce3">
            <text:p><text:s/>131,716<text:s/></text:p>
          </table:table-cell>
          <table:table-cell office:value-type="float" office:value="142708" table:style-name="ce3">
            <text:p><text:s/>142,70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景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3266" table:style-name="ce3">
            <text:p><text:s/>3,266<text:s/></text:p>
          </table:table-cell>
          <table:table-cell office:value-type="float" office:value="7953" table:style-name="ce3">
            <text:p><text:s/>7,953<text:s/></text:p>
          </table:table-cell>
          <table:table-cell office:value-type="float" office:value="3726" table:style-name="ce3">
            <text:p><text:s/>3,726<text:s/></text:p>
          </table:table-cell>
          <table:table-cell office:value-type="float" office:value="4227" table:style-name="ce3">
            <text:p><text:s/>4,22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景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942" table:style-name="ce3">
            <text:p><text:s/>2,942<text:s/></text:p>
          </table:table-cell>
          <table:table-cell office:value-type="float" office:value="7735" table:style-name="ce3">
            <text:p><text:s/>7,735<text:s/></text:p>
          </table:table-cell>
          <table:table-cell office:value-type="float" office:value="3611" table:style-name="ce3">
            <text:p><text:s/>3,611<text:s/></text:p>
          </table:table-cell>
          <table:table-cell office:value-type="float" office:value="4124" table:style-name="ce3">
            <text:p><text:s/>4,12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景美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2056" table:style-name="ce3">
            <text:p><text:s/>2,056<text:s/></text:p>
          </table:table-cell>
          <table:table-cell office:value-type="float" office:value="5504" table:style-name="ce3">
            <text:p><text:s/>5,504<text:s/></text:p>
          </table:table-cell>
          <table:table-cell office:value-type="float" office:value="2595" table:style-name="ce3">
            <text:p><text:s/>2,595<text:s/></text:p>
          </table:table-cell>
          <table:table-cell office:value-type="float" office:value="2909" table:style-name="ce3">
            <text:p><text:s/>2,90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景慶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550" table:style-name="ce3">
            <text:p><text:s/>2,550<text:s/></text:p>
          </table:table-cell>
          <table:table-cell office:value-type="float" office:value="6994" table:style-name="ce3">
            <text:p><text:s/>6,994<text:s/></text:p>
          </table:table-cell>
          <table:table-cell office:value-type="float" office:value="3354" table:style-name="ce3">
            <text:p><text:s/>3,354<text:s/></text:p>
          </table:table-cell>
          <table:table-cell office:value-type="float" office:value="3640" table:style-name="ce3">
            <text:p><text:s/>3,64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景仁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68" table:style-name="ce3">
            <text:p><text:s/>1,968<text:s/></text:p>
          </table:table-cell>
          <table:table-cell office:value-type="float" office:value="5195" table:style-name="ce3">
            <text:p><text:s/>5,195<text:s/></text:p>
          </table:table-cell>
          <table:table-cell office:value-type="float" office:value="2490" table:style-name="ce3">
            <text:p><text:s/>2,490<text:s/></text:p>
          </table:table-cell>
          <table:table-cell office:value-type="float" office:value="2705" table:style-name="ce3">
            <text:p><text:s/>2,70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景華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261" table:style-name="ce3">
            <text:p><text:s/>2,261<text:s/></text:p>
          </table:table-cell>
          <table:table-cell office:value-type="float" office:value="6072" table:style-name="ce3">
            <text:p><text:s/>6,072<text:s/></text:p>
          </table:table-cell>
          <table:table-cell office:value-type="float" office:value="2846" table:style-name="ce3">
            <text:p><text:s/>2,846<text:s/></text:p>
          </table:table-cell>
          <table:table-cell office:value-type="float" office:value="3226" table:style-name="ce3">
            <text:p><text:s/>3,22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萬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204" table:style-name="ce3">
            <text:p><text:s/>2,204<text:s/></text:p>
          </table:table-cell>
          <table:table-cell office:value-type="float" office:value="5889" table:style-name="ce3">
            <text:p><text:s/>5,889<text:s/></text:p>
          </table:table-cell>
          <table:table-cell office:value-type="float" office:value="2828" table:style-name="ce3">
            <text:p><text:s/>2,828<text:s/></text:p>
          </table:table-cell>
          <table:table-cell office:value-type="float" office:value="3061" table:style-name="ce3">
            <text:p><text:s/>3,06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萬祥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1848" table:style-name="ce3">
            <text:p><text:s/>1,848<text:s/></text:p>
          </table:table-cell>
          <table:table-cell office:value-type="float" office:value="4686" table:style-name="ce3">
            <text:p><text:s/>4,686<text:s/></text:p>
          </table:table-cell>
          <table:table-cell office:value-type="float" office:value="2210" table:style-name="ce3">
            <text:p><text:s/>2,210<text:s/></text:p>
          </table:table-cell>
          <table:table-cell office:value-type="float" office:value="2476" table:style-name="ce3">
            <text:p><text:s/>2,47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萬隆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9" table:style-name="ce3">
            <text:p><text:s/>29<text:s/></text:p>
          </table:table-cell>
          <table:table-cell office:value-type="float" office:value="29" table:style-name="ce3">
            <text:p><text:s/>29<text:s/></text:p>
          </table:table-cell>
          <table:table-cell office:value-type="float" office:value="2897" table:style-name="ce3">
            <text:p><text:s/>2,897<text:s/></text:p>
          </table:table-cell>
          <table:table-cell office:value-type="float" office:value="7647" table:style-name="ce3">
            <text:p><text:s/>7,647<text:s/></text:p>
          </table:table-cell>
          <table:table-cell office:value-type="float" office:value="3602" table:style-name="ce3">
            <text:p><text:s/>3,602<text:s/></text:p>
          </table:table-cell>
          <table:table-cell office:value-type="float" office:value="4045" table:style-name="ce3">
            <text:p><text:s/>4,04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萬年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274" table:style-name="ce3">
            <text:p><text:s/>2,274<text:s/></text:p>
          </table:table-cell>
          <table:table-cell office:value-type="float" office:value="5556" table:style-name="ce3">
            <text:p><text:s/>5,556<text:s/></text:p>
          </table:table-cell>
          <table:table-cell office:value-type="float" office:value="2678" table:style-name="ce3">
            <text:p><text:s/>2,678<text:s/></text:p>
          </table:table-cell>
          <table:table-cell office:value-type="float" office:value="2878" table:style-name="ce3">
            <text:p><text:s/>2,87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萬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414" table:style-name="ce3">
            <text:p><text:s/>1,414<text:s/></text:p>
          </table:table-cell>
          <table:table-cell office:value-type="float" office:value="3393" table:style-name="ce3">
            <text:p><text:s/>3,393<text:s/></text:p>
          </table:table-cell>
          <table:table-cell office:value-type="float" office:value="1613" table:style-name="ce3">
            <text:p><text:s/>1,613<text:s/></text:p>
          </table:table-cell>
          <table:table-cell office:value-type="float" office:value="1780" table:style-name="ce3">
            <text:p><text:s/>1,78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萬盛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049" table:style-name="ce3">
            <text:p><text:s/>2,049<text:s/></text:p>
          </table:table-cell>
          <table:table-cell office:value-type="float" office:value="4888" table:style-name="ce3">
            <text:p><text:s/>4,888<text:s/></text:p>
          </table:table-cell>
          <table:table-cell office:value-type="float" office:value="2345" table:style-name="ce3">
            <text:p><text:s/>2,345<text:s/></text:p>
          </table:table-cell>
          <table:table-cell office:value-type="float" office:value="2543" table:style-name="ce3">
            <text:p><text:s/>2,54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興豐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59" table:style-name="ce3">
            <text:p><text:s/>2,059<text:s/></text:p>
          </table:table-cell>
          <table:table-cell office:value-type="float" office:value="5124" table:style-name="ce3">
            <text:p><text:s/>5,124<text:s/></text:p>
          </table:table-cell>
          <table:table-cell office:value-type="float" office:value="2469" table:style-name="ce3">
            <text:p><text:s/>2,469<text:s/></text:p>
          </table:table-cell>
          <table:table-cell office:value-type="float" office:value="2655" table:style-name="ce3">
            <text:p><text:s/>2,65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興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467" table:style-name="ce3">
            <text:p><text:s/>1,467<text:s/></text:p>
          </table:table-cell>
          <table:table-cell office:value-type="float" office:value="3510" table:style-name="ce3">
            <text:p><text:s/>3,510<text:s/></text:p>
          </table:table-cell>
          <table:table-cell office:value-type="float" office:value="1616" table:style-name="ce3">
            <text:p><text:s/>1,616<text:s/></text:p>
          </table:table-cell>
          <table:table-cell office:value-type="float" office:value="1894" table:style-name="ce3">
            <text:p><text:s/>1,89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興家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2899" table:style-name="ce3">
            <text:p><text:s/>2,899<text:s/></text:p>
          </table:table-cell>
          <table:table-cell office:value-type="float" office:value="7856" table:style-name="ce3">
            <text:p><text:s/>7,856<text:s/></text:p>
          </table:table-cell>
          <table:table-cell office:value-type="float" office:value="3841" table:style-name="ce3">
            <text:p><text:s/>3,841<text:s/></text:p>
          </table:table-cell>
          <table:table-cell office:value-type="float" office:value="4015" table:style-name="ce3">
            <text:p><text:s/>4,01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興得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7" table:style-name="ce3">
            <text:p><text:s/>27<text:s/></text:p>
          </table:table-cell>
          <table:table-cell office:value-type="float" office:value="27" table:style-name="ce3">
            <text:p><text:s/>27<text:s/></text:p>
          </table:table-cell>
          <table:table-cell office:value-type="float" office:value="2397" table:style-name="ce3">
            <text:p><text:s/>2,397<text:s/></text:p>
          </table:table-cell>
          <table:table-cell office:value-type="float" office:value="6172" table:style-name="ce3">
            <text:p><text:s/>6,172<text:s/></text:p>
          </table:table-cell>
          <table:table-cell office:value-type="float" office:value="2973" table:style-name="ce3">
            <text:p><text:s/>2,973<text:s/></text:p>
          </table:table-cell>
          <table:table-cell office:value-type="float" office:value="3199" table:style-name="ce3">
            <text:p><text:s/>3,19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興業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112" table:style-name="ce3">
            <text:p><text:s/>2,112<text:s/></text:p>
          </table:table-cell>
          <table:table-cell office:value-type="float" office:value="5542" table:style-name="ce3">
            <text:p><text:s/>5,542<text:s/></text:p>
          </table:table-cell>
          <table:table-cell office:value-type="float" office:value="2650" table:style-name="ce3">
            <text:p><text:s/>2,650<text:s/></text:p>
          </table:table-cell>
          <table:table-cell office:value-type="float" office:value="2892" table:style-name="ce3">
            <text:p><text:s/>2,89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興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9" table:style-name="ce3">
            <text:p><text:s/>29<text:s/></text:p>
          </table:table-cell>
          <table:table-cell office:value-type="float" office:value="29" table:style-name="ce3">
            <text:p><text:s/>29<text:s/></text:p>
          </table:table-cell>
          <table:table-cell office:value-type="float" office:value="2712" table:style-name="ce3">
            <text:p><text:s/>2,712<text:s/></text:p>
          </table:table-cell>
          <table:table-cell office:value-type="float" office:value="6937" table:style-name="ce3">
            <text:p><text:s/>6,937<text:s/></text:p>
          </table:table-cell>
          <table:table-cell office:value-type="float" office:value="3279" table:style-name="ce3">
            <text:p><text:s/>3,279<text:s/></text:p>
          </table:table-cell>
          <table:table-cell office:value-type="float" office:value="3658" table:style-name="ce3">
            <text:p><text:s/>3,65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興福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139" table:style-name="ce3">
            <text:p><text:s/>2,139<text:s/></text:p>
          </table:table-cell>
          <table:table-cell office:value-type="float" office:value="6161" table:style-name="ce3">
            <text:p><text:s/>6,161<text:s/></text:p>
          </table:table-cell>
          <table:table-cell office:value-type="float" office:value="2944" table:style-name="ce3">
            <text:p><text:s/>2,944<text:s/></text:p>
          </table:table-cell>
          <table:table-cell office:value-type="float" office:value="3217" table:style-name="ce3">
            <text:p><text:s/>3,21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興旺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3430" table:style-name="ce3">
            <text:p><text:s/>3,430<text:s/></text:p>
          </table:table-cell>
          <table:table-cell office:value-type="float" office:value="8700" table:style-name="ce3">
            <text:p><text:s/>8,700<text:s/></text:p>
          </table:table-cell>
          <table:table-cell office:value-type="float" office:value="4190" table:style-name="ce3">
            <text:p><text:s/>4,190<text:s/></text:p>
          </table:table-cell>
          <table:table-cell office:value-type="float" office:value="4510" table:style-name="ce3">
            <text:p><text:s/>4,51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興泰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3" table:style-name="ce3">
            <text:p><text:s/>13<text:s/></text:p>
          </table:table-cell>
          <table:table-cell office:value-type="float" office:value="13" table:style-name="ce3">
            <text:p><text:s/>13<text:s/></text:p>
          </table:table-cell>
          <table:table-cell office:value-type="float" office:value="1692" table:style-name="ce3">
            <text:p><text:s/>1,692<text:s/></text:p>
          </table:table-cell>
          <table:table-cell office:value-type="float" office:value="4079" table:style-name="ce3">
            <text:p><text:s/>4,079<text:s/></text:p>
          </table:table-cell>
          <table:table-cell office:value-type="float" office:value="1963" table:style-name="ce3">
            <text:p><text:s/>1,963<text:s/></text:p>
          </table:table-cell>
          <table:table-cell office:value-type="float" office:value="2116" table:style-name="ce3">
            <text:p><text:s/>2,11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興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810" table:style-name="ce3">
            <text:p><text:s/>2,810<text:s/></text:p>
          </table:table-cell>
          <table:table-cell office:value-type="float" office:value="7003" table:style-name="ce3">
            <text:p><text:s/>7,003<text:s/></text:p>
          </table:table-cell>
          <table:table-cell office:value-type="float" office:value="3318" table:style-name="ce3">
            <text:p><text:s/>3,318<text:s/></text:p>
          </table:table-cell>
          <table:table-cell office:value-type="float" office:value="3685" table:style-name="ce3">
            <text:p><text:s/>3,68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試院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2788" table:style-name="ce3">
            <text:p><text:s/>2,788<text:s/></text:p>
          </table:table-cell>
          <table:table-cell office:value-type="float" office:value="7167" table:style-name="ce3">
            <text:p><text:s/>7,167<text:s/></text:p>
          </table:table-cell>
          <table:table-cell office:value-type="float" office:value="3422" table:style-name="ce3">
            <text:p><text:s/>3,422<text:s/></text:p>
          </table:table-cell>
          <table:table-cell office:value-type="float" office:value="3745" table:style-name="ce3">
            <text:p><text:s/>3,74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華興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569" table:style-name="ce3">
            <text:p><text:s/>3,569<text:s/></text:p>
          </table:table-cell>
          <table:table-cell office:value-type="float" office:value="9328" table:style-name="ce3">
            <text:p><text:s/>9,328<text:s/></text:p>
          </table:table-cell>
          <table:table-cell office:value-type="float" office:value="4497" table:style-name="ce3">
            <text:p><text:s/>4,497<text:s/></text:p>
          </table:table-cell>
          <table:table-cell office:value-type="float" office:value="4831" table:style-name="ce3">
            <text:p><text:s/>4,83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明義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1703" table:style-name="ce3">
            <text:p><text:s/>1,703<text:s/></text:p>
          </table:table-cell>
          <table:table-cell office:value-type="float" office:value="4551" table:style-name="ce3">
            <text:p><text:s/>4,551<text:s/></text:p>
          </table:table-cell>
          <table:table-cell office:value-type="float" office:value="2193" table:style-name="ce3">
            <text:p><text:s/>2,193<text:s/></text:p>
          </table:table-cell>
          <table:table-cell office:value-type="float" office:value="2358" table:style-name="ce3">
            <text:p><text:s/>2,35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明興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2" table:style-name="ce3">
            <text:p><text:s/>32<text:s/></text:p>
          </table:table-cell>
          <table:table-cell office:value-type="float" office:value="32" table:style-name="ce3">
            <text:p><text:s/>32<text:s/></text:p>
          </table:table-cell>
          <table:table-cell office:value-type="float" office:value="2770" table:style-name="ce3">
            <text:p><text:s/>2,770<text:s/></text:p>
          </table:table-cell>
          <table:table-cell office:value-type="float" office:value="7111" table:style-name="ce3">
            <text:p><text:s/>7,111<text:s/></text:p>
          </table:table-cell>
          <table:table-cell office:value-type="float" office:value="3387" table:style-name="ce3">
            <text:p><text:s/>3,387<text:s/></text:p>
          </table:table-cell>
          <table:table-cell office:value-type="float" office:value="3724" table:style-name="ce3">
            <text:p><text:s/>3,72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木柵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3" table:style-name="ce3">
            <text:p><text:s/>33<text:s/></text:p>
          </table:table-cell>
          <table:table-cell office:value-type="float" office:value="33" table:style-name="ce3">
            <text:p><text:s/>33<text:s/></text:p>
          </table:table-cell>
          <table:table-cell office:value-type="float" office:value="3543" table:style-name="ce3">
            <text:p><text:s/>3,543<text:s/></text:p>
          </table:table-cell>
          <table:table-cell office:value-type="float" office:value="9190" table:style-name="ce3">
            <text:p><text:s/>9,190<text:s/></text:p>
          </table:table-cell>
          <table:table-cell office:value-type="float" office:value="4336" table:style-name="ce3">
            <text:p><text:s/>4,336<text:s/></text:p>
          </table:table-cell>
          <table:table-cell office:value-type="float" office:value="4854" table:style-name="ce3">
            <text:p><text:s/>4,85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木新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5" table:style-name="ce3">
            <text:p><text:s/>35<text:s/></text:p>
          </table:table-cell>
          <table:table-cell office:value-type="float" office:value="35" table:style-name="ce3">
            <text:p><text:s/>35<text:s/></text:p>
          </table:table-cell>
          <table:table-cell office:value-type="float" office:value="4491" table:style-name="ce3">
            <text:p><text:s/>4,491<text:s/></text:p>
          </table:table-cell>
          <table:table-cell office:value-type="float" office:value="10562" table:style-name="ce3">
            <text:p><text:s/>10,562<text:s/></text:p>
          </table:table-cell>
          <table:table-cell office:value-type="float" office:value="5328" table:style-name="ce3">
            <text:p><text:s/>5,328<text:s/></text:p>
          </table:table-cell>
          <table:table-cell office:value-type="float" office:value="5234" table:style-name="ce3">
            <text:p><text:s/>5,23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順興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930" table:style-name="ce3">
            <text:p><text:s/>2,930<text:s/></text:p>
          </table:table-cell>
          <table:table-cell office:value-type="float" office:value="8062" table:style-name="ce3">
            <text:p><text:s/>8,062<text:s/></text:p>
          </table:table-cell>
          <table:table-cell office:value-type="float" office:value="3891" table:style-name="ce3">
            <text:p><text:s/>3,891<text:s/></text:p>
          </table:table-cell>
          <table:table-cell office:value-type="float" office:value="4171" table:style-name="ce3">
            <text:p><text:s/>4,17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樟林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1" table:style-name="ce3">
            <text:p><text:s/>31<text:s/></text:p>
          </table:table-cell>
          <table:table-cell office:value-type="float" office:value="31" table:style-name="ce3">
            <text:p><text:s/>31<text:s/></text:p>
          </table:table-cell>
          <table:table-cell office:value-type="float" office:value="3227" table:style-name="ce3">
            <text:p><text:s/>3,227<text:s/></text:p>
          </table:table-cell>
          <table:table-cell office:value-type="float" office:value="8888" table:style-name="ce3">
            <text:p><text:s/>8,888<text:s/></text:p>
          </table:table-cell>
          <table:table-cell office:value-type="float" office:value="4361" table:style-name="ce3">
            <text:p><text:s/>4,361<text:s/></text:p>
          </table:table-cell>
          <table:table-cell office:value-type="float" office:value="4527" table:style-name="ce3">
            <text:p><text:s/>4,52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樟新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2182" table:style-name="ce3">
            <text:p><text:s/>2,182<text:s/></text:p>
          </table:table-cell>
          <table:table-cell office:value-type="float" office:value="5915" table:style-name="ce3">
            <text:p><text:s/>5,915<text:s/></text:p>
          </table:table-cell>
          <table:table-cell office:value-type="float" office:value="2813" table:style-name="ce3">
            <text:p><text:s/>2,813<text:s/></text:p>
          </table:table-cell>
          <table:table-cell office:value-type="float" office:value="3102" table:style-name="ce3">
            <text:p><text:s/>3,10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樟腳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2121" table:style-name="ce3">
            <text:p><text:s/>2,121<text:s/></text:p>
          </table:table-cell>
          <table:table-cell office:value-type="float" office:value="6021" table:style-name="ce3">
            <text:p><text:s/>6,021<text:s/></text:p>
          </table:table-cell>
          <table:table-cell office:value-type="float" office:value="2914" table:style-name="ce3">
            <text:p><text:s/>2,914<text:s/></text:p>
          </table:table-cell>
          <table:table-cell office:value-type="float" office:value="3107" table:style-name="ce3">
            <text:p><text:s/>3,10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萬芳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2" table:style-name="ce3">
            <text:p><text:s/>32<text:s/></text:p>
          </table:table-cell>
          <table:table-cell office:value-type="float" office:value="32" table:style-name="ce3">
            <text:p><text:s/>32<text:s/></text:p>
          </table:table-cell>
          <table:table-cell office:value-type="float" office:value="3162" table:style-name="ce3">
            <text:p><text:s/>3,162<text:s/></text:p>
          </table:table-cell>
          <table:table-cell office:value-type="float" office:value="8313" table:style-name="ce3">
            <text:p><text:s/>8,313<text:s/></text:p>
          </table:table-cell>
          <table:table-cell office:value-type="float" office:value="3915" table:style-name="ce3">
            <text:p><text:s/>3,915<text:s/></text:p>
          </table:table-cell>
          <table:table-cell office:value-type="float" office:value="4398" table:style-name="ce3">
            <text:p><text:s/>4,39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博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269" table:style-name="ce3">
            <text:p><text:s/>2,269<text:s/></text:p>
          </table:table-cell>
          <table:table-cell office:value-type="float" office:value="6113" table:style-name="ce3">
            <text:p><text:s/>6,113<text:s/></text:p>
          </table:table-cell>
          <table:table-cell office:value-type="float" office:value="2936" table:style-name="ce3">
            <text:p><text:s/>2,936<text:s/></text:p>
          </table:table-cell>
          <table:table-cell office:value-type="float" office:value="3177" table:style-name="ce3">
            <text:p><text:s/>3,17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萬興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1" table:style-name="ce3">
            <text:p><text:s/>31<text:s/></text:p>
          </table:table-cell>
          <table:table-cell office:value-type="float" office:value="31" table:style-name="ce3">
            <text:p><text:s/>31<text:s/></text:p>
          </table:table-cell>
          <table:table-cell office:value-type="float" office:value="3268" table:style-name="ce3">
            <text:p><text:s/>3,268<text:s/></text:p>
          </table:table-cell>
          <table:table-cell office:value-type="float" office:value="8846" table:style-name="ce3">
            <text:p><text:s/>8,846<text:s/></text:p>
          </table:table-cell>
          <table:table-cell office:value-type="float" office:value="4305" table:style-name="ce3">
            <text:p><text:s/>4,305<text:s/></text:p>
          </table:table-cell>
          <table:table-cell office:value-type="float" office:value="4541" table:style-name="ce3">
            <text:p><text:s/>4,54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指南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724" table:style-name="ce3">
            <text:p><text:s/>1,724<text:s/></text:p>
          </table:table-cell>
          <table:table-cell office:value-type="float" office:value="4098" table:style-name="ce3">
            <text:p><text:s/>4,098<text:s/></text:p>
          </table:table-cell>
          <table:table-cell office:value-type="float" office:value="2125" table:style-name="ce3">
            <text:p><text:s/>2,125<text:s/></text:p>
          </table:table-cell>
          <table:table-cell office:value-type="float" office:value="1973" table:style-name="ce3">
            <text:p><text:s/>1,97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老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9" table:style-name="ce3">
            <text:p><text:s/>9<text:s/></text:p>
          </table:table-cell>
          <table:table-cell office:value-type="float" office:value="9" table:style-name="ce3">
            <text:p><text:s/>9<text:s/></text:p>
          </table:table-cell>
          <table:table-cell office:value-type="float" office:value="366" table:style-name="ce3">
            <text:p><text:s/>366<text:s/></text:p>
          </table:table-cell>
          <table:table-cell office:value-type="float" office:value="981" table:style-name="ce3">
            <text:p><text:s/>981<text:s/></text:p>
          </table:table-cell>
          <table:table-cell office:value-type="float" office:value="507" table:style-name="ce3">
            <text:p><text:s/>507<text:s/></text:p>
          </table:table-cell>
          <table:table-cell office:value-type="float" office:value="474" table:style-name="ce3">
            <text:p><text:s/>47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忠順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20" table:style-name="ce3">
            <text:p><text:s/>1,720<text:s/></text:p>
          </table:table-cell>
          <table:table-cell office:value-type="float" office:value="4141" table:style-name="ce3">
            <text:p><text:s/>4,141<text:s/></text:p>
          </table:table-cell>
          <table:table-cell office:value-type="float" office:value="1976" table:style-name="ce3">
            <text:p><text:s/>1,976<text:s/></text:p>
          </table:table-cell>
          <table:table-cell office:value-type="float" office:value="2165" table:style-name="ce3">
            <text:p><text:s/>2,16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萬美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2907" table:style-name="ce3">
            <text:p><text:s/>2,907<text:s/></text:p>
          </table:table-cell>
          <table:table-cell office:value-type="float" office:value="7652" table:style-name="ce3">
            <text:p><text:s/>7,652<text:s/></text:p>
          </table:table-cell>
          <table:table-cell office:value-type="float" office:value="3695" table:style-name="ce3">
            <text:p><text:s/>3,695<text:s/></text:p>
          </table:table-cell>
          <table:table-cell office:value-type="float" office:value="3957" table:style-name="ce3">
            <text:p><text:s/>3,95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政大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967" table:style-name="ce3">
            <text:p><text:s/>2,967<text:s/></text:p>
          </table:table-cell>
          <table:table-cell office:value-type="float" office:value="8085" table:style-name="ce3">
            <text:p><text:s/>8,085<text:s/></text:p>
          </table:table-cell>
          <table:table-cell office:value-type="float" office:value="3899" table:style-name="ce3">
            <text:p><text:s/>3,899<text:s/></text:p>
          </table:table-cell>
          <table:table-cell office:value-type="float" office:value="4186" table:style-name="ce3">
            <text:p><text:s/>4,18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樟文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326" table:style-name="ce3">
            <text:p><text:s/>2,326<text:s/></text:p>
          </table:table-cell>
          <table:table-cell office:value-type="float" office:value="6513" table:style-name="ce3">
            <text:p><text:s/>6,513<text:s/></text:p>
          </table:table-cell>
          <table:table-cell office:value-type="float" office:value="3199" table:style-name="ce3">
            <text:p><text:s/>3,199<text:s/></text:p>
          </table:table-cell>
          <table:table-cell office:value-type="float" office:value="3314" table:style-name="ce3">
            <text:p><text:s/>3,31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興邦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2138" table:style-name="ce3">
            <text:p><text:s/>2,138<text:s/></text:p>
          </table:table-cell>
          <table:table-cell office:value-type="float" office:value="5079" table:style-name="ce3">
            <text:p><text:s/>5,079<text:s/></text:p>
          </table:table-cell>
          <table:table-cell office:value-type="float" office:value="2398" table:style-name="ce3">
            <text:p><text:s/>2,398<text:s/></text:p>
          </table:table-cell>
          <table:table-cell office:value-type="float" office:value="2681" table:style-name="ce3">
            <text:p><text:s/>2,68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樟樹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863" table:style-name="ce3">
            <text:p><text:s/>1,863<text:s/></text:p>
          </table:table-cell>
          <table:table-cell office:value-type="float" office:value="5212" table:style-name="ce3">
            <text:p><text:s/>5,212<text:s/></text:p>
          </table:table-cell>
          <table:table-cell office:value-type="float" office:value="2478" table:style-name="ce3">
            <text:p><text:s/>2,478<text:s/></text:p>
          </table:table-cell>
          <table:table-cell office:value-type="float" office:value="2734" table:style-name="ce3">
            <text:p><text:s/>2,73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南港區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454" table:style-name="ce3">
            <text:p><text:s/>454<text:s/></text:p>
          </table:table-cell>
          <table:table-cell office:value-type="float" office:value="452" table:style-name="ce3">
            <text:p><text:s/>452<text:s/></text:p>
          </table:table-cell>
          <table:table-cell office:value-type="float" office:value="47052" table:style-name="ce3">
            <text:p><text:s/>47,052<text:s/></text:p>
          </table:table-cell>
          <table:table-cell office:value-type="float" office:value="122155" table:style-name="ce3">
            <text:p><text:s/>122,155<text:s/></text:p>
          </table:table-cell>
          <table:table-cell office:value-type="float" office:value="59705" table:style-name="ce3">
            <text:p><text:s/>59,705<text:s/></text:p>
          </table:table-cell>
          <table:table-cell office:value-type="float" office:value="62450" table:style-name="ce3">
            <text:p><text:s/>62,45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南港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764" table:style-name="ce3">
            <text:p><text:s/>2,764<text:s/></text:p>
          </table:table-cell>
          <table:table-cell office:value-type="float" office:value="6653" table:style-name="ce3">
            <text:p><text:s/>6,653<text:s/></text:p>
          </table:table-cell>
          <table:table-cell office:value-type="float" office:value="3419" table:style-name="ce3">
            <text:p><text:s/>3,419<text:s/></text:p>
          </table:table-cell>
          <table:table-cell office:value-type="float" office:value="3234" table:style-name="ce3">
            <text:p><text:s/>3,23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中南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1511" table:style-name="ce3">
            <text:p><text:s/>1,511<text:s/></text:p>
          </table:table-cell>
          <table:table-cell office:value-type="float" office:value="3983" table:style-name="ce3">
            <text:p><text:s/>3,983<text:s/></text:p>
          </table:table-cell>
          <table:table-cell office:value-type="float" office:value="1972" table:style-name="ce3">
            <text:p><text:s/>1,972<text:s/></text:p>
          </table:table-cell>
          <table:table-cell office:value-type="float" office:value="2011" table:style-name="ce3">
            <text:p><text:s/>2,01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新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586" table:style-name="ce3">
            <text:p><text:s/>1,586<text:s/></text:p>
          </table:table-cell>
          <table:table-cell office:value-type="float" office:value="4244" table:style-name="ce3">
            <text:p><text:s/>4,244<text:s/></text:p>
          </table:table-cell>
          <table:table-cell office:value-type="float" office:value="2118" table:style-name="ce3">
            <text:p><text:s/>2,118<text:s/></text:p>
          </table:table-cell>
          <table:table-cell office:value-type="float" office:value="2126" table:style-name="ce3">
            <text:p><text:s/>2,12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三重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5" table:style-name="ce3">
            <text:p><text:s/>35<text:s/></text:p>
          </table:table-cell>
          <table:table-cell office:value-type="float" office:value="35" table:style-name="ce3">
            <text:p><text:s/>35<text:s/></text:p>
          </table:table-cell>
          <table:table-cell office:value-type="float" office:value="3503" table:style-name="ce3">
            <text:p><text:s/>3,503<text:s/></text:p>
          </table:table-cell>
          <table:table-cell office:value-type="float" office:value="7664" table:style-name="ce3">
            <text:p><text:s/>7,664<text:s/></text:p>
          </table:table-cell>
          <table:table-cell office:value-type="float" office:value="3724" table:style-name="ce3">
            <text:p><text:s/>3,724<text:s/></text:p>
          </table:table-cell>
          <table:table-cell office:value-type="float" office:value="3940" table:style-name="ce3">
            <text:p><text:s/>3,94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東新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770" table:style-name="ce3">
            <text:p><text:s/>2,770<text:s/></text:p>
          </table:table-cell>
          <table:table-cell office:value-type="float" office:value="7625" table:style-name="ce3">
            <text:p><text:s/>7,625<text:s/></text:p>
          </table:table-cell>
          <table:table-cell office:value-type="float" office:value="3729" table:style-name="ce3">
            <text:p><text:s/>3,729<text:s/></text:p>
          </table:table-cell>
          <table:table-cell office:value-type="float" office:value="3896" table:style-name="ce3">
            <text:p><text:s/>3,89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新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534" table:style-name="ce3">
            <text:p><text:s/>1,534<text:s/></text:p>
          </table:table-cell>
          <table:table-cell office:value-type="float" office:value="3965" table:style-name="ce3">
            <text:p><text:s/>3,965<text:s/></text:p>
          </table:table-cell>
          <table:table-cell office:value-type="float" office:value="1890" table:style-name="ce3">
            <text:p><text:s/>1,890<text:s/></text:p>
          </table:table-cell>
          <table:table-cell office:value-type="float" office:value="2075" table:style-name="ce3">
            <text:p><text:s/>2,07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東明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904" table:style-name="ce3">
            <text:p><text:s/>1,904<text:s/></text:p>
          </table:table-cell>
          <table:table-cell office:value-type="float" office:value="4931" table:style-name="ce3">
            <text:p><text:s/>4,931<text:s/></text:p>
          </table:table-cell>
          <table:table-cell office:value-type="float" office:value="2410" table:style-name="ce3">
            <text:p><text:s/>2,410<text:s/></text:p>
          </table:table-cell>
          <table:table-cell office:value-type="float" office:value="2521" table:style-name="ce3">
            <text:p><text:s/>2,52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西新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849" table:style-name="ce3">
            <text:p><text:s/>1,849<text:s/></text:p>
          </table:table-cell>
          <table:table-cell office:value-type="float" office:value="5049" table:style-name="ce3">
            <text:p><text:s/>5,049<text:s/></text:p>
          </table:table-cell>
          <table:table-cell office:value-type="float" office:value="2486" table:style-name="ce3">
            <text:p><text:s/>2,486<text:s/></text:p>
          </table:table-cell>
          <table:table-cell office:value-type="float" office:value="2563" table:style-name="ce3">
            <text:p><text:s/>2,56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玉成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013" table:style-name="ce3">
            <text:p><text:s/>2,013<text:s/></text:p>
          </table:table-cell>
          <table:table-cell office:value-type="float" office:value="5075" table:style-name="ce3">
            <text:p><text:s/>5,075<text:s/></text:p>
          </table:table-cell>
          <table:table-cell office:value-type="float" office:value="2455" table:style-name="ce3">
            <text:p><text:s/>2,455<text:s/></text:p>
          </table:table-cell>
          <table:table-cell office:value-type="float" office:value="2620" table:style-name="ce3">
            <text:p><text:s/>2,62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合成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784" table:style-name="ce3">
            <text:p><text:s/>2,784<text:s/></text:p>
          </table:table-cell>
          <table:table-cell office:value-type="float" office:value="7062" table:style-name="ce3">
            <text:p><text:s/>7,062<text:s/></text:p>
          </table:table-cell>
          <table:table-cell office:value-type="float" office:value="3428" table:style-name="ce3">
            <text:p><text:s/>3,428<text:s/></text:p>
          </table:table-cell>
          <table:table-cell office:value-type="float" office:value="3634" table:style-name="ce3">
            <text:p><text:s/>3,63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成福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1" table:style-name="ce3">
            <text:p><text:s/>31<text:s/></text:p>
          </table:table-cell>
          <table:table-cell office:value-type="float" office:value="31" table:style-name="ce3">
            <text:p><text:s/>31<text:s/></text:p>
          </table:table-cell>
          <table:table-cell office:value-type="float" office:value="2959" table:style-name="ce3">
            <text:p><text:s/>2,959<text:s/></text:p>
          </table:table-cell>
          <table:table-cell office:value-type="float" office:value="7997" table:style-name="ce3">
            <text:p><text:s/>7,997<text:s/></text:p>
          </table:table-cell>
          <table:table-cell office:value-type="float" office:value="3860" table:style-name="ce3">
            <text:p><text:s/>3,860<text:s/></text:p>
          </table:table-cell>
          <table:table-cell office:value-type="float" office:value="4137" table:style-name="ce3">
            <text:p><text:s/>4,13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萬福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726" table:style-name="ce3">
            <text:p><text:s/>1,726<text:s/></text:p>
          </table:table-cell>
          <table:table-cell office:value-type="float" office:value="4412" table:style-name="ce3">
            <text:p><text:s/>4,412<text:s/></text:p>
          </table:table-cell>
          <table:table-cell office:value-type="float" office:value="2108" table:style-name="ce3">
            <text:p><text:s/>2,108<text:s/></text:p>
          </table:table-cell>
          <table:table-cell office:value-type="float" office:value="2304" table:style-name="ce3">
            <text:p><text:s/>2,30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鴻福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39" table:style-name="ce3">
            <text:p><text:s/>1,739<text:s/></text:p>
          </table:table-cell>
          <table:table-cell office:value-type="float" office:value="4729" table:style-name="ce3">
            <text:p><text:s/>4,729<text:s/></text:p>
          </table:table-cell>
          <table:table-cell office:value-type="float" office:value="2256" table:style-name="ce3">
            <text:p><text:s/>2,256<text:s/></text:p>
          </table:table-cell>
          <table:table-cell office:value-type="float" office:value="2473" table:style-name="ce3">
            <text:p><text:s/>2,47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百福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153" table:style-name="ce3">
            <text:p><text:s/>2,153<text:s/></text:p>
          </table:table-cell>
          <table:table-cell office:value-type="float" office:value="5655" table:style-name="ce3">
            <text:p><text:s/>5,655<text:s/></text:p>
          </table:table-cell>
          <table:table-cell office:value-type="float" office:value="2773" table:style-name="ce3">
            <text:p><text:s/>2,773<text:s/></text:p>
          </table:table-cell>
          <table:table-cell office:value-type="float" office:value="2882" table:style-name="ce3">
            <text:p><text:s/>2,88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聯成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95" table:style-name="ce3">
            <text:p><text:s/>1,995<text:s/></text:p>
          </table:table-cell>
          <table:table-cell office:value-type="float" office:value="5324" table:style-name="ce3">
            <text:p><text:s/>5,324<text:s/></text:p>
          </table:table-cell>
          <table:table-cell office:value-type="float" office:value="2590" table:style-name="ce3">
            <text:p><text:s/>2,590<text:s/></text:p>
          </table:table-cell>
          <table:table-cell office:value-type="float" office:value="2734" table:style-name="ce3">
            <text:p><text:s/>2,73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舊莊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4" table:style-name="ce3">
            <text:p><text:s/>34<text:s/></text:p>
          </table:table-cell>
          <table:table-cell office:value-type="float" office:value="34" table:style-name="ce3">
            <text:p><text:s/>34<text:s/></text:p>
          </table:table-cell>
          <table:table-cell office:value-type="float" office:value="3523" table:style-name="ce3">
            <text:p><text:s/>3,523<text:s/></text:p>
          </table:table-cell>
          <table:table-cell office:value-type="float" office:value="9609" table:style-name="ce3">
            <text:p><text:s/>9,609<text:s/></text:p>
          </table:table-cell>
          <table:table-cell office:value-type="float" office:value="4704" table:style-name="ce3">
            <text:p><text:s/>4,704<text:s/></text:p>
          </table:table-cell>
          <table:table-cell office:value-type="float" office:value="4905" table:style-name="ce3">
            <text:p><text:s/>4,90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中研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5" table:style-name="ce3">
            <text:p><text:s/>35<text:s/></text:p>
          </table:table-cell>
          <table:table-cell office:value-type="float" office:value="35" table:style-name="ce3">
            <text:p><text:s/>35<text:s/></text:p>
          </table:table-cell>
          <table:table-cell office:value-type="float" office:value="3579" table:style-name="ce3">
            <text:p><text:s/>3,579<text:s/></text:p>
          </table:table-cell>
          <table:table-cell office:value-type="float" office:value="9840" table:style-name="ce3">
            <text:p><text:s/>9,840<text:s/></text:p>
          </table:table-cell>
          <table:table-cell office:value-type="float" office:value="4828" table:style-name="ce3">
            <text:p><text:s/>4,828<text:s/></text:p>
          </table:table-cell>
          <table:table-cell office:value-type="float" office:value="5012" table:style-name="ce3">
            <text:p><text:s/>5,01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九如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499" table:style-name="ce3">
            <text:p><text:s/>2,499<text:s/></text:p>
          </table:table-cell>
          <table:table-cell office:value-type="float" office:value="6742" table:style-name="ce3">
            <text:p><text:s/>6,742<text:s/></text:p>
          </table:table-cell>
          <table:table-cell office:value-type="float" office:value="3347" table:style-name="ce3">
            <text:p><text:s/>3,347<text:s/></text:p>
          </table:table-cell>
          <table:table-cell office:value-type="float" office:value="3395" table:style-name="ce3">
            <text:p><text:s/>3,39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仁福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2265" table:style-name="ce3">
            <text:p><text:s/>2,265<text:s/></text:p>
          </table:table-cell>
          <table:table-cell office:value-type="float" office:value="5836" table:style-name="ce3">
            <text:p><text:s/>5,836<text:s/></text:p>
          </table:table-cell>
          <table:table-cell office:value-type="float" office:value="2860" table:style-name="ce3">
            <text:p><text:s/>2,860<text:s/></text:p>
          </table:table-cell>
          <table:table-cell office:value-type="float" office:value="2976" table:style-name="ce3">
            <text:p><text:s/>2,97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重陽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2396" table:style-name="ce3">
            <text:p><text:s/>2,396<text:s/></text:p>
          </table:table-cell>
          <table:table-cell office:value-type="float" office:value="5760" table:style-name="ce3">
            <text:p><text:s/>5,760<text:s/></text:p>
          </table:table-cell>
          <table:table-cell office:value-type="float" office:value="2748" table:style-name="ce3">
            <text:p><text:s/>2,748<text:s/></text:p>
          </table:table-cell>
          <table:table-cell office:value-type="float" office:value="3012" table:style-name="ce3">
            <text:p><text:s/>3,01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內湖區</text:p>
          </table:table-cell>
          <table:table-cell office:value-type="float" office:value="39" table:style-name="ce3">
            <text:p><text:s/>39<text:s/></text:p>
          </table:table-cell>
          <table:table-cell office:value-type="float" office:value="39" table:style-name="ce3">
            <text:p><text:s/>39<text:s/></text:p>
          </table:table-cell>
          <table:table-cell office:value-type="float" office:value="905" table:style-name="ce3">
            <text:p><text:s/>905<text:s/></text:p>
          </table:table-cell>
          <table:table-cell office:value-type="float" office:value="905" table:style-name="ce3">
            <text:p><text:s/>905<text:s/></text:p>
          </table:table-cell>
          <table:table-cell office:value-type="float" office:value="107916" table:style-name="ce3">
            <text:p><text:s/>107,916<text:s/></text:p>
          </table:table-cell>
          <table:table-cell office:value-type="float" office:value="287771" table:style-name="ce3">
            <text:p><text:s/>287,771<text:s/></text:p>
          </table:table-cell>
          <table:table-cell office:value-type="float" office:value="137530" table:style-name="ce3">
            <text:p><text:s/>137,530<text:s/></text:p>
          </table:table-cell>
          <table:table-cell office:value-type="float" office:value="150241" table:style-name="ce3">
            <text:p><text:s/>150,24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西湖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3" table:style-name="ce3">
            <text:p><text:s/>33<text:s/></text:p>
          </table:table-cell>
          <table:table-cell office:value-type="float" office:value="33" table:style-name="ce3">
            <text:p><text:s/>33<text:s/></text:p>
          </table:table-cell>
          <table:table-cell office:value-type="float" office:value="2814" table:style-name="ce3">
            <text:p><text:s/>2,814<text:s/></text:p>
          </table:table-cell>
          <table:table-cell office:value-type="float" office:value="7464" table:style-name="ce3">
            <text:p><text:s/>7,464<text:s/></text:p>
          </table:table-cell>
          <table:table-cell office:value-type="float" office:value="3602" table:style-name="ce3">
            <text:p><text:s/>3,602<text:s/></text:p>
          </table:table-cell>
          <table:table-cell office:value-type="float" office:value="3862" table:style-name="ce3">
            <text:p><text:s/>3,86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西康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7" table:style-name="ce3">
            <text:p><text:s/>27<text:s/></text:p>
          </table:table-cell>
          <table:table-cell office:value-type="float" office:value="27" table:style-name="ce3">
            <text:p><text:s/>27<text:s/></text:p>
          </table:table-cell>
          <table:table-cell office:value-type="float" office:value="3832" table:style-name="ce3">
            <text:p><text:s/>3,832<text:s/></text:p>
          </table:table-cell>
          <table:table-cell office:value-type="float" office:value="9726" table:style-name="ce3">
            <text:p><text:s/>9,726<text:s/></text:p>
          </table:table-cell>
          <table:table-cell office:value-type="float" office:value="4646" table:style-name="ce3">
            <text:p><text:s/>4,646<text:s/></text:p>
          </table:table-cell>
          <table:table-cell office:value-type="float" office:value="5080" table:style-name="ce3">
            <text:p><text:s/>5,08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西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591" table:style-name="ce3">
            <text:p><text:s/>2,591<text:s/></text:p>
          </table:table-cell>
          <table:table-cell office:value-type="float" office:value="6848" table:style-name="ce3">
            <text:p><text:s/>6,848<text:s/></text:p>
          </table:table-cell>
          <table:table-cell office:value-type="float" office:value="3265" table:style-name="ce3">
            <text:p><text:s/>3,265<text:s/></text:p>
          </table:table-cell>
          <table:table-cell office:value-type="float" office:value="3583" table:style-name="ce3">
            <text:p><text:s/>3,58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港墘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370" table:style-name="ce3">
            <text:p><text:s/>2,370<text:s/></text:p>
          </table:table-cell>
          <table:table-cell office:value-type="float" office:value="6417" table:style-name="ce3">
            <text:p><text:s/>6,417<text:s/></text:p>
          </table:table-cell>
          <table:table-cell office:value-type="float" office:value="3042" table:style-name="ce3">
            <text:p><text:s/>3,042<text:s/></text:p>
          </table:table-cell>
          <table:table-cell office:value-type="float" office:value="3375" table:style-name="ce3">
            <text:p><text:s/>3,37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港都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2160" table:style-name="ce3">
            <text:p><text:s/>2,160<text:s/></text:p>
          </table:table-cell>
          <table:table-cell office:value-type="float" office:value="6039" table:style-name="ce3">
            <text:p><text:s/>6,039<text:s/></text:p>
          </table:table-cell>
          <table:table-cell office:value-type="float" office:value="2898" table:style-name="ce3">
            <text:p><text:s/>2,898<text:s/></text:p>
          </table:table-cell>
          <table:table-cell office:value-type="float" office:value="3141" table:style-name="ce3">
            <text:p><text:s/>3,14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港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604" table:style-name="ce3">
            <text:p><text:s/>3,604<text:s/></text:p>
          </table:table-cell>
          <table:table-cell office:value-type="float" office:value="10076" table:style-name="ce3">
            <text:p><text:s/>10,076<text:s/></text:p>
          </table:table-cell>
          <table:table-cell office:value-type="float" office:value="4811" table:style-name="ce3">
            <text:p><text:s/>4,811<text:s/></text:p>
          </table:table-cell>
          <table:table-cell office:value-type="float" office:value="5265" table:style-name="ce3">
            <text:p><text:s/>5,26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港華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3349" table:style-name="ce3">
            <text:p><text:s/>3,349<text:s/></text:p>
          </table:table-cell>
          <table:table-cell office:value-type="float" office:value="9772" table:style-name="ce3">
            <text:p><text:s/>9,772<text:s/></text:p>
          </table:table-cell>
          <table:table-cell office:value-type="float" office:value="4644" table:style-name="ce3">
            <text:p><text:s/>4,644<text:s/></text:p>
          </table:table-cell>
          <table:table-cell office:value-type="float" office:value="5128" table:style-name="ce3">
            <text:p><text:s/>5,12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內湖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602" table:style-name="ce3">
            <text:p><text:s/>2,602<text:s/></text:p>
          </table:table-cell>
          <table:table-cell office:value-type="float" office:value="6159" table:style-name="ce3">
            <text:p><text:s/>6,159<text:s/></text:p>
          </table:table-cell>
          <table:table-cell office:value-type="float" office:value="2831" table:style-name="ce3">
            <text:p><text:s/>2,831<text:s/></text:p>
          </table:table-cell>
          <table:table-cell office:value-type="float" office:value="3328" table:style-name="ce3">
            <text:p><text:s/>3,32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湖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4" table:style-name="ce3">
            <text:p><text:s/>34<text:s/></text:p>
          </table:table-cell>
          <table:table-cell office:value-type="float" office:value="34" table:style-name="ce3">
            <text:p><text:s/>34<text:s/></text:p>
          </table:table-cell>
          <table:table-cell office:value-type="float" office:value="3310" table:style-name="ce3">
            <text:p><text:s/>3,310<text:s/></text:p>
          </table:table-cell>
          <table:table-cell office:value-type="float" office:value="8680" table:style-name="ce3">
            <text:p><text:s/>8,680<text:s/></text:p>
          </table:table-cell>
          <table:table-cell office:value-type="float" office:value="4077" table:style-name="ce3">
            <text:p><text:s/>4,077<text:s/></text:p>
          </table:table-cell>
          <table:table-cell office:value-type="float" office:value="4603" table:style-name="ce3">
            <text:p><text:s/>4,60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紫星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9" table:style-name="ce3">
            <text:p><text:s/>39<text:s/></text:p>
          </table:table-cell>
          <table:table-cell office:value-type="float" office:value="39" table:style-name="ce3">
            <text:p><text:s/>39<text:s/></text:p>
          </table:table-cell>
          <table:table-cell office:value-type="float" office:value="3051" table:style-name="ce3">
            <text:p><text:s/>3,051<text:s/></text:p>
          </table:table-cell>
          <table:table-cell office:value-type="float" office:value="8314" table:style-name="ce3">
            <text:p><text:s/>8,314<text:s/></text:p>
          </table:table-cell>
          <table:table-cell office:value-type="float" office:value="3998" table:style-name="ce3">
            <text:p><text:s/>3,998<text:s/></text:p>
          </table:table-cell>
          <table:table-cell office:value-type="float" office:value="4316" table:style-name="ce3">
            <text:p><text:s/>4,31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大湖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186" table:style-name="ce3">
            <text:p><text:s/>2,186<text:s/></text:p>
          </table:table-cell>
          <table:table-cell office:value-type="float" office:value="5725" table:style-name="ce3">
            <text:p><text:s/>5,725<text:s/></text:p>
          </table:table-cell>
          <table:table-cell office:value-type="float" office:value="2668" table:style-name="ce3">
            <text:p><text:s/>2,668<text:s/></text:p>
          </table:table-cell>
          <table:table-cell office:value-type="float" office:value="3057" table:style-name="ce3">
            <text:p><text:s/>3,05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金龍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071" table:style-name="ce3">
            <text:p><text:s/>2,071<text:s/></text:p>
          </table:table-cell>
          <table:table-cell office:value-type="float" office:value="5595" table:style-name="ce3">
            <text:p><text:s/>5,595<text:s/></text:p>
          </table:table-cell>
          <table:table-cell office:value-type="float" office:value="2768" table:style-name="ce3">
            <text:p><text:s/>2,768<text:s/></text:p>
          </table:table-cell>
          <table:table-cell office:value-type="float" office:value="2827" table:style-name="ce3">
            <text:p><text:s/>2,82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金瑞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597" table:style-name="ce3">
            <text:p><text:s/>2,597<text:s/></text:p>
          </table:table-cell>
          <table:table-cell office:value-type="float" office:value="7030" table:style-name="ce3">
            <text:p><text:s/>7,030<text:s/></text:p>
          </table:table-cell>
          <table:table-cell office:value-type="float" office:value="3299" table:style-name="ce3">
            <text:p><text:s/>3,299<text:s/></text:p>
          </table:table-cell>
          <table:table-cell office:value-type="float" office:value="3731" table:style-name="ce3">
            <text:p><text:s/>3,73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碧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697" table:style-name="ce3">
            <text:p><text:s/>2,697<text:s/></text:p>
          </table:table-cell>
          <table:table-cell office:value-type="float" office:value="7343" table:style-name="ce3">
            <text:p><text:s/>7,343<text:s/></text:p>
          </table:table-cell>
          <table:table-cell office:value-type="float" office:value="3582" table:style-name="ce3">
            <text:p><text:s/>3,582<text:s/></text:p>
          </table:table-cell>
          <table:table-cell office:value-type="float" office:value="3761" table:style-name="ce3">
            <text:p><text:s/>3,76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紫雲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295" table:style-name="ce3">
            <text:p><text:s/>2,295<text:s/></text:p>
          </table:table-cell>
          <table:table-cell office:value-type="float" office:value="6178" table:style-name="ce3">
            <text:p><text:s/>6,178<text:s/></text:p>
          </table:table-cell>
          <table:table-cell office:value-type="float" office:value="2966" table:style-name="ce3">
            <text:p><text:s/>2,966<text:s/></text:p>
          </table:table-cell>
          <table:table-cell office:value-type="float" office:value="3212" table:style-name="ce3">
            <text:p><text:s/>3,21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清白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724" table:style-name="ce3">
            <text:p><text:s/>3,724<text:s/></text:p>
          </table:table-cell>
          <table:table-cell office:value-type="float" office:value="8888" table:style-name="ce3">
            <text:p><text:s/>8,888<text:s/></text:p>
          </table:table-cell>
          <table:table-cell office:value-type="float" office:value="4118" table:style-name="ce3">
            <text:p><text:s/>4,118<text:s/></text:p>
          </table:table-cell>
          <table:table-cell office:value-type="float" office:value="4770" table:style-name="ce3">
            <text:p><text:s/>4,77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葫洲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736" table:style-name="ce3">
            <text:p><text:s/>2,736<text:s/></text:p>
          </table:table-cell>
          <table:table-cell office:value-type="float" office:value="7922" table:style-name="ce3">
            <text:p><text:s/>7,922<text:s/></text:p>
          </table:table-cell>
          <table:table-cell office:value-type="float" office:value="3775" table:style-name="ce3">
            <text:p><text:s/>3,775<text:s/></text:p>
          </table:table-cell>
          <table:table-cell office:value-type="float" office:value="4147" table:style-name="ce3">
            <text:p><text:s/>4,14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紫陽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3201" table:style-name="ce3">
            <text:p><text:s/>3,201<text:s/></text:p>
          </table:table-cell>
          <table:table-cell office:value-type="float" office:value="8462" table:style-name="ce3">
            <text:p><text:s/>8,462<text:s/></text:p>
          </table:table-cell>
          <table:table-cell office:value-type="float" office:value="4063" table:style-name="ce3">
            <text:p><text:s/>4,063<text:s/></text:p>
          </table:table-cell>
          <table:table-cell office:value-type="float" office:value="4399" table:style-name="ce3">
            <text:p><text:s/>4,39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瑞陽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3163" table:style-name="ce3">
            <text:p><text:s/>3,163<text:s/></text:p>
          </table:table-cell>
          <table:table-cell office:value-type="float" office:value="8072" table:style-name="ce3">
            <text:p><text:s/>8,072<text:s/></text:p>
          </table:table-cell>
          <table:table-cell office:value-type="float" office:value="3822" table:style-name="ce3">
            <text:p><text:s/>3,822<text:s/></text:p>
          </table:table-cell>
          <table:table-cell office:value-type="float" office:value="4250" table:style-name="ce3">
            <text:p><text:s/>4,25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瑞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1777" table:style-name="ce3">
            <text:p><text:s/>1,777<text:s/></text:p>
          </table:table-cell>
          <table:table-cell office:value-type="float" office:value="4796" table:style-name="ce3">
            <text:p><text:s/>4,796<text:s/></text:p>
          </table:table-cell>
          <table:table-cell office:value-type="float" office:value="2238" table:style-name="ce3">
            <text:p><text:s/>2,238<text:s/></text:p>
          </table:table-cell>
          <table:table-cell office:value-type="float" office:value="2558" table:style-name="ce3">
            <text:p><text:s/>2,55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五分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4" table:style-name="ce3">
            <text:p><text:s/>34<text:s/></text:p>
          </table:table-cell>
          <table:table-cell office:value-type="float" office:value="34" table:style-name="ce3">
            <text:p><text:s/>34<text:s/></text:p>
          </table:table-cell>
          <table:table-cell office:value-type="float" office:value="4145" table:style-name="ce3">
            <text:p><text:s/>4,145<text:s/></text:p>
          </table:table-cell>
          <table:table-cell office:value-type="float" office:value="11901" table:style-name="ce3">
            <text:p><text:s/>11,901<text:s/></text:p>
          </table:table-cell>
          <table:table-cell office:value-type="float" office:value="5677" table:style-name="ce3">
            <text:p><text:s/>5,677<text:s/></text:p>
          </table:table-cell>
          <table:table-cell office:value-type="float" office:value="6224" table:style-name="ce3">
            <text:p><text:s/>6,22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東湖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2834" table:style-name="ce3">
            <text:p><text:s/>2,834<text:s/></text:p>
          </table:table-cell>
          <table:table-cell office:value-type="float" office:value="8106" table:style-name="ce3">
            <text:p><text:s/>8,106<text:s/></text:p>
          </table:table-cell>
          <table:table-cell office:value-type="float" office:value="3910" table:style-name="ce3">
            <text:p><text:s/>3,910<text:s/></text:p>
          </table:table-cell>
          <table:table-cell office:value-type="float" office:value="4196" table:style-name="ce3">
            <text:p><text:s/>4,19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樂康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3173" table:style-name="ce3">
            <text:p><text:s/>3,173<text:s/></text:p>
          </table:table-cell>
          <table:table-cell office:value-type="float" office:value="9203" table:style-name="ce3">
            <text:p><text:s/>9,203<text:s/></text:p>
          </table:table-cell>
          <table:table-cell office:value-type="float" office:value="4422" table:style-name="ce3">
            <text:p><text:s/>4,422<text:s/></text:p>
          </table:table-cell>
          <table:table-cell office:value-type="float" office:value="4781" table:style-name="ce3">
            <text:p><text:s/>4,78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內溝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832" table:style-name="ce3">
            <text:p><text:s/>1,832<text:s/></text:p>
          </table:table-cell>
          <table:table-cell office:value-type="float" office:value="5022" table:style-name="ce3">
            <text:p><text:s/>5,022<text:s/></text:p>
          </table:table-cell>
          <table:table-cell office:value-type="float" office:value="2455" table:style-name="ce3">
            <text:p><text:s/>2,455<text:s/></text:p>
          </table:table-cell>
          <table:table-cell office:value-type="float" office:value="2567" table:style-name="ce3">
            <text:p><text:s/>2,56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週美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562" table:style-name="ce3">
            <text:p><text:s/>3,562<text:s/></text:p>
          </table:table-cell>
          <table:table-cell office:value-type="float" office:value="8315" table:style-name="ce3">
            <text:p><text:s/>8,315<text:s/></text:p>
          </table:table-cell>
          <table:table-cell office:value-type="float" office:value="4008" table:style-name="ce3">
            <text:p><text:s/>4,008<text:s/></text:p>
          </table:table-cell>
          <table:table-cell office:value-type="float" office:value="4307" table:style-name="ce3">
            <text:p><text:s/>4,30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行善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826" table:style-name="ce3">
            <text:p><text:s/>2,826<text:s/></text:p>
          </table:table-cell>
          <table:table-cell office:value-type="float" office:value="7063" table:style-name="ce3">
            <text:p><text:s/>7,063<text:s/></text:p>
          </table:table-cell>
          <table:table-cell office:value-type="float" office:value="3483" table:style-name="ce3">
            <text:p><text:s/>3,483<text:s/></text:p>
          </table:table-cell>
          <table:table-cell office:value-type="float" office:value="3580" table:style-name="ce3">
            <text:p><text:s/>3,58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石潭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74" table:style-name="ce3">
            <text:p><text:s/>1,974<text:s/></text:p>
          </table:table-cell>
          <table:table-cell office:value-type="float" office:value="4117" table:style-name="ce3">
            <text:p><text:s/>4,117<text:s/></text:p>
          </table:table-cell>
          <table:table-cell office:value-type="float" office:value="1956" table:style-name="ce3">
            <text:p><text:s/>1,956<text:s/></text:p>
          </table:table-cell>
          <table:table-cell office:value-type="float" office:value="2161" table:style-name="ce3">
            <text:p><text:s/>2,16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湖興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4067" table:style-name="ce3">
            <text:p><text:s/>4,067<text:s/></text:p>
          </table:table-cell>
          <table:table-cell office:value-type="float" office:value="8935" table:style-name="ce3">
            <text:p><text:s/>8,935<text:s/></text:p>
          </table:table-cell>
          <table:table-cell office:value-type="float" office:value="4443" table:style-name="ce3">
            <text:p><text:s/>4,443<text:s/></text:p>
          </table:table-cell>
          <table:table-cell office:value-type="float" office:value="4492" table:style-name="ce3">
            <text:p><text:s/>4,49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湖元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104" table:style-name="ce3">
            <text:p><text:s/>2,104<text:s/></text:p>
          </table:table-cell>
          <table:table-cell office:value-type="float" office:value="5699" table:style-name="ce3">
            <text:p><text:s/>5,699<text:s/></text:p>
          </table:table-cell>
          <table:table-cell office:value-type="float" office:value="2735" table:style-name="ce3">
            <text:p><text:s/>2,735<text:s/></text:p>
          </table:table-cell>
          <table:table-cell office:value-type="float" office:value="2964" table:style-name="ce3">
            <text:p><text:s/>2,96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安湖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730" table:style-name="ce3">
            <text:p><text:s/>2,730<text:s/></text:p>
          </table:table-cell>
          <table:table-cell office:value-type="float" office:value="8331" table:style-name="ce3">
            <text:p><text:s/>8,331<text:s/></text:p>
          </table:table-cell>
          <table:table-cell office:value-type="float" office:value="3983" table:style-name="ce3">
            <text:p><text:s/>3,983<text:s/></text:p>
          </table:table-cell>
          <table:table-cell office:value-type="float" office:value="4348" table:style-name="ce3">
            <text:p><text:s/>4,34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秀湖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454" table:style-name="ce3">
            <text:p><text:s/>2,454<text:s/></text:p>
          </table:table-cell>
          <table:table-cell office:value-type="float" office:value="6489" table:style-name="ce3">
            <text:p><text:s/>6,489<text:s/></text:p>
          </table:table-cell>
          <table:table-cell office:value-type="float" office:value="3131" table:style-name="ce3">
            <text:p><text:s/>3,131<text:s/></text:p>
          </table:table-cell>
          <table:table-cell office:value-type="float" office:value="3358" table:style-name="ce3">
            <text:p><text:s/>3,35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安泰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2113" table:style-name="ce3">
            <text:p><text:s/>2,113<text:s/></text:p>
          </table:table-cell>
          <table:table-cell office:value-type="float" office:value="5844" table:style-name="ce3">
            <text:p><text:s/>5,844<text:s/></text:p>
          </table:table-cell>
          <table:table-cell office:value-type="float" office:value="2797" table:style-name="ce3">
            <text:p><text:s/>2,797<text:s/></text:p>
          </table:table-cell>
          <table:table-cell office:value-type="float" office:value="3047" table:style-name="ce3">
            <text:p><text:s/>3,04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金湖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3931" table:style-name="ce3">
            <text:p><text:s/>3,931<text:s/></text:p>
          </table:table-cell>
          <table:table-cell office:value-type="float" office:value="10601" table:style-name="ce3">
            <text:p><text:s/>10,601<text:s/></text:p>
          </table:table-cell>
          <table:table-cell office:value-type="float" office:value="4936" table:style-name="ce3">
            <text:p><text:s/>4,936<text:s/></text:p>
          </table:table-cell>
          <table:table-cell office:value-type="float" office:value="5665" table:style-name="ce3">
            <text:p><text:s/>5,66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康寧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3171" table:style-name="ce3">
            <text:p><text:s/>3,171<text:s/></text:p>
          </table:table-cell>
          <table:table-cell office:value-type="float" office:value="9571" table:style-name="ce3">
            <text:p><text:s/>9,571<text:s/></text:p>
          </table:table-cell>
          <table:table-cell office:value-type="float" office:value="4588" table:style-name="ce3">
            <text:p><text:s/>4,588<text:s/></text:p>
          </table:table-cell>
          <table:table-cell office:value-type="float" office:value="4983" table:style-name="ce3">
            <text:p><text:s/>4,98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明湖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1999" table:style-name="ce3">
            <text:p><text:s/>1,999<text:s/></text:p>
          </table:table-cell>
          <table:table-cell office:value-type="float" office:value="6026" table:style-name="ce3">
            <text:p><text:s/>6,026<text:s/></text:p>
          </table:table-cell>
          <table:table-cell office:value-type="float" office:value="2862" table:style-name="ce3">
            <text:p><text:s/>2,862<text:s/></text:p>
          </table:table-cell>
          <table:table-cell office:value-type="float" office:value="3164" table:style-name="ce3">
            <text:p><text:s/>3,16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蘆洲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5" table:style-name="ce3">
            <text:p><text:s/>5<text:s/></text:p>
          </table:table-cell>
          <table:table-cell office:value-type="float" office:value="5" table:style-name="ce3">
            <text:p><text:s/>5<text:s/></text:p>
          </table:table-cell>
          <table:table-cell office:value-type="float" office:value="510" table:style-name="ce3">
            <text:p><text:s/>510<text:s/></text:p>
          </table:table-cell>
          <table:table-cell office:value-type="float" office:value="1420" table:style-name="ce3">
            <text:p><text:s/>1,420<text:s/></text:p>
          </table:table-cell>
          <table:table-cell office:value-type="float" office:value="765" table:style-name="ce3">
            <text:p><text:s/>765<text:s/></text:p>
          </table:table-cell>
          <table:table-cell office:value-type="float" office:value="655" table:style-name="ce3">
            <text:p><text:s/>65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麗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2318" table:style-name="ce3">
            <text:p><text:s/>2,318<text:s/></text:p>
          </table:table-cell>
          <table:table-cell office:value-type="float" office:value="6385" table:style-name="ce3">
            <text:p><text:s/>6,385<text:s/></text:p>
          </table:table-cell>
          <table:table-cell office:value-type="float" office:value="3035" table:style-name="ce3">
            <text:p><text:s/>3,035<text:s/></text:p>
          </table:table-cell>
          <table:table-cell office:value-type="float" office:value="3350" table:style-name="ce3">
            <text:p><text:s/>3,35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寶湖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3812" table:style-name="ce3">
            <text:p><text:s/>3,812<text:s/></text:p>
          </table:table-cell>
          <table:table-cell office:value-type="float" office:value="9078" table:style-name="ce3">
            <text:p><text:s/>9,078<text:s/></text:p>
          </table:table-cell>
          <table:table-cell office:value-type="float" office:value="4370" table:style-name="ce3">
            <text:p><text:s/>4,370<text:s/></text:p>
          </table:table-cell>
          <table:table-cell office:value-type="float" office:value="4708" table:style-name="ce3">
            <text:p><text:s/>4,70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南湖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1" table:style-name="ce3">
            <text:p><text:s/>11<text:s/></text:p>
          </table:table-cell>
          <table:table-cell office:value-type="float" office:value="11" table:style-name="ce3">
            <text:p><text:s/>11<text:s/></text:p>
          </table:table-cell>
          <table:table-cell office:value-type="float" office:value="2231" table:style-name="ce3">
            <text:p><text:s/>2,231<text:s/></text:p>
          </table:table-cell>
          <table:table-cell office:value-type="float" office:value="6159" table:style-name="ce3">
            <text:p><text:s/>6,159<text:s/></text:p>
          </table:table-cell>
          <table:table-cell office:value-type="float" office:value="2861" table:style-name="ce3">
            <text:p><text:s/>2,861<text:s/></text:p>
          </table:table-cell>
          <table:table-cell office:value-type="float" office:value="3298" table:style-name="ce3">
            <text:p><text:s/>3,29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士林區</text:p>
          </table:table-cell>
          <table:table-cell office:value-type="float" office:value="51" table:style-name="ce3">
            <text:p><text:s/>51<text:s/></text:p>
          </table:table-cell>
          <table:table-cell office:value-type="float" office:value="51" table:style-name="ce3">
            <text:p><text:s/>51<text:s/></text:p>
          </table:table-cell>
          <table:table-cell office:value-type="float" office:value="996" table:style-name="ce3">
            <text:p><text:s/>996<text:s/></text:p>
          </table:table-cell>
          <table:table-cell office:value-type="float" office:value="995" table:style-name="ce3">
            <text:p><text:s/>995<text:s/></text:p>
          </table:table-cell>
          <table:table-cell office:value-type="float" office:value="107035" table:style-name="ce3">
            <text:p><text:s/>107,035<text:s/></text:p>
          </table:table-cell>
          <table:table-cell office:value-type="float" office:value="288295" table:style-name="ce3">
            <text:p><text:s/>288,295<text:s/></text:p>
          </table:table-cell>
          <table:table-cell office:value-type="float" office:value="139077" table:style-name="ce3">
            <text:p><text:s/>139,077<text:s/></text:p>
          </table:table-cell>
          <table:table-cell office:value-type="float" office:value="149218" table:style-name="ce3">
            <text:p><text:s/>149,21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仁勇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542" table:style-name="ce3">
            <text:p><text:s/>1,542<text:s/></text:p>
          </table:table-cell>
          <table:table-cell office:value-type="float" office:value="4166" table:style-name="ce3">
            <text:p><text:s/>4,166<text:s/></text:p>
          </table:table-cell>
          <table:table-cell office:value-type="float" office:value="2014" table:style-name="ce3">
            <text:p><text:s/>2,014<text:s/></text:p>
          </table:table-cell>
          <table:table-cell office:value-type="float" office:value="2152" table:style-name="ce3">
            <text:p><text:s/>2,15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義信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372" table:style-name="ce3">
            <text:p><text:s/>1,372<text:s/></text:p>
          </table:table-cell>
          <table:table-cell office:value-type="float" office:value="3421" table:style-name="ce3">
            <text:p><text:s/>3,421<text:s/></text:p>
          </table:table-cell>
          <table:table-cell office:value-type="float" office:value="1655" table:style-name="ce3">
            <text:p><text:s/>1,655<text:s/></text:p>
          </table:table-cell>
          <table:table-cell office:value-type="float" office:value="1766" table:style-name="ce3">
            <text:p><text:s/>1,76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福林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260" table:style-name="ce3">
            <text:p><text:s/>1,260<text:s/></text:p>
          </table:table-cell>
          <table:table-cell office:value-type="float" office:value="3163" table:style-name="ce3">
            <text:p><text:s/>3,163<text:s/></text:p>
          </table:table-cell>
          <table:table-cell office:value-type="float" office:value="1531" table:style-name="ce3">
            <text:p><text:s/>1,531<text:s/></text:p>
          </table:table-cell>
          <table:table-cell office:value-type="float" office:value="1632" table:style-name="ce3">
            <text:p><text:s/>1,63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福德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2973" table:style-name="ce3">
            <text:p><text:s/>2,973<text:s/></text:p>
          </table:table-cell>
          <table:table-cell office:value-type="float" office:value="6120" table:style-name="ce3">
            <text:p><text:s/>6,120<text:s/></text:p>
          </table:table-cell>
          <table:table-cell office:value-type="float" office:value="3211" table:style-name="ce3">
            <text:p><text:s/>3,211<text:s/></text:p>
          </table:table-cell>
          <table:table-cell office:value-type="float" office:value="2909" table:style-name="ce3">
            <text:p><text:s/>2,90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福志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3050" table:style-name="ce3">
            <text:p><text:s/>3,050<text:s/></text:p>
          </table:table-cell>
          <table:table-cell office:value-type="float" office:value="7894" table:style-name="ce3">
            <text:p><text:s/>7,894<text:s/></text:p>
          </table:table-cell>
          <table:table-cell office:value-type="float" office:value="3738" table:style-name="ce3">
            <text:p><text:s/>3,738<text:s/></text:p>
          </table:table-cell>
          <table:table-cell office:value-type="float" office:value="4156" table:style-name="ce3">
            <text:p><text:s/>4,15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舊佳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539" table:style-name="ce3">
            <text:p><text:s/>2,539<text:s/></text:p>
          </table:table-cell>
          <table:table-cell office:value-type="float" office:value="6466" table:style-name="ce3">
            <text:p><text:s/>6,466<text:s/></text:p>
          </table:table-cell>
          <table:table-cell office:value-type="float" office:value="3039" table:style-name="ce3">
            <text:p><text:s/>3,039<text:s/></text:p>
          </table:table-cell>
          <table:table-cell office:value-type="float" office:value="3427" table:style-name="ce3">
            <text:p><text:s/>3,42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福佳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3009" table:style-name="ce3">
            <text:p><text:s/>3,009<text:s/></text:p>
          </table:table-cell>
          <table:table-cell office:value-type="float" office:value="8194" table:style-name="ce3">
            <text:p><text:s/>8,194<text:s/></text:p>
          </table:table-cell>
          <table:table-cell office:value-type="float" office:value="3934" table:style-name="ce3">
            <text:p><text:s/>3,934<text:s/></text:p>
          </table:table-cell>
          <table:table-cell office:value-type="float" office:value="4260" table:style-name="ce3">
            <text:p><text:s/>4,26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後港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3095" table:style-name="ce3">
            <text:p><text:s/>3,095<text:s/></text:p>
          </table:table-cell>
          <table:table-cell office:value-type="float" office:value="8611" table:style-name="ce3">
            <text:p><text:s/>8,611<text:s/></text:p>
          </table:table-cell>
          <table:table-cell office:value-type="float" office:value="4265" table:style-name="ce3">
            <text:p><text:s/>4,265<text:s/></text:p>
          </table:table-cell>
          <table:table-cell office:value-type="float" office:value="4346" table:style-name="ce3">
            <text:p><text:s/>4,34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福中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2610" table:style-name="ce3">
            <text:p><text:s/>2,610<text:s/></text:p>
          </table:table-cell>
          <table:table-cell office:value-type="float" office:value="7355" table:style-name="ce3">
            <text:p><text:s/>7,355<text:s/></text:p>
          </table:table-cell>
          <table:table-cell office:value-type="float" office:value="3542" table:style-name="ce3">
            <text:p><text:s/>3,542<text:s/></text:p>
          </table:table-cell>
          <table:table-cell office:value-type="float" office:value="3813" table:style-name="ce3">
            <text:p><text:s/>3,81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前港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770" table:style-name="ce3">
            <text:p><text:s/>1,770<text:s/></text:p>
          </table:table-cell>
          <table:table-cell office:value-type="float" office:value="4904" table:style-name="ce3">
            <text:p><text:s/>4,904<text:s/></text:p>
          </table:table-cell>
          <table:table-cell office:value-type="float" office:value="2347" table:style-name="ce3">
            <text:p><text:s/>2,347<text:s/></text:p>
          </table:table-cell>
          <table:table-cell office:value-type="float" office:value="2557" table:style-name="ce3">
            <text:p><text:s/>2,55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百齡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7" table:style-name="ce3">
            <text:p><text:s/>27<text:s/></text:p>
          </table:table-cell>
          <table:table-cell office:value-type="float" office:value="27" table:style-name="ce3">
            <text:p><text:s/>27<text:s/></text:p>
          </table:table-cell>
          <table:table-cell office:value-type="float" office:value="2550" table:style-name="ce3">
            <text:p><text:s/>2,550<text:s/></text:p>
          </table:table-cell>
          <table:table-cell office:value-type="float" office:value="7577" table:style-name="ce3">
            <text:p><text:s/>7,577<text:s/></text:p>
          </table:table-cell>
          <table:table-cell office:value-type="float" office:value="3698" table:style-name="ce3">
            <text:p><text:s/>3,698<text:s/></text:p>
          </table:table-cell>
          <table:table-cell office:value-type="float" office:value="3879" table:style-name="ce3">
            <text:p><text:s/>3,87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承德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367" table:style-name="ce3">
            <text:p><text:s/>2,367<text:s/></text:p>
          </table:table-cell>
          <table:table-cell office:value-type="float" office:value="5823" table:style-name="ce3">
            <text:p><text:s/>5,823<text:s/></text:p>
          </table:table-cell>
          <table:table-cell office:value-type="float" office:value="2735" table:style-name="ce3">
            <text:p><text:s/>2,735<text:s/></text:p>
          </table:table-cell>
          <table:table-cell office:value-type="float" office:value="3088" table:style-name="ce3">
            <text:p><text:s/>3,08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福華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581" table:style-name="ce3">
            <text:p><text:s/>2,581<text:s/></text:p>
          </table:table-cell>
          <table:table-cell office:value-type="float" office:value="6642" table:style-name="ce3">
            <text:p><text:s/>6,642<text:s/></text:p>
          </table:table-cell>
          <table:table-cell office:value-type="float" office:value="3200" table:style-name="ce3">
            <text:p><text:s/>3,200<text:s/></text:p>
          </table:table-cell>
          <table:table-cell office:value-type="float" office:value="3442" table:style-name="ce3">
            <text:p><text:s/>3,44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明勝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991" table:style-name="ce3">
            <text:p><text:s/>1,991<text:s/></text:p>
          </table:table-cell>
          <table:table-cell office:value-type="float" office:value="5204" table:style-name="ce3">
            <text:p><text:s/>5,204<text:s/></text:p>
          </table:table-cell>
          <table:table-cell office:value-type="float" office:value="2495" table:style-name="ce3">
            <text:p><text:s/>2,495<text:s/></text:p>
          </table:table-cell>
          <table:table-cell office:value-type="float" office:value="2709" table:style-name="ce3">
            <text:p><text:s/>2,70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福順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2111" table:style-name="ce3">
            <text:p><text:s/>2,111<text:s/></text:p>
          </table:table-cell>
          <table:table-cell office:value-type="float" office:value="5543" table:style-name="ce3">
            <text:p><text:s/>5,543<text:s/></text:p>
          </table:table-cell>
          <table:table-cell office:value-type="float" office:value="2748" table:style-name="ce3">
            <text:p><text:s/>2,748<text:s/></text:p>
          </table:table-cell>
          <table:table-cell office:value-type="float" office:value="2795" table:style-name="ce3">
            <text:p><text:s/>2,79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富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171" table:style-name="ce3">
            <text:p><text:s/>2,171<text:s/></text:p>
          </table:table-cell>
          <table:table-cell office:value-type="float" office:value="6211" table:style-name="ce3">
            <text:p><text:s/>6,211<text:s/></text:p>
          </table:table-cell>
          <table:table-cell office:value-type="float" office:value="3051" table:style-name="ce3">
            <text:p><text:s/>3,051<text:s/></text:p>
          </table:table-cell>
          <table:table-cell office:value-type="float" office:value="3160" table:style-name="ce3">
            <text:p><text:s/>3,16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葫蘆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851" table:style-name="ce3">
            <text:p><text:s/>2,851<text:s/></text:p>
          </table:table-cell>
          <table:table-cell office:value-type="float" office:value="8109" table:style-name="ce3">
            <text:p><text:s/>8,109<text:s/></text:p>
          </table:table-cell>
          <table:table-cell office:value-type="float" office:value="3906" table:style-name="ce3">
            <text:p><text:s/>3,906<text:s/></text:p>
          </table:table-cell>
          <table:table-cell office:value-type="float" office:value="4203" table:style-name="ce3">
            <text:p><text:s/>4,20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葫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3" table:style-name="ce3">
            <text:p><text:s/>13<text:s/></text:p>
          </table:table-cell>
          <table:table-cell office:value-type="float" office:value="13" table:style-name="ce3">
            <text:p><text:s/>13<text:s/></text:p>
          </table:table-cell>
          <table:table-cell office:value-type="float" office:value="1596" table:style-name="ce3">
            <text:p><text:s/>1,596<text:s/></text:p>
          </table:table-cell>
          <table:table-cell office:value-type="float" office:value="4320" table:style-name="ce3">
            <text:p><text:s/>4,320<text:s/></text:p>
          </table:table-cell>
          <table:table-cell office:value-type="float" office:value="2103" table:style-name="ce3">
            <text:p><text:s/>2,103<text:s/></text:p>
          </table:table-cell>
          <table:table-cell office:value-type="float" office:value="2217" table:style-name="ce3">
            <text:p><text:s/>2,21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社子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468" table:style-name="ce3">
            <text:p><text:s/>2,468<text:s/></text:p>
          </table:table-cell>
          <table:table-cell office:value-type="float" office:value="6860" table:style-name="ce3">
            <text:p><text:s/>6,860<text:s/></text:p>
          </table:table-cell>
          <table:table-cell office:value-type="float" office:value="3359" table:style-name="ce3">
            <text:p><text:s/>3,359<text:s/></text:p>
          </table:table-cell>
          <table:table-cell office:value-type="float" office:value="3501" table:style-name="ce3">
            <text:p><text:s/>3,50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社新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9" table:style-name="ce3">
            <text:p><text:s/>29<text:s/></text:p>
          </table:table-cell>
          <table:table-cell office:value-type="float" office:value="29" table:style-name="ce3">
            <text:p><text:s/>29<text:s/></text:p>
          </table:table-cell>
          <table:table-cell office:value-type="float" office:value="3473" table:style-name="ce3">
            <text:p><text:s/>3,473<text:s/></text:p>
          </table:table-cell>
          <table:table-cell office:value-type="float" office:value="9671" table:style-name="ce3">
            <text:p><text:s/>9,671<text:s/></text:p>
          </table:table-cell>
          <table:table-cell office:value-type="float" office:value="4819" table:style-name="ce3">
            <text:p><text:s/>4,819<text:s/></text:p>
          </table:table-cell>
          <table:table-cell office:value-type="float" office:value="4852" table:style-name="ce3">
            <text:p><text:s/>4,85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社園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36" table:style-name="ce3">
            <text:p><text:s/>2,636<text:s/></text:p>
          </table:table-cell>
          <table:table-cell office:value-type="float" office:value="7733" table:style-name="ce3">
            <text:p><text:s/>7,733<text:s/></text:p>
          </table:table-cell>
          <table:table-cell office:value-type="float" office:value="3875" table:style-name="ce3">
            <text:p><text:s/>3,875<text:s/></text:p>
          </table:table-cell>
          <table:table-cell office:value-type="float" office:value="3858" table:style-name="ce3">
            <text:p><text:s/>3,85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永倫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763" table:style-name="ce3">
            <text:p><text:s/>2,763<text:s/></text:p>
          </table:table-cell>
          <table:table-cell office:value-type="float" office:value="7587" table:style-name="ce3">
            <text:p><text:s/>7,587<text:s/></text:p>
          </table:table-cell>
          <table:table-cell office:value-type="float" office:value="3797" table:style-name="ce3">
            <text:p><text:s/>3,797<text:s/></text:p>
          </table:table-cell>
          <table:table-cell office:value-type="float" office:value="3790" table:style-name="ce3">
            <text:p><text:s/>3,79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福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2" table:style-name="ce3">
            <text:p><text:s/>12<text:s/></text:p>
          </table:table-cell>
          <table:table-cell office:value-type="float" office:value="12" table:style-name="ce3">
            <text:p><text:s/>12<text:s/></text:p>
          </table:table-cell>
          <table:table-cell office:value-type="float" office:value="1841" table:style-name="ce3">
            <text:p><text:s/>1,841<text:s/></text:p>
          </table:table-cell>
          <table:table-cell office:value-type="float" office:value="5009" table:style-name="ce3">
            <text:p><text:s/>5,009<text:s/></text:p>
          </table:table-cell>
          <table:table-cell office:value-type="float" office:value="2673" table:style-name="ce3">
            <text:p><text:s/>2,673<text:s/></text:p>
          </table:table-cell>
          <table:table-cell office:value-type="float" office:value="2336" table:style-name="ce3">
            <text:p><text:s/>2,33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富洲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2420" table:style-name="ce3">
            <text:p><text:s/>2,420<text:s/></text:p>
          </table:table-cell>
          <table:table-cell office:value-type="float" office:value="6111" table:style-name="ce3">
            <text:p><text:s/>6,111<text:s/></text:p>
          </table:table-cell>
          <table:table-cell office:value-type="float" office:value="3216" table:style-name="ce3">
            <text:p><text:s/>3,216<text:s/></text:p>
          </table:table-cell>
          <table:table-cell office:value-type="float" office:value="2895" table:style-name="ce3">
            <text:p><text:s/>2,89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岩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272" table:style-name="ce3">
            <text:p><text:s/>1,272<text:s/></text:p>
          </table:table-cell>
          <table:table-cell office:value-type="float" office:value="3534" table:style-name="ce3">
            <text:p><text:s/>3,534<text:s/></text:p>
          </table:table-cell>
          <table:table-cell office:value-type="float" office:value="1679" table:style-name="ce3">
            <text:p><text:s/>1,679<text:s/></text:p>
          </table:table-cell>
          <table:table-cell office:value-type="float" office:value="1855" table:style-name="ce3">
            <text:p><text:s/>1,85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名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688" table:style-name="ce3">
            <text:p><text:s/>2,688<text:s/></text:p>
          </table:table-cell>
          <table:table-cell office:value-type="float" office:value="7441" table:style-name="ce3">
            <text:p><text:s/>7,441<text:s/></text:p>
          </table:table-cell>
          <table:table-cell office:value-type="float" office:value="3417" table:style-name="ce3">
            <text:p><text:s/>3,417<text:s/></text:p>
          </table:table-cell>
          <table:table-cell office:value-type="float" office:value="4024" table:style-name="ce3">
            <text:p><text:s/>4,02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德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933" table:style-name="ce3">
            <text:p><text:s/>1,933<text:s/></text:p>
          </table:table-cell>
          <table:table-cell office:value-type="float" office:value="4583" table:style-name="ce3">
            <text:p><text:s/>4,583<text:s/></text:p>
          </table:table-cell>
          <table:table-cell office:value-type="float" office:value="2126" table:style-name="ce3">
            <text:p><text:s/>2,126<text:s/></text:p>
          </table:table-cell>
          <table:table-cell office:value-type="float" office:value="2457" table:style-name="ce3">
            <text:p><text:s/>2,45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德華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2245" table:style-name="ce3">
            <text:p><text:s/>2,245<text:s/></text:p>
          </table:table-cell>
          <table:table-cell office:value-type="float" office:value="5837" table:style-name="ce3">
            <text:p><text:s/>5,837<text:s/></text:p>
          </table:table-cell>
          <table:table-cell office:value-type="float" office:value="2712" table:style-name="ce3">
            <text:p><text:s/>2,712<text:s/></text:p>
          </table:table-cell>
          <table:table-cell office:value-type="float" office:value="3125" table:style-name="ce3">
            <text:p><text:s/>3,12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聖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1965" table:style-name="ce3">
            <text:p><text:s/>1,965<text:s/></text:p>
          </table:table-cell>
          <table:table-cell office:value-type="float" office:value="5352" table:style-name="ce3">
            <text:p><text:s/>5,352<text:s/></text:p>
          </table:table-cell>
          <table:table-cell office:value-type="float" office:value="2530" table:style-name="ce3">
            <text:p><text:s/>2,530<text:s/></text:p>
          </table:table-cell>
          <table:table-cell office:value-type="float" office:value="2822" table:style-name="ce3">
            <text:p><text:s/>2,82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忠誠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195" table:style-name="ce3">
            <text:p><text:s/>2,195<text:s/></text:p>
          </table:table-cell>
          <table:table-cell office:value-type="float" office:value="5820" table:style-name="ce3">
            <text:p><text:s/>5,820<text:s/></text:p>
          </table:table-cell>
          <table:table-cell office:value-type="float" office:value="2781" table:style-name="ce3">
            <text:p><text:s/>2,781<text:s/></text:p>
          </table:table-cell>
          <table:table-cell office:value-type="float" office:value="3039" table:style-name="ce3">
            <text:p><text:s/>3,039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芝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30" table:style-name="ce3">
            <text:p><text:s/>30<text:s/></text:p>
          </table:table-cell>
          <table:table-cell office:value-type="float" office:value="2777" table:style-name="ce3">
            <text:p><text:s/>2,777<text:s/></text:p>
          </table:table-cell>
          <table:table-cell office:value-type="float" office:value="7943" table:style-name="ce3">
            <text:p><text:s/>7,943<text:s/></text:p>
          </table:table-cell>
          <table:table-cell office:value-type="float" office:value="3797" table:style-name="ce3">
            <text:p><text:s/>3,797<text:s/></text:p>
          </table:table-cell>
          <table:table-cell office:value-type="float" office:value="4146" table:style-name="ce3">
            <text:p><text:s/>4,14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東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22" table:style-name="ce3">
            <text:p><text:s/>22<text:s/></text:p>
          </table:table-cell>
          <table:table-cell office:value-type="float" office:value="1814" table:style-name="ce3">
            <text:p><text:s/>1,814<text:s/></text:p>
          </table:table-cell>
          <table:table-cell office:value-type="float" office:value="5372" table:style-name="ce3">
            <text:p><text:s/>5,372<text:s/></text:p>
          </table:table-cell>
          <table:table-cell office:value-type="float" office:value="2601" table:style-name="ce3">
            <text:p><text:s/>2,601<text:s/></text:p>
          </table:table-cell>
          <table:table-cell office:value-type="float" office:value="2771" table:style-name="ce3">
            <text:p><text:s/>2,77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三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76" table:style-name="ce3">
            <text:p><text:s/>2,176<text:s/></text:p>
          </table:table-cell>
          <table:table-cell office:value-type="float" office:value="6089" table:style-name="ce3">
            <text:p><text:s/>6,089<text:s/></text:p>
          </table:table-cell>
          <table:table-cell office:value-type="float" office:value="2865" table:style-name="ce3">
            <text:p><text:s/>2,865<text:s/></text:p>
          </table:table-cell>
          <table:table-cell office:value-type="float" office:value="3224" table:style-name="ce3">
            <text:p><text:s/>3,22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蘭雅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3332" table:style-name="ce3">
            <text:p><text:s/>3,332<text:s/></text:p>
          </table:table-cell>
          <table:table-cell office:value-type="float" office:value="9113" table:style-name="ce3">
            <text:p><text:s/>9,113<text:s/></text:p>
          </table:table-cell>
          <table:table-cell office:value-type="float" office:value="4281" table:style-name="ce3">
            <text:p><text:s/>4,281<text:s/></text:p>
          </table:table-cell>
          <table:table-cell office:value-type="float" office:value="4832" table:style-name="ce3">
            <text:p><text:s/>4,83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蘭興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2476" table:style-name="ce3">
            <text:p><text:s/>2,476<text:s/></text:p>
          </table:table-cell>
          <table:table-cell office:value-type="float" office:value="6767" table:style-name="ce3">
            <text:p><text:s/>6,767<text:s/></text:p>
          </table:table-cell>
          <table:table-cell office:value-type="float" office:value="3175" table:style-name="ce3">
            <text:p><text:s/>3,175<text:s/></text:p>
          </table:table-cell>
          <table:table-cell office:value-type="float" office:value="3592" table:style-name="ce3">
            <text:p><text:s/>3,59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天福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349" table:style-name="ce3">
            <text:p><text:s/>2,349<text:s/></text:p>
          </table:table-cell>
          <table:table-cell office:value-type="float" office:value="6664" table:style-name="ce3">
            <text:p><text:s/>6,664<text:s/></text:p>
          </table:table-cell>
          <table:table-cell office:value-type="float" office:value="3109" table:style-name="ce3">
            <text:p><text:s/>3,109<text:s/></text:p>
          </table:table-cell>
          <table:table-cell office:value-type="float" office:value="3555" table:style-name="ce3">
            <text:p><text:s/>3,55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天祿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987" table:style-name="ce3">
            <text:p><text:s/>1,987<text:s/></text:p>
          </table:table-cell>
          <table:table-cell office:value-type="float" office:value="5494" table:style-name="ce3">
            <text:p><text:s/>5,494<text:s/></text:p>
          </table:table-cell>
          <table:table-cell office:value-type="float" office:value="2542" table:style-name="ce3">
            <text:p><text:s/>2,542<text:s/></text:p>
          </table:table-cell>
          <table:table-cell office:value-type="float" office:value="2952" table:style-name="ce3">
            <text:p><text:s/>2,95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天壽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969" table:style-name="ce3">
            <text:p><text:s/>1,969<text:s/></text:p>
          </table:table-cell>
          <table:table-cell office:value-type="float" office:value="5355" table:style-name="ce3">
            <text:p><text:s/>5,355<text:s/></text:p>
          </table:table-cell>
          <table:table-cell office:value-type="float" office:value="2467" table:style-name="ce3">
            <text:p><text:s/>2,467<text:s/></text:p>
          </table:table-cell>
          <table:table-cell office:value-type="float" office:value="2888" table:style-name="ce3">
            <text:p><text:s/>2,88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天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782" table:style-name="ce3">
            <text:p><text:s/>2,782<text:s/></text:p>
          </table:table-cell>
          <table:table-cell office:value-type="float" office:value="8038" table:style-name="ce3">
            <text:p><text:s/>8,038<text:s/></text:p>
          </table:table-cell>
          <table:table-cell office:value-type="float" office:value="3824" table:style-name="ce3">
            <text:p><text:s/>3,824<text:s/></text:p>
          </table:table-cell>
          <table:table-cell office:value-type="float" office:value="4214" table:style-name="ce3">
            <text:p><text:s/>4,21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天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694" table:style-name="ce3">
            <text:p><text:s/>2,694<text:s/></text:p>
          </table:table-cell>
          <table:table-cell office:value-type="float" office:value="7270" table:style-name="ce3">
            <text:p><text:s/>7,270<text:s/></text:p>
          </table:table-cell>
          <table:table-cell office:value-type="float" office:value="3397" table:style-name="ce3">
            <text:p><text:s/>3,397<text:s/></text:p>
          </table:table-cell>
          <table:table-cell office:value-type="float" office:value="3873" table:style-name="ce3">
            <text:p><text:s/>3,87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天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9" table:style-name="ce3">
            <text:p><text:s/>29<text:s/></text:p>
          </table:table-cell>
          <table:table-cell office:value-type="float" office:value="29" table:style-name="ce3">
            <text:p><text:s/>29<text:s/></text:p>
          </table:table-cell>
          <table:table-cell office:value-type="float" office:value="3521" table:style-name="ce3">
            <text:p><text:s/>3,521<text:s/></text:p>
          </table:table-cell>
          <table:table-cell office:value-type="float" office:value="9416" table:style-name="ce3">
            <text:p><text:s/>9,416<text:s/></text:p>
          </table:table-cell>
          <table:table-cell office:value-type="float" office:value="4352" table:style-name="ce3">
            <text:p><text:s/>4,352<text:s/></text:p>
          </table:table-cell>
          <table:table-cell office:value-type="float" office:value="5064" table:style-name="ce3">
            <text:p><text:s/>5,06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天母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592" table:style-name="ce3">
            <text:p><text:s/>2,592<text:s/></text:p>
          </table:table-cell>
          <table:table-cell office:value-type="float" office:value="7090" table:style-name="ce3">
            <text:p><text:s/>7,090<text:s/></text:p>
          </table:table-cell>
          <table:table-cell office:value-type="float" office:value="3336" table:style-name="ce3">
            <text:p><text:s/>3,336<text:s/></text:p>
          </table:table-cell>
          <table:table-cell office:value-type="float" office:value="3754" table:style-name="ce3">
            <text:p><text:s/>3,75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永福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460" table:style-name="ce3">
            <text:p><text:s/>460<text:s/></text:p>
          </table:table-cell>
          <table:table-cell office:value-type="float" office:value="1296" table:style-name="ce3">
            <text:p><text:s/>1,296<text:s/></text:p>
          </table:table-cell>
          <table:table-cell office:value-type="float" office:value="631" table:style-name="ce3">
            <text:p><text:s/>631<text:s/></text:p>
          </table:table-cell>
          <table:table-cell office:value-type="float" office:value="665" table:style-name="ce3">
            <text:p><text:s/>66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公館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9" table:style-name="ce3">
            <text:p><text:s/>9<text:s/></text:p>
          </table:table-cell>
          <table:table-cell office:value-type="float" office:value="9" table:style-name="ce3">
            <text:p><text:s/>9<text:s/></text:p>
          </table:table-cell>
          <table:table-cell office:value-type="float" office:value="540" table:style-name="ce3">
            <text:p><text:s/>540<text:s/></text:p>
          </table:table-cell>
          <table:table-cell office:value-type="float" office:value="1432" table:style-name="ce3">
            <text:p><text:s/>1,432<text:s/></text:p>
          </table:table-cell>
          <table:table-cell office:value-type="float" office:value="744" table:style-name="ce3">
            <text:p><text:s/>744<text:s/></text:p>
          </table:table-cell>
          <table:table-cell office:value-type="float" office:value="688" table:style-name="ce3">
            <text:p><text:s/>68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新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750" table:style-name="ce3">
            <text:p><text:s/>750<text:s/></text:p>
          </table:table-cell>
          <table:table-cell office:value-type="float" office:value="1993" table:style-name="ce3">
            <text:p><text:s/>1,993<text:s/></text:p>
          </table:table-cell>
          <table:table-cell office:value-type="float" office:value="990" table:style-name="ce3">
            <text:p><text:s/>990<text:s/></text:p>
          </table:table-cell>
          <table:table-cell office:value-type="float" office:value="1003" table:style-name="ce3">
            <text:p><text:s/>1,00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陽明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1392" table:style-name="ce3">
            <text:p><text:s/>1,392<text:s/></text:p>
          </table:table-cell>
          <table:table-cell office:value-type="float" office:value="3111" table:style-name="ce3">
            <text:p><text:s/>3,111<text:s/></text:p>
          </table:table-cell>
          <table:table-cell office:value-type="float" office:value="1488" table:style-name="ce3">
            <text:p><text:s/>1,488<text:s/></text:p>
          </table:table-cell>
          <table:table-cell office:value-type="float" office:value="1623" table:style-name="ce3">
            <text:p><text:s/>1,62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菁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585" table:style-name="ce3">
            <text:p><text:s/>585<text:s/></text:p>
          </table:table-cell>
          <table:table-cell office:value-type="float" office:value="1671" table:style-name="ce3">
            <text:p><text:s/>1,671<text:s/></text:p>
          </table:table-cell>
          <table:table-cell office:value-type="float" office:value="906" table:style-name="ce3">
            <text:p><text:s/>906<text:s/></text:p>
          </table:table-cell>
          <table:table-cell office:value-type="float" office:value="765" table:style-name="ce3">
            <text:p><text:s/>76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平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537" table:style-name="ce3">
            <text:p><text:s/>537<text:s/></text:p>
          </table:table-cell>
          <table:table-cell office:value-type="float" office:value="1549" table:style-name="ce3">
            <text:p><text:s/>1,549<text:s/></text:p>
          </table:table-cell>
          <table:table-cell office:value-type="float" office:value="784" table:style-name="ce3">
            <text:p><text:s/>784<text:s/></text:p>
          </table:table-cell>
          <table:table-cell office:value-type="float" office:value="765" table:style-name="ce3">
            <text:p><text:s/>76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溪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566" table:style-name="ce3">
            <text:p><text:s/>566<text:s/></text:p>
          </table:table-cell>
          <table:table-cell office:value-type="float" office:value="1540" table:style-name="ce3">
            <text:p><text:s/>1,540<text:s/></text:p>
          </table:table-cell>
          <table:table-cell office:value-type="float" office:value="792" table:style-name="ce3">
            <text:p><text:s/>792<text:s/></text:p>
          </table:table-cell>
          <table:table-cell office:value-type="float" office:value="748" table:style-name="ce3">
            <text:p><text:s/>74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翠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2" table:style-name="ce3">
            <text:p><text:s/>12<text:s/></text:p>
          </table:table-cell>
          <table:table-cell office:value-type="float" office:value="12" table:style-name="ce3">
            <text:p><text:s/>12<text:s/></text:p>
          </table:table-cell>
          <table:table-cell office:value-type="float" office:value="1193" table:style-name="ce3">
            <text:p><text:s/>1,193<text:s/></text:p>
          </table:table-cell>
          <table:table-cell office:value-type="float" office:value="2764" table:style-name="ce3">
            <text:p><text:s/>2,764<text:s/></text:p>
          </table:table-cell>
          <table:table-cell office:value-type="float" office:value="1308" table:style-name="ce3">
            <text:p><text:s/>1,308<text:s/></text:p>
          </table:table-cell>
          <table:table-cell office:value-type="float" office:value="1456" table:style-name="ce3">
            <text:p><text:s/>1,45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臨溪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2" table:style-name="ce3">
            <text:p><text:s/>12<text:s/></text:p>
          </table:table-cell>
          <table:table-cell office:value-type="float" office:value="12" table:style-name="ce3">
            <text:p><text:s/>12<text:s/></text:p>
          </table:table-cell>
          <table:table-cell office:value-type="float" office:value="1206" table:style-name="ce3">
            <text:p><text:s/>1,206<text:s/></text:p>
          </table:table-cell>
          <table:table-cell office:value-type="float" office:value="3067" table:style-name="ce3">
            <text:p><text:s/>3,067<text:s/></text:p>
          </table:table-cell>
          <table:table-cell office:value-type="float" office:value="1492" table:style-name="ce3">
            <text:p><text:s/>1,492<text:s/></text:p>
          </table:table-cell>
          <table:table-cell office:value-type="float" office:value="1575" table:style-name="ce3">
            <text:p><text:s/>1,57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北投區</text:p>
          </table:table-cell>
          <table:table-cell office:value-type="float" office:value="42" table:style-name="ce3">
            <text:p><text:s/>42<text:s/></text:p>
          </table:table-cell>
          <table:table-cell office:value-type="float" office:value="42" table:style-name="ce3">
            <text:p><text:s/>42<text:s/></text:p>
          </table:table-cell>
          <table:table-cell office:value-type="float" office:value="828" table:style-name="ce3">
            <text:p><text:s/>828<text:s/></text:p>
          </table:table-cell>
          <table:table-cell office:value-type="float" office:value="827" table:style-name="ce3">
            <text:p><text:s/>827<text:s/></text:p>
          </table:table-cell>
          <table:table-cell office:value-type="float" office:value="96769" table:style-name="ce3">
            <text:p><text:s/>96,769<text:s/></text:p>
          </table:table-cell>
          <table:table-cell office:value-type="float" office:value="256456" table:style-name="ce3">
            <text:p><text:s/>256,456<text:s/></text:p>
          </table:table-cell>
          <table:table-cell office:value-type="float" office:value="123479" table:style-name="ce3">
            <text:p><text:s/>123,479<text:s/></text:p>
          </table:table-cell>
          <table:table-cell office:value-type="float" office:value="132977" table:style-name="ce3">
            <text:p><text:s/>132,97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建民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1712" table:style-name="ce3">
            <text:p><text:s/>1,712<text:s/></text:p>
          </table:table-cell>
          <table:table-cell office:value-type="float" office:value="4397" table:style-name="ce3">
            <text:p><text:s/>4,397<text:s/></text:p>
          </table:table-cell>
          <table:table-cell office:value-type="float" office:value="2112" table:style-name="ce3">
            <text:p><text:s/>2,112<text:s/></text:p>
          </table:table-cell>
          <table:table-cell office:value-type="float" office:value="2285" table:style-name="ce3">
            <text:p><text:s/>2,28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文林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1707" table:style-name="ce3">
            <text:p><text:s/>1,707<text:s/></text:p>
          </table:table-cell>
          <table:table-cell office:value-type="float" office:value="4392" table:style-name="ce3">
            <text:p><text:s/>4,392<text:s/></text:p>
          </table:table-cell>
          <table:table-cell office:value-type="float" office:value="2118" table:style-name="ce3">
            <text:p><text:s/>2,118<text:s/></text:p>
          </table:table-cell>
          <table:table-cell office:value-type="float" office:value="2274" table:style-name="ce3">
            <text:p><text:s/>2,27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石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2084" table:style-name="ce3">
            <text:p><text:s/>2,084<text:s/></text:p>
          </table:table-cell>
          <table:table-cell office:value-type="float" office:value="5525" table:style-name="ce3">
            <text:p><text:s/>5,525<text:s/></text:p>
          </table:table-cell>
          <table:table-cell office:value-type="float" office:value="2624" table:style-name="ce3">
            <text:p><text:s/>2,624<text:s/></text:p>
          </table:table-cell>
          <table:table-cell office:value-type="float" office:value="2901" table:style-name="ce3">
            <text:p><text:s/>2,90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福興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736" table:style-name="ce3">
            <text:p><text:s/>2,736<text:s/></text:p>
          </table:table-cell>
          <table:table-cell office:value-type="float" office:value="7610" table:style-name="ce3">
            <text:p><text:s/>7,610<text:s/></text:p>
          </table:table-cell>
          <table:table-cell office:value-type="float" office:value="3602" table:style-name="ce3">
            <text:p><text:s/>3,602<text:s/></text:p>
          </table:table-cell>
          <table:table-cell office:value-type="float" office:value="4008" table:style-name="ce3">
            <text:p><text:s/>4,00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榮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808" table:style-name="ce3">
            <text:p><text:s/>2,808<text:s/></text:p>
          </table:table-cell>
          <table:table-cell office:value-type="float" office:value="8067" table:style-name="ce3">
            <text:p><text:s/>8,067<text:s/></text:p>
          </table:table-cell>
          <table:table-cell office:value-type="float" office:value="3829" table:style-name="ce3">
            <text:p><text:s/>3,829<text:s/></text:p>
          </table:table-cell>
          <table:table-cell office:value-type="float" office:value="4238" table:style-name="ce3">
            <text:p><text:s/>4,23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榮華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956" table:style-name="ce3">
            <text:p><text:s/>2,956<text:s/></text:p>
          </table:table-cell>
          <table:table-cell office:value-type="float" office:value="7764" table:style-name="ce3">
            <text:p><text:s/>7,764<text:s/></text:p>
          </table:table-cell>
          <table:table-cell office:value-type="float" office:value="3642" table:style-name="ce3">
            <text:p><text:s/>3,642<text:s/></text:p>
          </table:table-cell>
          <table:table-cell office:value-type="float" office:value="4122" table:style-name="ce3">
            <text:p><text:s/>4,12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裕民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3098" table:style-name="ce3">
            <text:p><text:s/>3,098<text:s/></text:p>
          </table:table-cell>
          <table:table-cell office:value-type="float" office:value="8084" table:style-name="ce3">
            <text:p><text:s/>8,084<text:s/></text:p>
          </table:table-cell>
          <table:table-cell office:value-type="float" office:value="3849" table:style-name="ce3">
            <text:p><text:s/>3,849<text:s/></text:p>
          </table:table-cell>
          <table:table-cell office:value-type="float" office:value="4235" table:style-name="ce3">
            <text:p><text:s/>4,23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振華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7" table:style-name="ce3">
            <text:p><text:s/>27<text:s/></text:p>
          </table:table-cell>
          <table:table-cell office:value-type="float" office:value="27" table:style-name="ce3">
            <text:p><text:s/>27<text:s/></text:p>
          </table:table-cell>
          <table:table-cell office:value-type="float" office:value="2914" table:style-name="ce3">
            <text:p><text:s/>2,914<text:s/></text:p>
          </table:table-cell>
          <table:table-cell office:value-type="float" office:value="8098" table:style-name="ce3">
            <text:p><text:s/>8,098<text:s/></text:p>
          </table:table-cell>
          <table:table-cell office:value-type="float" office:value="3822" table:style-name="ce3">
            <text:p><text:s/>3,822<text:s/></text:p>
          </table:table-cell>
          <table:table-cell office:value-type="float" office:value="4276" table:style-name="ce3">
            <text:p><text:s/>4,27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永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24" table:style-name="ce3">
            <text:p><text:s/>24<text:s/></text:p>
          </table:table-cell>
          <table:table-cell office:value-type="float" office:value="3717" table:style-name="ce3">
            <text:p><text:s/>3,717<text:s/></text:p>
          </table:table-cell>
          <table:table-cell office:value-type="float" office:value="9610" table:style-name="ce3">
            <text:p><text:s/>9,610<text:s/></text:p>
          </table:table-cell>
          <table:table-cell office:value-type="float" office:value="4568" table:style-name="ce3">
            <text:p><text:s/>4,568<text:s/></text:p>
          </table:table-cell>
          <table:table-cell office:value-type="float" office:value="5042" table:style-name="ce3">
            <text:p><text:s/>5,04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永欣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3470" table:style-name="ce3">
            <text:p><text:s/>3,470<text:s/></text:p>
          </table:table-cell>
          <table:table-cell office:value-type="float" office:value="8311" table:style-name="ce3">
            <text:p><text:s/>8,311<text:s/></text:p>
          </table:table-cell>
          <table:table-cell office:value-type="float" office:value="3861" table:style-name="ce3">
            <text:p><text:s/>3,861<text:s/></text:p>
          </table:table-cell>
          <table:table-cell office:value-type="float" office:value="4450" table:style-name="ce3">
            <text:p><text:s/>4,45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永明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2" table:style-name="ce3">
            <text:p><text:s/>12<text:s/></text:p>
          </table:table-cell>
          <table:table-cell office:value-type="float" office:value="12" table:style-name="ce3">
            <text:p><text:s/>12<text:s/></text:p>
          </table:table-cell>
          <table:table-cell office:value-type="float" office:value="1890" table:style-name="ce3">
            <text:p><text:s/>1,890<text:s/></text:p>
          </table:table-cell>
          <table:table-cell office:value-type="float" office:value="5308" table:style-name="ce3">
            <text:p><text:s/>5,308<text:s/></text:p>
          </table:table-cell>
          <table:table-cell office:value-type="float" office:value="2492" table:style-name="ce3">
            <text:p><text:s/>2,492<text:s/></text:p>
          </table:table-cell>
          <table:table-cell office:value-type="float" office:value="2816" table:style-name="ce3">
            <text:p><text:s/>2,81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東華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647" table:style-name="ce3">
            <text:p><text:s/>1,647<text:s/></text:p>
          </table:table-cell>
          <table:table-cell office:value-type="float" office:value="4748" table:style-name="ce3">
            <text:p><text:s/>4,748<text:s/></text:p>
          </table:table-cell>
          <table:table-cell office:value-type="float" office:value="2214" table:style-name="ce3">
            <text:p><text:s/>2,214<text:s/></text:p>
          </table:table-cell>
          <table:table-cell office:value-type="float" office:value="2534" table:style-name="ce3">
            <text:p><text:s/>2,53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吉利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613" table:style-name="ce3">
            <text:p><text:s/>2,613<text:s/></text:p>
          </table:table-cell>
          <table:table-cell office:value-type="float" office:value="7628" table:style-name="ce3">
            <text:p><text:s/>7,628<text:s/></text:p>
          </table:table-cell>
          <table:table-cell office:value-type="float" office:value="3662" table:style-name="ce3">
            <text:p><text:s/>3,662<text:s/></text:p>
          </table:table-cell>
          <table:table-cell office:value-type="float" office:value="3966" table:style-name="ce3">
            <text:p><text:s/>3,96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吉慶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969" table:style-name="ce3">
            <text:p><text:s/>1,969<text:s/></text:p>
          </table:table-cell>
          <table:table-cell office:value-type="float" office:value="5764" table:style-name="ce3">
            <text:p><text:s/>5,764<text:s/></text:p>
          </table:table-cell>
          <table:table-cell office:value-type="float" office:value="2723" table:style-name="ce3">
            <text:p><text:s/>2,723<text:s/></text:p>
          </table:table-cell>
          <table:table-cell office:value-type="float" office:value="3041" table:style-name="ce3">
            <text:p><text:s/>3,04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尊賢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1779" table:style-name="ce3">
            <text:p><text:s/>1,779<text:s/></text:p>
          </table:table-cell>
          <table:table-cell office:value-type="float" office:value="5119" table:style-name="ce3">
            <text:p><text:s/>5,119<text:s/></text:p>
          </table:table-cell>
          <table:table-cell office:value-type="float" office:value="2404" table:style-name="ce3">
            <text:p><text:s/>2,404<text:s/></text:p>
          </table:table-cell>
          <table:table-cell office:value-type="float" office:value="2715" table:style-name="ce3">
            <text:p><text:s/>2,71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立賢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2055" table:style-name="ce3">
            <text:p><text:s/>2,055<text:s/></text:p>
          </table:table-cell>
          <table:table-cell office:value-type="float" office:value="5913" table:style-name="ce3">
            <text:p><text:s/>5,913<text:s/></text:p>
          </table:table-cell>
          <table:table-cell office:value-type="float" office:value="2826" table:style-name="ce3">
            <text:p><text:s/>2,826<text:s/></text:p>
          </table:table-cell>
          <table:table-cell office:value-type="float" office:value="3087" table:style-name="ce3">
            <text:p><text:s/>3,08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立農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25" table:style-name="ce3">
            <text:p><text:s/>25<text:s/></text:p>
          </table:table-cell>
          <table:table-cell office:value-type="float" office:value="3408" table:style-name="ce3">
            <text:p><text:s/>3,408<text:s/></text:p>
          </table:table-cell>
          <table:table-cell office:value-type="float" office:value="9647" table:style-name="ce3">
            <text:p><text:s/>9,647<text:s/></text:p>
          </table:table-cell>
          <table:table-cell office:value-type="float" office:value="4627" table:style-name="ce3">
            <text:p><text:s/>4,627<text:s/></text:p>
          </table:table-cell>
          <table:table-cell office:value-type="float" office:value="5020" table:style-name="ce3">
            <text:p><text:s/>5,02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八仙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2214" table:style-name="ce3">
            <text:p><text:s/>2,214<text:s/></text:p>
          </table:table-cell>
          <table:table-cell office:value-type="float" office:value="5839" table:style-name="ce3">
            <text:p><text:s/>5,839<text:s/></text:p>
          </table:table-cell>
          <table:table-cell office:value-type="float" office:value="2849" table:style-name="ce3">
            <text:p><text:s/>2,849<text:s/></text:p>
          </table:table-cell>
          <table:table-cell office:value-type="float" office:value="2990" table:style-name="ce3">
            <text:p><text:s/>2,99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洲美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832" table:style-name="ce3">
            <text:p><text:s/>832<text:s/></text:p>
          </table:table-cell>
          <table:table-cell office:value-type="float" office:value="2186" table:style-name="ce3">
            <text:p><text:s/>2,186<text:s/></text:p>
          </table:table-cell>
          <table:table-cell office:value-type="float" office:value="1098" table:style-name="ce3">
            <text:p><text:s/>1,098<text:s/></text:p>
          </table:table-cell>
          <table:table-cell office:value-type="float" office:value="1088" table:style-name="ce3">
            <text:p><text:s/>1,08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奇岩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3902" table:style-name="ce3">
            <text:p><text:s/>3,902<text:s/></text:p>
          </table:table-cell>
          <table:table-cell office:value-type="float" office:value="10321" table:style-name="ce3">
            <text:p><text:s/>10,321<text:s/></text:p>
          </table:table-cell>
          <table:table-cell office:value-type="float" office:value="5044" table:style-name="ce3">
            <text:p><text:s/>5,044<text:s/></text:p>
          </table:table-cell>
          <table:table-cell office:value-type="float" office:value="5277" table:style-name="ce3">
            <text:p><text:s/>5,27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清江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7" table:style-name="ce3">
            <text:p><text:s/>27<text:s/></text:p>
          </table:table-cell>
          <table:table-cell office:value-type="float" office:value="27" table:style-name="ce3">
            <text:p><text:s/>27<text:s/></text:p>
          </table:table-cell>
          <table:table-cell office:value-type="float" office:value="4258" table:style-name="ce3">
            <text:p><text:s/>4,258<text:s/></text:p>
          </table:table-cell>
          <table:table-cell office:value-type="float" office:value="9751" table:style-name="ce3">
            <text:p><text:s/>9,751<text:s/></text:p>
          </table:table-cell>
          <table:table-cell office:value-type="float" office:value="4966" table:style-name="ce3">
            <text:p><text:s/>4,966<text:s/></text:p>
          </table:table-cell>
          <table:table-cell office:value-type="float" office:value="4785" table:style-name="ce3">
            <text:p><text:s/>4,78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中央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3403" table:style-name="ce3">
            <text:p><text:s/>3,403<text:s/></text:p>
          </table:table-cell>
          <table:table-cell office:value-type="float" office:value="8975" table:style-name="ce3">
            <text:p><text:s/>8,975<text:s/></text:p>
          </table:table-cell>
          <table:table-cell office:value-type="float" office:value="4289" table:style-name="ce3">
            <text:p><text:s/>4,289<text:s/></text:p>
          </table:table-cell>
          <table:table-cell office:value-type="float" office:value="4686" table:style-name="ce3">
            <text:p><text:s/>4,68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長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675" table:style-name="ce3">
            <text:p><text:s/>2,675<text:s/></text:p>
          </table:table-cell>
          <table:table-cell office:value-type="float" office:value="6468" table:style-name="ce3">
            <text:p><text:s/>6,468<text:s/></text:p>
          </table:table-cell>
          <table:table-cell office:value-type="float" office:value="2980" table:style-name="ce3">
            <text:p><text:s/>2,980<text:s/></text:p>
          </table:table-cell>
          <table:table-cell office:value-type="float" office:value="3488" table:style-name="ce3">
            <text:p><text:s/>3,48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大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2372" table:style-name="ce3">
            <text:p><text:s/>2,372<text:s/></text:p>
          </table:table-cell>
          <table:table-cell office:value-type="float" office:value="6186" table:style-name="ce3">
            <text:p><text:s/>6,186<text:s/></text:p>
          </table:table-cell>
          <table:table-cell office:value-type="float" office:value="3035" table:style-name="ce3">
            <text:p><text:s/>3,035<text:s/></text:p>
          </table:table-cell>
          <table:table-cell office:value-type="float" office:value="3151" table:style-name="ce3">
            <text:p><text:s/>3,15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溫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798" table:style-name="ce3">
            <text:p><text:s/>2,798<text:s/></text:p>
          </table:table-cell>
          <table:table-cell office:value-type="float" office:value="6943" table:style-name="ce3">
            <text:p><text:s/>6,943<text:s/></text:p>
          </table:table-cell>
          <table:table-cell office:value-type="float" office:value="3278" table:style-name="ce3">
            <text:p><text:s/>3,278<text:s/></text:p>
          </table:table-cell>
          <table:table-cell office:value-type="float" office:value="3665" table:style-name="ce3">
            <text:p><text:s/>3,66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林泉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454" table:style-name="ce3">
            <text:p><text:s/>1,454<text:s/></text:p>
          </table:table-cell>
          <table:table-cell office:value-type="float" office:value="3185" table:style-name="ce3">
            <text:p><text:s/>3,185<text:s/></text:p>
          </table:table-cell>
          <table:table-cell office:value-type="float" office:value="1547" table:style-name="ce3">
            <text:p><text:s/>1,547<text:s/></text:p>
          </table:table-cell>
          <table:table-cell office:value-type="float" office:value="1638" table:style-name="ce3">
            <text:p><text:s/>1,63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中心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0" table:style-name="ce3">
            <text:p><text:s/>20<text:s/></text:p>
          </table:table-cell>
          <table:table-cell office:value-type="float" office:value="3094" table:style-name="ce3">
            <text:p><text:s/>3,094<text:s/></text:p>
          </table:table-cell>
          <table:table-cell office:value-type="float" office:value="6680" table:style-name="ce3">
            <text:p><text:s/>6,680<text:s/></text:p>
          </table:table-cell>
          <table:table-cell office:value-type="float" office:value="3099" table:style-name="ce3">
            <text:p><text:s/>3,099<text:s/></text:p>
          </table:table-cell>
          <table:table-cell office:value-type="float" office:value="3581" table:style-name="ce3">
            <text:p><text:s/>3,581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中庸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732" table:style-name="ce3">
            <text:p><text:s/>1,732<text:s/></text:p>
          </table:table-cell>
          <table:table-cell office:value-type="float" office:value="4448" table:style-name="ce3">
            <text:p><text:s/>4,448<text:s/></text:p>
          </table:table-cell>
          <table:table-cell office:value-type="float" office:value="2158" table:style-name="ce3">
            <text:p><text:s/>2,158<text:s/></text:p>
          </table:table-cell>
          <table:table-cell office:value-type="float" office:value="2290" table:style-name="ce3">
            <text:p><text:s/>2,290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開明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" table:style-name="ce3">
            <text:p><text:s/>26<text:s/></text:p>
          </table:table-cell>
          <table:table-cell office:value-type="float" office:value="2629" table:style-name="ce3">
            <text:p><text:s/>2,629<text:s/></text:p>
          </table:table-cell>
          <table:table-cell office:value-type="float" office:value="6872" table:style-name="ce3">
            <text:p><text:s/>6,872<text:s/></text:p>
          </table:table-cell>
          <table:table-cell office:value-type="float" office:value="3286" table:style-name="ce3">
            <text:p><text:s/>3,286<text:s/></text:p>
          </table:table-cell>
          <table:table-cell office:value-type="float" office:value="3586" table:style-name="ce3">
            <text:p><text:s/>3,58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中和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" table:style-name="ce3">
            <text:p><text:s/>19<text:s/></text:p>
          </table:table-cell>
          <table:table-cell office:value-type="float" office:value="1953" table:style-name="ce3">
            <text:p><text:s/>1,953<text:s/></text:p>
          </table:table-cell>
          <table:table-cell office:value-type="float" office:value="5150" table:style-name="ce3">
            <text:p><text:s/>5,150<text:s/></text:p>
          </table:table-cell>
          <table:table-cell office:value-type="float" office:value="2483" table:style-name="ce3">
            <text:p><text:s/>2,483<text:s/></text:p>
          </table:table-cell>
          <table:table-cell office:value-type="float" office:value="2667" table:style-name="ce3">
            <text:p><text:s/>2,667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智仁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1" table:style-name="ce3">
            <text:p><text:s/>21<text:s/></text:p>
          </table:table-cell>
          <table:table-cell office:value-type="float" office:value="2320" table:style-name="ce3">
            <text:p><text:s/>2,320<text:s/></text:p>
          </table:table-cell>
          <table:table-cell office:value-type="float" office:value="6531" table:style-name="ce3">
            <text:p><text:s/>6,531<text:s/></text:p>
          </table:table-cell>
          <table:table-cell office:value-type="float" office:value="3128" table:style-name="ce3">
            <text:p><text:s/>3,128<text:s/></text:p>
          </table:table-cell>
          <table:table-cell office:value-type="float" office:value="3403" table:style-name="ce3">
            <text:p><text:s/>3,40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秀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5" table:style-name="ce3">
            <text:p><text:s/>15<text:s/></text:p>
          </table:table-cell>
          <table:table-cell office:value-type="float" office:value="1230" table:style-name="ce3">
            <text:p><text:s/>1,230<text:s/></text:p>
          </table:table-cell>
          <table:table-cell office:value-type="float" office:value="3423" table:style-name="ce3">
            <text:p><text:s/>3,423<text:s/></text:p>
          </table:table-cell>
          <table:table-cell office:value-type="float" office:value="1678" table:style-name="ce3">
            <text:p><text:s/>1,678<text:s/></text:p>
          </table:table-cell>
          <table:table-cell office:value-type="float" office:value="1745" table:style-name="ce3">
            <text:p><text:s/>1,745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文化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4" table:style-name="ce3">
            <text:p><text:s/>14<text:s/></text:p>
          </table:table-cell>
          <table:table-cell office:value-type="float" office:value="1666" table:style-name="ce3">
            <text:p><text:s/>1,666<text:s/></text:p>
          </table:table-cell>
          <table:table-cell office:value-type="float" office:value="4524" table:style-name="ce3">
            <text:p><text:s/>4,524<text:s/></text:p>
          </table:table-cell>
          <table:table-cell office:value-type="float" office:value="2176" table:style-name="ce3">
            <text:p><text:s/>2,176<text:s/></text:p>
          </table:table-cell>
          <table:table-cell office:value-type="float" office:value="2348" table:style-name="ce3">
            <text:p><text:s/>2,34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豐年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95" table:style-name="ce3">
            <text:p><text:s/>1,695<text:s/></text:p>
          </table:table-cell>
          <table:table-cell office:value-type="float" office:value="4833" table:style-name="ce3">
            <text:p><text:s/>4,833<text:s/></text:p>
          </table:table-cell>
          <table:table-cell office:value-type="float" office:value="2371" table:style-name="ce3">
            <text:p><text:s/>2,371<text:s/></text:p>
          </table:table-cell>
          <table:table-cell office:value-type="float" office:value="2462" table:style-name="ce3">
            <text:p><text:s/>2,46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稻香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2214" table:style-name="ce3">
            <text:p><text:s/>2,214<text:s/></text:p>
          </table:table-cell>
          <table:table-cell office:value-type="float" office:value="5666" table:style-name="ce3">
            <text:p><text:s/>5,666<text:s/></text:p>
          </table:table-cell>
          <table:table-cell office:value-type="float" office:value="2818" table:style-name="ce3">
            <text:p><text:s/>2,818<text:s/></text:p>
          </table:table-cell>
          <table:table-cell office:value-type="float" office:value="2848" table:style-name="ce3">
            <text:p><text:s/>2,84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桃源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17" table:style-name="ce3">
            <text:p><text:s/>17<text:s/></text:p>
          </table:table-cell>
          <table:table-cell office:value-type="float" office:value="2344" table:style-name="ce3">
            <text:p><text:s/>2,344<text:s/></text:p>
          </table:table-cell>
          <table:table-cell office:value-type="float" office:value="6318" table:style-name="ce3">
            <text:p><text:s/>6,318<text:s/></text:p>
          </table:table-cell>
          <table:table-cell office:value-type="float" office:value="3080" table:style-name="ce3">
            <text:p><text:s/>3,080<text:s/></text:p>
          </table:table-cell>
          <table:table-cell office:value-type="float" office:value="3238" table:style-name="ce3">
            <text:p><text:s/>3,238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一德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3" table:style-name="ce3">
            <text:p><text:s/>23<text:s/></text:p>
          </table:table-cell>
          <table:table-cell office:value-type="float" office:value="2836" table:style-name="ce3">
            <text:p><text:s/>2,836<text:s/></text:p>
          </table:table-cell>
          <table:table-cell office:value-type="float" office:value="7838" table:style-name="ce3">
            <text:p><text:s/>7,838<text:s/></text:p>
          </table:table-cell>
          <table:table-cell office:value-type="float" office:value="3855" table:style-name="ce3">
            <text:p><text:s/>3,855<text:s/></text:p>
          </table:table-cell>
          <table:table-cell office:value-type="float" office:value="3983" table:style-name="ce3">
            <text:p><text:s/>3,98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關渡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28" table:style-name="ce3">
            <text:p><text:s/>28<text:s/></text:p>
          </table:table-cell>
          <table:table-cell office:value-type="float" office:value="4221" table:style-name="ce3">
            <text:p><text:s/>4,221<text:s/></text:p>
          </table:table-cell>
          <table:table-cell office:value-type="float" office:value="11901" table:style-name="ce3">
            <text:p><text:s/>11,901<text:s/></text:p>
          </table:table-cell>
          <table:table-cell office:value-type="float" office:value="5898" table:style-name="ce3">
            <text:p><text:s/>5,898<text:s/></text:p>
          </table:table-cell>
          <table:table-cell office:value-type="float" office:value="6003" table:style-name="ce3">
            <text:p><text:s/>6,003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泉源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16" table:style-name="ce3">
            <text:p><text:s/>16<text:s/></text:p>
          </table:table-cell>
          <table:table-cell office:value-type="float" office:value="856" table:style-name="ce3">
            <text:p><text:s/>856<text:s/></text:p>
          </table:table-cell>
          <table:table-cell office:value-type="float" office:value="2446" table:style-name="ce3">
            <text:p><text:s/>2,446<text:s/></text:p>
          </table:table-cell>
          <table:table-cell office:value-type="float" office:value="1290" table:style-name="ce3">
            <text:p><text:s/>1,290<text:s/></text:p>
          </table:table-cell>
          <table:table-cell office:value-type="float" office:value="1156" table:style-name="ce3">
            <text:p><text:s/>1,156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湖山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18" table:style-name="ce3">
            <text:p><text:s/>18<text:s/></text:p>
          </table:table-cell>
          <table:table-cell office:value-type="float" office:value="701" table:style-name="ce3">
            <text:p><text:s/>701<text:s/></text:p>
          </table:table-cell>
          <table:table-cell office:value-type="float" office:value="1741" table:style-name="ce3">
            <text:p><text:s/>1,741<text:s/></text:p>
          </table:table-cell>
          <table:table-cell office:value-type="float" office:value="899" table:style-name="ce3">
            <text:p><text:s/>899<text:s/></text:p>
          </table:table-cell>
          <table:table-cell office:value-type="float" office:value="842" table:style-name="ce3">
            <text:p><text:s/>842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大屯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424" table:style-name="ce3">
            <text:p><text:s/>424<text:s/></text:p>
          </table:table-cell>
          <table:table-cell office:value-type="float" office:value="1249" table:style-name="ce3">
            <text:p><text:s/>1,249<text:s/></text:p>
          </table:table-cell>
          <table:table-cell office:value-type="float" office:value="655" table:style-name="ce3">
            <text:p><text:s/>655<text:s/></text:p>
          </table:table-cell>
          <table:table-cell office:value-type="float" office:value="594" table:style-name="ce3">
            <text:p><text:s/>594<text:s/>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2">
            <text:p>湖田里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" table:style-name="ce3">
            <text:p><text:s/>1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10" table:style-name="ce3">
            <text:p><text:s/>10<text:s/></text:p>
          </table:table-cell>
          <table:table-cell office:value-type="float" office:value="383" table:style-name="ce3">
            <text:p><text:s/>383<text:s/></text:p>
          </table:table-cell>
          <table:table-cell office:value-type="float" office:value="997" table:style-name="ce3">
            <text:p><text:s/>997<text:s/></text:p>
          </table:table-cell>
          <table:table-cell office:value-type="float" office:value="544" table:style-name="ce3">
            <text:p><text:s/>544<text:s/></text:p>
          </table:table-cell>
          <table:table-cell office:value-type="float" office:value="453" table:style-name="ce3">
            <text:p><text:s/>453<text:s/></text:p>
          </table:table-cell>
          <table:table-cell table:number-columns-repeated="16375" table:style-name="ce3"/>
        </table:table-row>
        <table:table-row table:number-rows-repeated="1048105" table:style-name="ro1">
          <table:table-cell table:number-columns-repeated="16384"/>
        </table:table-row>
      </table:table>
      <table:table table:name="工作表2" table:style-name="ta1">
        <table:table-column table:style-name="co8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1">
        <table:table-column table:style-name="co8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48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貴因 楊</meta:initial-creator>
    <dc:creator>grace Y.</dc:creator>
    <meta:creation-date>2016-05-03T05:46:26Z</meta:creation-date>
    <dc:date>2018-01-03T05:57:38Z</dc:date>
  </office:meta>
</office:document-meta>
</file>